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NewRomanPSMT" svg:font-family="TimesNewRomanPSMT" style:font-family-generic="roman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264cm" table:align="right"/>
    </style:style>
    <style:style style:name="Tabela1.A" style:family="table-column">
      <style:table-column-properties style:column-width="5.613cm"/>
    </style:style>
    <style:style style:name="Tabela1.B" style:family="table-column">
      <style:table-column-properties style:column-width="4.651cm"/>
    </style:style>
    <style:style style:name="Tabela1.1" style:family="table-row">
      <style:table-row-properties style:min-row-height="1.704cm" style:use-optimal-row-height="false"/>
    </style:style>
    <style:style style:name="Tabela1.A1" style:family="table-cell">
      <style:table-cell-properties fo:background-color="#ffffff" fo:padding-left="0.018cm" fo:padding-right="0.018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6.133cm" fo:margin-left="-0.018cm" table:align="left"/>
    </style:style>
    <style:style style:name="Tabela2.A" style:family="table-column">
      <style:table-column-properties style:column-width="3.009cm"/>
    </style:style>
    <style:style style:name="Tabela2.B" style:family="table-column">
      <style:table-column-properties style:column-width="4.251cm"/>
    </style:style>
    <style:style style:name="Tabela2.C" style:family="table-column">
      <style:table-column-properties style:column-width="3.253cm"/>
    </style:style>
    <style:style style:name="Tabela2.D" style:family="table-column">
      <style:table-column-properties style:column-width="1.838cm"/>
    </style:style>
    <style:style style:name="Tabela2.E" style:family="table-column">
      <style:table-column-properties style:column-width="3.782cm"/>
    </style:style>
    <style:style style:name="Tabela2.1" style:family="table-row">
      <style:table-row-properties style:min-row-height="1.704cm" style:use-optimal-row-height="false"/>
    </style:style>
    <style:style style:name="Tabela2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3" style:family="table">
      <style:table-properties style:width="15.693cm" table:align="center"/>
    </style:style>
    <style:style style:name="Tabela3.A" style:family="table-column">
      <style:table-column-properties style:column-width="1.102cm"/>
    </style:style>
    <style:style style:name="Tabela3.B" style:family="table-column">
      <style:table-column-properties style:column-width="6.331cm"/>
    </style:style>
    <style:style style:name="Tabela3.C" style:family="table-column">
      <style:table-column-properties style:column-width="4.292cm"/>
    </style:style>
    <style:style style:name="Tabela3.D" style:family="table-column">
      <style:table-column-properties style:column-width="3.969cm"/>
    </style:style>
    <style:style style:name="Tabela3.1" style:family="table-row">
      <style:table-row-properties style:min-row-height="1.704cm" style:use-optimal-row-height="false"/>
    </style:style>
    <style:style style:name="Tabela3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4" style:family="table">
      <style:table-properties style:width="14.623cm" table:align="center"/>
    </style:style>
    <style:style style:name="Tabela4.A" style:family="table-column">
      <style:table-column-properties style:column-width="7.294cm"/>
    </style:style>
    <style:style style:name="Tabela4.B" style:family="table-column">
      <style:table-column-properties style:column-width="7.329cm"/>
    </style:style>
    <style:style style:name="Tabela4.1" style:family="table-row">
      <style:table-row-properties style:min-row-height="1.704cm" style:use-optimal-row-height="false"/>
    </style:style>
    <style:style style:name="Tabela4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5" style:family="table">
      <style:table-properties style:width="15.431cm" fo:margin-left="-0.018cm" table:align="left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3.81cm"/>
    </style:style>
    <style:style style:name="Tabela5.D" style:family="table-column">
      <style:table-column-properties style:column-width="3.814cm"/>
    </style:style>
    <style:style style:name="Tabela5.1" style:family="table-row">
      <style:table-row-properties style:min-row-height="1.704cm" style:use-optimal-row-height="false"/>
    </style:style>
    <style:style style:name="Tabela5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" style:family="table">
      <style:table-properties style:width="15.431cm" fo:margin-left="-0.018cm" table:align="left"/>
    </style:style>
    <style:style style:name="Tabela6.A" style:family="table-column">
      <style:table-column-properties style:column-width="3.997cm"/>
    </style:style>
    <style:style style:name="Tabela6.B" style:family="table-column">
      <style:table-column-properties style:column-width="3.81cm"/>
    </style:style>
    <style:style style:name="Tabela6.D" style:family="table-column">
      <style:table-column-properties style:column-width="3.814cm"/>
    </style:style>
    <style:style style:name="Tabela6.1" style:family="table-row">
      <style:table-row-properties style:min-row-height="1.704cm" style:use-optimal-row-height="false"/>
    </style:style>
    <style:style style:name="Tabela6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.A63" style:family="table-cell">
      <style:table-cell-properties fo:background-color="#ffffff" fo:padding-left="0.018cm" fo:padding-right="0.018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a7" style:family="table">
      <style:table-properties style:width="14.651cm" fo:margin-left="-0.023cm" table:align="left"/>
    </style:style>
    <style:style style:name="Tabela7.A" style:family="table-column">
      <style:table-column-properties style:column-width="3.969cm"/>
    </style:style>
    <style:style style:name="Tabela7.B" style:family="table-column">
      <style:table-column-properties style:column-width="10.682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fo:padding="0.097cm" fo:border="0.002cm solid #000000" style:writing-mode="lr-tb"/>
    </style:style>
    <style:style style:name="Tabe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4.651cm" fo:margin-left="-0.023cm" table:align="left"/>
    </style:style>
    <style:style style:name="Tabela8.A" style:family="table-column">
      <style:table-column-properties style:column-width="3.969cm"/>
    </style:style>
    <style:style style:name="Tabela8.B" style:family="table-column">
      <style:table-column-properties style:column-width="10.682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8.B1" style:family="table-cell">
      <style:table-cell-properties fo:padding="0.097cm" fo:border="0.002cm solid #000000" style:writing-mode="lr-tb"/>
    </style:style>
    <style:style style:name="Tabe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4.651cm" fo:margin-left="-0.023cm" table:align="left"/>
    </style:style>
    <style:style style:name="Tabela9.A" style:family="table-column">
      <style:table-column-properties style:column-width="3.969cm"/>
    </style:style>
    <style:style style:name="Tabela9.B" style:family="table-column">
      <style:table-column-properties style:column-width="10.682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9.B1" style:family="table-cell">
      <style:table-cell-properties fo:padding="0.097cm" fo:border="0.002cm solid #000000" style:writing-mode="lr-tb"/>
    </style:style>
    <style:style style:name="Tabe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0" style:family="table">
      <style:table-properties style:width="14.651cm" fo:margin-left="-0.023cm" table:align="left"/>
    </style:style>
    <style:style style:name="Tabela10.A" style:family="table-column">
      <style:table-column-properties style:column-width="3.969cm"/>
    </style:style>
    <style:style style:name="Tabela10.B" style:family="table-column">
      <style:table-column-properties style:column-width="10.682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fo:padding="0.097cm" fo:border="0.002cm solid #000000" style:writing-mode="lr-tb"/>
    </style:style>
    <style:style style:name="Tabe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4.651cm" fo:margin-left="-0.023cm" table:align="left"/>
    </style:style>
    <style:style style:name="Tabela11.A" style:family="table-column">
      <style:table-column-properties style:column-width="3.969cm"/>
    </style:style>
    <style:style style:name="Tabela11.B" style:family="table-column">
      <style:table-column-properties style:column-width="10.682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1.B1" style:family="table-cell">
      <style:table-cell-properties fo:padding="0.097cm" fo:border="0.002cm solid #000000" style:writing-mode="lr-tb"/>
    </style:style>
    <style:style style:name="Tabe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4.651cm" fo:margin-left="-0.023cm" table:align="left"/>
    </style:style>
    <style:style style:name="Tabela12.A" style:family="table-column">
      <style:table-column-properties style:column-width="3.969cm"/>
    </style:style>
    <style:style style:name="Tabela12.B" style:family="table-column">
      <style:table-column-properties style:column-width="10.682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fo:padding="0.097cm" fo:border="0.002cm solid #000000" style:writing-mode="lr-tb"/>
    </style:style>
    <style:style style:name="Tabela1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3" style:family="table">
      <style:table-properties style:width="14.651cm" fo:margin-left="-0.023cm" table:align="left"/>
    </style:style>
    <style:style style:name="Tabela13.A" style:family="table-column">
      <style:table-column-properties style:column-width="3.969cm"/>
    </style:style>
    <style:style style:name="Tabela13.B" style:family="table-column">
      <style:table-column-properties style:column-width="10.682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3.B1" style:family="table-cell">
      <style:table-cell-properties fo:padding="0.097cm" fo:border="0.002cm solid #000000" style:writing-mode="lr-tb"/>
    </style:style>
    <style:style style:name="Tabela1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4" style:family="table">
      <style:table-properties style:width="14.651cm" fo:margin-left="-0.023cm" table:align="left"/>
    </style:style>
    <style:style style:name="Tabela14.A" style:family="table-column">
      <style:table-column-properties style:column-width="3.969cm"/>
    </style:style>
    <style:style style:name="Tabela14.B" style:family="table-column">
      <style:table-column-properties style:column-width="10.682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4.B1" style:family="table-cell">
      <style:table-cell-properties fo:padding="0.097cm" fo:border="0.002cm solid #000000" style:writing-mode="lr-tb"/>
    </style:style>
    <style:style style:name="Tabela1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4.651cm" fo:margin-left="-0.023cm" table:align="left"/>
    </style:style>
    <style:style style:name="Tabela15.A" style:family="table-column">
      <style:table-column-properties style:column-width="3.969cm"/>
    </style:style>
    <style:style style:name="Tabela15.B" style:family="table-column">
      <style:table-column-properties style:column-width="10.682cm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5.B1" style:family="table-cell">
      <style:table-cell-properties fo:padding="0.097cm" fo:border="0.002cm solid #000000" style:writing-mode="lr-tb"/>
    </style:style>
    <style:style style:name="Tabela1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6" style:family="table">
      <style:table-properties style:width="14.651cm" fo:margin-left="-0.023cm" table:align="left"/>
    </style:style>
    <style:style style:name="Tabela16.A" style:family="table-column">
      <style:table-column-properties style:column-width="3.969cm"/>
    </style:style>
    <style:style style:name="Tabela16.B" style:family="table-column">
      <style:table-column-properties style:column-width="10.682cm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6.B1" style:family="table-cell">
      <style:table-cell-properties fo:padding="0.097cm" fo:border="0.002cm solid #000000" style:writing-mode="lr-tb"/>
    </style:style>
    <style:style style:name="Tabela1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7" style:family="table">
      <style:table-properties style:width="14.651cm" fo:margin-left="-0.023cm" table:align="left"/>
    </style:style>
    <style:style style:name="Tabela17.A" style:family="table-column">
      <style:table-column-properties style:column-width="3.969cm"/>
    </style:style>
    <style:style style:name="Tabela17.B" style:family="table-column">
      <style:table-column-properties style:column-width="10.682cm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7.B1" style:family="table-cell">
      <style:table-cell-properties fo:padding="0.097cm" fo:border="0.002cm solid #000000" style:writing-mode="lr-tb"/>
    </style:style>
    <style:style style:name="Tabela1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8" style:family="table">
      <style:table-properties style:width="14.651cm" fo:margin-left="-0.023cm" table:align="left"/>
    </style:style>
    <style:style style:name="Tabela18.A" style:family="table-column">
      <style:table-column-properties style:column-width="3.969cm"/>
    </style:style>
    <style:style style:name="Tabela18.B" style:family="table-column">
      <style:table-column-properties style:column-width="10.682cm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8.B1" style:family="table-cell">
      <style:table-cell-properties fo:padding="0.097cm" fo:border="0.002cm solid #000000" style:writing-mode="lr-tb"/>
    </style:style>
    <style:style style:name="Tabela1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9" style:family="table">
      <style:table-properties style:width="14.651cm" fo:margin-left="-0.023cm" table:align="left"/>
    </style:style>
    <style:style style:name="Tabela19.A" style:family="table-column">
      <style:table-column-properties style:column-width="3.969cm"/>
    </style:style>
    <style:style style:name="Tabela19.B" style:family="table-column">
      <style:table-column-properties style:column-width="10.682cm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9.B1" style:family="table-cell">
      <style:table-cell-properties fo:padding="0.097cm" fo:border="0.002cm solid #000000" style:writing-mode="lr-tb"/>
    </style:style>
    <style:style style:name="Tabela1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0" style:family="table">
      <style:table-properties style:width="14.651cm" fo:margin-left="-0.023cm" table:align="left"/>
    </style:style>
    <style:style style:name="Tabela20.A" style:family="table-column">
      <style:table-column-properties style:column-width="3.969cm"/>
    </style:style>
    <style:style style:name="Tabela20.B" style:family="table-column">
      <style:table-column-properties style:column-width="10.682cm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0.B1" style:family="table-cell">
      <style:table-cell-properties fo:padding="0.097cm" fo:border="0.002cm solid #000000" style:writing-mode="lr-tb"/>
    </style:style>
    <style:style style:name="Tabela2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1" style:family="table">
      <style:table-properties style:width="14.651cm" fo:margin-left="-0.023cm" table:align="left"/>
    </style:style>
    <style:style style:name="Tabela21.A" style:family="table-column">
      <style:table-column-properties style:column-width="3.969cm"/>
    </style:style>
    <style:style style:name="Tabela21.B" style:family="table-column">
      <style:table-column-properties style:column-width="10.682cm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1.B1" style:family="table-cell">
      <style:table-cell-properties fo:padding="0.097cm" fo:border="0.002cm solid #000000" style:writing-mode="lr-tb"/>
    </style:style>
    <style:style style:name="Tabela2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2" style:family="table">
      <style:table-properties style:width="14.651cm" fo:margin-left="-0.023cm" table:align="left"/>
    </style:style>
    <style:style style:name="Tabela22.A" style:family="table-column">
      <style:table-column-properties style:column-width="3.969cm"/>
    </style:style>
    <style:style style:name="Tabela22.B" style:family="table-column">
      <style:table-column-properties style:column-width="10.682cm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2.B1" style:family="table-cell">
      <style:table-cell-properties fo:padding="0.097cm" fo:border="0.002cm solid #000000" style:writing-mode="lr-tb"/>
    </style:style>
    <style:style style:name="Tabela2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3" style:family="table">
      <style:table-properties style:width="14.651cm" fo:margin-left="-0.023cm" table:align="left"/>
    </style:style>
    <style:style style:name="Tabela23.A" style:family="table-column">
      <style:table-column-properties style:column-width="3.969cm"/>
    </style:style>
    <style:style style:name="Tabela23.B" style:family="table-column">
      <style:table-column-properties style:column-width="10.682cm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3.B1" style:family="table-cell">
      <style:table-cell-properties fo:padding="0.097cm" fo:border="0.002cm solid #000000" style:writing-mode="lr-tb"/>
    </style:style>
    <style:style style:name="Tabela2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4" style:family="table">
      <style:table-properties style:width="14.651cm" fo:margin-left="-0.023cm" table:align="left"/>
    </style:style>
    <style:style style:name="Tabela24.A" style:family="table-column">
      <style:table-column-properties style:column-width="3.969cm"/>
    </style:style>
    <style:style style:name="Tabela24.B" style:family="table-column">
      <style:table-column-properties style:column-width="10.682cm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4.B1" style:family="table-cell">
      <style:table-cell-properties fo:padding="0.097cm" fo:border="0.002cm solid #000000" style:writing-mode="lr-tb"/>
    </style:style>
    <style:style style:name="Tabela2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5" style:family="table">
      <style:table-properties style:width="14.651cm" fo:margin-left="-0.023cm" table:align="left"/>
    </style:style>
    <style:style style:name="Tabela25.A" style:family="table-column">
      <style:table-column-properties style:column-width="3.969cm"/>
    </style:style>
    <style:style style:name="Tabela25.B" style:family="table-column">
      <style:table-column-properties style:column-width="10.682cm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5.B1" style:family="table-cell">
      <style:table-cell-properties fo:padding="0.097cm" fo:border="0.002cm solid #000000" style:writing-mode="lr-tb"/>
    </style:style>
    <style:style style:name="Tabela2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6" style:family="table">
      <style:table-properties style:width="14.651cm" fo:margin-left="-0.023cm" table:align="left"/>
    </style:style>
    <style:style style:name="Tabela26.A" style:family="table-column">
      <style:table-column-properties style:column-width="3.969cm"/>
    </style:style>
    <style:style style:name="Tabela26.B" style:family="table-column">
      <style:table-column-properties style:column-width="10.682cm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6.B1" style:family="table-cell">
      <style:table-cell-properties fo:padding="0.097cm" fo:border="0.002cm solid #000000" style:writing-mode="lr-tb"/>
    </style:style>
    <style:style style:name="Tabela2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7" style:family="table">
      <style:table-properties style:width="14.651cm" fo:margin-left="-0.023cm" table:align="left"/>
    </style:style>
    <style:style style:name="Tabela27.A" style:family="table-column">
      <style:table-column-properties style:column-width="3.969cm"/>
    </style:style>
    <style:style style:name="Tabela27.B" style:family="table-column">
      <style:table-column-properties style:column-width="10.682cm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7.B1" style:family="table-cell">
      <style:table-cell-properties fo:padding="0.097cm" fo:border="0.002cm solid #000000" style:writing-mode="lr-tb"/>
    </style:style>
    <style:style style:name="Tabela2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8" style:family="table">
      <style:table-properties style:width="14.651cm" fo:margin-left="-0.023cm" table:align="left"/>
    </style:style>
    <style:style style:name="Tabela28.A" style:family="table-column">
      <style:table-column-properties style:column-width="3.969cm"/>
    </style:style>
    <style:style style:name="Tabela28.B" style:family="table-column">
      <style:table-column-properties style:column-width="10.682cm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8.B1" style:family="table-cell">
      <style:table-cell-properties fo:padding="0.097cm" fo:border="0.002cm solid #000000" style:writing-mode="lr-tb"/>
    </style:style>
    <style:style style:name="Tabela2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4.651cm" fo:margin-left="-0.023cm" table:align="left"/>
    </style:style>
    <style:style style:name="Tabela29.A" style:family="table-column">
      <style:table-column-properties style:column-width="3.969cm"/>
    </style:style>
    <style:style style:name="Tabela29.B" style:family="table-column">
      <style:table-column-properties style:column-width="10.682cm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9.B1" style:family="table-cell">
      <style:table-cell-properties fo:padding="0.097cm" fo:border="0.002cm solid #000000" style:writing-mode="lr-tb"/>
    </style:style>
    <style:style style:name="Tabela2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0" style:family="table">
      <style:table-properties style:width="14.651cm" fo:margin-left="-0.023cm" table:align="left"/>
    </style:style>
    <style:style style:name="Tabela30.A" style:family="table-column">
      <style:table-column-properties style:column-width="3.969cm"/>
    </style:style>
    <style:style style:name="Tabela30.B" style:family="table-column">
      <style:table-column-properties style:column-width="10.682cm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0.B1" style:family="table-cell">
      <style:table-cell-properties fo:padding="0.097cm" fo:border="0.002cm solid #000000" style:writing-mode="lr-tb"/>
    </style:style>
    <style:style style:name="Tabela3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1" style:family="table">
      <style:table-properties style:width="14.651cm" fo:margin-left="-0.023cm" table:align="left"/>
    </style:style>
    <style:style style:name="Tabela31.A" style:family="table-column">
      <style:table-column-properties style:column-width="3.969cm"/>
    </style:style>
    <style:style style:name="Tabela31.B" style:family="table-column">
      <style:table-column-properties style:column-width="10.682cm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1.B1" style:family="table-cell">
      <style:table-cell-properties fo:padding="0.097cm" fo:border="0.002cm solid #000000" style:writing-mode="lr-tb"/>
    </style:style>
    <style:style style:name="Tabela3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2" style:family="table">
      <style:table-properties style:width="14.651cm" fo:margin-left="-0.023cm" table:align="left"/>
    </style:style>
    <style:style style:name="Tabela32.A" style:family="table-column">
      <style:table-column-properties style:column-width="3.969cm"/>
    </style:style>
    <style:style style:name="Tabela32.B" style:family="table-column">
      <style:table-column-properties style:column-width="10.682cm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2.B1" style:family="table-cell">
      <style:table-cell-properties fo:padding="0.097cm" fo:border="0.002cm solid #000000" style:writing-mode="lr-tb"/>
    </style:style>
    <style:style style:name="Tabela3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3" style:family="table">
      <style:table-properties style:width="14.651cm" fo:margin-left="-0.023cm" table:align="left"/>
    </style:style>
    <style:style style:name="Tabela33.A" style:family="table-column">
      <style:table-column-properties style:column-width="3.969cm"/>
    </style:style>
    <style:style style:name="Tabela33.B" style:family="table-column">
      <style:table-column-properties style:column-width="10.682cm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3.B1" style:family="table-cell">
      <style:table-cell-properties fo:padding="0.097cm" fo:border="0.002cm solid #000000" style:writing-mode="lr-tb"/>
    </style:style>
    <style:style style:name="Tabela3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4" style:family="table">
      <style:table-properties style:width="14.651cm" fo:margin-left="-0.023cm" table:align="left"/>
    </style:style>
    <style:style style:name="Tabela34.A" style:family="table-column">
      <style:table-column-properties style:column-width="3.969cm"/>
    </style:style>
    <style:style style:name="Tabela34.B" style:family="table-column">
      <style:table-column-properties style:column-width="10.682cm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4.B1" style:family="table-cell">
      <style:table-cell-properties fo:padding="0.097cm" fo:border="0.002cm solid #000000" style:writing-mode="lr-tb"/>
    </style:style>
    <style:style style:name="Tabela3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5" style:family="table">
      <style:table-properties style:width="14.651cm" fo:margin-left="-0.023cm" table:align="left"/>
    </style:style>
    <style:style style:name="Tabela35.A" style:family="table-column">
      <style:table-column-properties style:column-width="3.969cm"/>
    </style:style>
    <style:style style:name="Tabela35.B" style:family="table-column">
      <style:table-column-properties style:column-width="10.682cm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5.B1" style:family="table-cell">
      <style:table-cell-properties fo:padding="0.097cm" fo:border="0.002cm solid #000000" style:writing-mode="lr-tb"/>
    </style:style>
    <style:style style:name="Tabela3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6" style:family="table">
      <style:table-properties style:width="14.651cm" fo:margin-left="-0.023cm" table:align="left"/>
    </style:style>
    <style:style style:name="Tabela36.A" style:family="table-column">
      <style:table-column-properties style:column-width="3.969cm"/>
    </style:style>
    <style:style style:name="Tabela36.B" style:family="table-column">
      <style:table-column-properties style:column-width="10.682cm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6.B1" style:family="table-cell">
      <style:table-cell-properties fo:padding="0.097cm" fo:border="0.002cm solid #000000" style:writing-mode="lr-tb"/>
    </style:style>
    <style:style style:name="Tabela3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7" style:family="table">
      <style:table-properties style:width="14.651cm" fo:margin-left="-0.023cm" table:align="left"/>
    </style:style>
    <style:style style:name="Tabela37.A" style:family="table-column">
      <style:table-column-properties style:column-width="3.969cm"/>
    </style:style>
    <style:style style:name="Tabela37.B" style:family="table-column">
      <style:table-column-properties style:column-width="10.682cm"/>
    </style:style>
    <style:style style:name="Tabela3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7.B1" style:family="table-cell">
      <style:table-cell-properties fo:padding="0.097cm" fo:border="0.002cm solid #000000" style:writing-mode="lr-tb"/>
    </style:style>
    <style:style style:name="Tabela3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8" style:family="table">
      <style:table-properties style:width="14.651cm" fo:margin-left="-0.023cm" table:align="left"/>
    </style:style>
    <style:style style:name="Tabela38.A" style:family="table-column">
      <style:table-column-properties style:column-width="3.969cm"/>
    </style:style>
    <style:style style:name="Tabela38.B" style:family="table-column">
      <style:table-column-properties style:column-width="10.682cm"/>
    </style:style>
    <style:style style:name="Tabela3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8.B1" style:family="table-cell">
      <style:table-cell-properties fo:padding="0.097cm" fo:border="0.002cm solid #000000" style:writing-mode="lr-tb"/>
    </style:style>
    <style:style style:name="Tabela3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9" style:family="table">
      <style:table-properties style:width="14.651cm" fo:margin-left="-0.023cm" table:align="left"/>
    </style:style>
    <style:style style:name="Tabela39.A" style:family="table-column">
      <style:table-column-properties style:column-width="3.969cm"/>
    </style:style>
    <style:style style:name="Tabela39.B" style:family="table-column">
      <style:table-column-properties style:column-width="10.682cm"/>
    </style:style>
    <style:style style:name="Tabela3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9.B1" style:family="table-cell">
      <style:table-cell-properties fo:padding="0.097cm" fo:border="0.002cm solid #000000" style:writing-mode="lr-tb"/>
    </style:style>
    <style:style style:name="Tabela3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0" style:family="table">
      <style:table-properties style:width="14.651cm" fo:margin-left="-0.023cm" table:align="left"/>
    </style:style>
    <style:style style:name="Tabela40.A" style:family="table-column">
      <style:table-column-properties style:column-width="3.969cm"/>
    </style:style>
    <style:style style:name="Tabela40.B" style:family="table-column">
      <style:table-column-properties style:column-width="10.682cm"/>
    </style:style>
    <style:style style:name="Tabela4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0.B1" style:family="table-cell">
      <style:table-cell-properties fo:padding="0.097cm" fo:border="0.002cm solid #000000" style:writing-mode="lr-tb"/>
    </style:style>
    <style:style style:name="Tabela4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1" style:family="table">
      <style:table-properties style:width="14.651cm" fo:margin-left="-0.023cm" table:align="left"/>
    </style:style>
    <style:style style:name="Tabela41.A" style:family="table-column">
      <style:table-column-properties style:column-width="3.969cm"/>
    </style:style>
    <style:style style:name="Tabela41.B" style:family="table-column">
      <style:table-column-properties style:column-width="10.682cm"/>
    </style:style>
    <style:style style:name="Tabela4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1.B1" style:family="table-cell">
      <style:table-cell-properties fo:padding="0.097cm" fo:border="0.002cm solid #000000" style:writing-mode="lr-tb"/>
    </style:style>
    <style:style style:name="Tabela4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2" style:family="table">
      <style:table-properties style:width="14.651cm" fo:margin-left="-0.023cm" table:align="left"/>
    </style:style>
    <style:style style:name="Tabela42.A" style:family="table-column">
      <style:table-column-properties style:column-width="3.969cm"/>
    </style:style>
    <style:style style:name="Tabela42.B" style:family="table-column">
      <style:table-column-properties style:column-width="10.682cm"/>
    </style:style>
    <style:style style:name="Tabela4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2.B1" style:family="table-cell">
      <style:table-cell-properties fo:padding="0.097cm" fo:border="0.002cm solid #000000" style:writing-mode="lr-tb"/>
    </style:style>
    <style:style style:name="Tabela4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3" style:family="table">
      <style:table-properties style:width="14.651cm" fo:margin-left="-0.023cm" table:align="left"/>
    </style:style>
    <style:style style:name="Tabela43.A" style:family="table-column">
      <style:table-column-properties style:column-width="3.969cm"/>
    </style:style>
    <style:style style:name="Tabela43.B" style:family="table-column">
      <style:table-column-properties style:column-width="10.682cm"/>
    </style:style>
    <style:style style:name="Tabela4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3.B1" style:family="table-cell">
      <style:table-cell-properties fo:padding="0.097cm" fo:border="0.002cm solid #000000" style:writing-mode="lr-tb"/>
    </style:style>
    <style:style style:name="Tabela4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4" style:family="table">
      <style:table-properties style:width="14.651cm" fo:margin-left="-0.023cm" table:align="left"/>
    </style:style>
    <style:style style:name="Tabela44.A" style:family="table-column">
      <style:table-column-properties style:column-width="3.969cm"/>
    </style:style>
    <style:style style:name="Tabela44.B" style:family="table-column">
      <style:table-column-properties style:column-width="10.682cm"/>
    </style:style>
    <style:style style:name="Tabela4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4.B1" style:family="table-cell">
      <style:table-cell-properties fo:padding="0.097cm" fo:border="0.002cm solid #000000" style:writing-mode="lr-tb"/>
    </style:style>
    <style:style style:name="Tabela4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5" style:family="table">
      <style:table-properties style:width="14.651cm" fo:margin-left="-0.023cm" table:align="left"/>
    </style:style>
    <style:style style:name="Tabela45.A" style:family="table-column">
      <style:table-column-properties style:column-width="3.969cm"/>
    </style:style>
    <style:style style:name="Tabela45.B" style:family="table-column">
      <style:table-column-properties style:column-width="10.682cm"/>
    </style:style>
    <style:style style:name="Tabela4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5.B1" style:family="table-cell">
      <style:table-cell-properties fo:padding="0.097cm" fo:border="0.002cm solid #000000" style:writing-mode="lr-tb"/>
    </style:style>
    <style:style style:name="Tabela4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6" style:family="table">
      <style:table-properties style:width="14.651cm" fo:margin-left="-0.023cm" table:align="left"/>
    </style:style>
    <style:style style:name="Tabela46.A" style:family="table-column">
      <style:table-column-properties style:column-width="3.969cm"/>
    </style:style>
    <style:style style:name="Tabela46.B" style:family="table-column">
      <style:table-column-properties style:column-width="10.682cm"/>
    </style:style>
    <style:style style:name="Tabela4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6.B1" style:family="table-cell">
      <style:table-cell-properties fo:padding="0.097cm" fo:border="0.002cm solid #000000" style:writing-mode="lr-tb"/>
    </style:style>
    <style:style style:name="Tabela4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7" style:family="table">
      <style:table-properties style:width="14.651cm" fo:margin-left="-0.023cm" table:align="left"/>
    </style:style>
    <style:style style:name="Tabela47.A" style:family="table-column">
      <style:table-column-properties style:column-width="3.969cm"/>
    </style:style>
    <style:style style:name="Tabela47.B" style:family="table-column">
      <style:table-column-properties style:column-width="10.682cm"/>
    </style:style>
    <style:style style:name="Tabela4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7.B1" style:family="table-cell">
      <style:table-cell-properties fo:padding="0.097cm" fo:border="0.002cm solid #000000" style:writing-mode="lr-tb"/>
    </style:style>
    <style:style style:name="Tabela4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8" style:family="table">
      <style:table-properties style:width="14.651cm" fo:margin-left="-0.023cm" table:align="left"/>
    </style:style>
    <style:style style:name="Tabela48.A" style:family="table-column">
      <style:table-column-properties style:column-width="3.969cm"/>
    </style:style>
    <style:style style:name="Tabela48.B" style:family="table-column">
      <style:table-column-properties style:column-width="10.682cm"/>
    </style:style>
    <style:style style:name="Tabela4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8.B1" style:family="table-cell">
      <style:table-cell-properties fo:padding="0.097cm" fo:border="0.002cm solid #000000" style:writing-mode="lr-tb"/>
    </style:style>
    <style:style style:name="Tabela4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9" style:family="table">
      <style:table-properties style:width="14.651cm" fo:margin-left="-0.023cm" table:align="left"/>
    </style:style>
    <style:style style:name="Tabela49.A" style:family="table-column">
      <style:table-column-properties style:column-width="3.969cm"/>
    </style:style>
    <style:style style:name="Tabela49.B" style:family="table-column">
      <style:table-column-properties style:column-width="10.682cm"/>
    </style:style>
    <style:style style:name="Tabela4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9.B1" style:family="table-cell">
      <style:table-cell-properties fo:padding="0.097cm" fo:border="0.002cm solid #000000" style:writing-mode="lr-tb"/>
    </style:style>
    <style:style style:name="Tabela4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0" style:family="table">
      <style:table-properties style:width="14.651cm" fo:margin-left="-0.023cm" table:align="left"/>
    </style:style>
    <style:style style:name="Tabela50.A" style:family="table-column">
      <style:table-column-properties style:column-width="3.969cm"/>
    </style:style>
    <style:style style:name="Tabela50.B" style:family="table-column">
      <style:table-column-properties style:column-width="10.682cm"/>
    </style:style>
    <style:style style:name="Tabela5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0.B1" style:family="table-cell">
      <style:table-cell-properties fo:padding="0.097cm" fo:border="0.002cm solid #000000" style:writing-mode="lr-tb"/>
    </style:style>
    <style:style style:name="Tabela5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1" style:family="table">
      <style:table-properties style:width="14.651cm" fo:margin-left="-0.023cm" table:align="left"/>
    </style:style>
    <style:style style:name="Tabela51.A" style:family="table-column">
      <style:table-column-properties style:column-width="3.969cm"/>
    </style:style>
    <style:style style:name="Tabela51.B" style:family="table-column">
      <style:table-column-properties style:column-width="10.682cm"/>
    </style:style>
    <style:style style:name="Tabela5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1.B1" style:family="table-cell">
      <style:table-cell-properties fo:padding="0.097cm" fo:border="0.002cm solid #000000" style:writing-mode="lr-tb"/>
    </style:style>
    <style:style style:name="Tabela5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2" style:family="table">
      <style:table-properties style:width="14.651cm" fo:margin-left="-0.023cm" table:align="left"/>
    </style:style>
    <style:style style:name="Tabela52.A" style:family="table-column">
      <style:table-column-properties style:column-width="3.969cm"/>
    </style:style>
    <style:style style:name="Tabela52.B" style:family="table-column">
      <style:table-column-properties style:column-width="10.682cm"/>
    </style:style>
    <style:style style:name="Tabela5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2.B1" style:family="table-cell">
      <style:table-cell-properties fo:padding="0.097cm" fo:border="0.002cm solid #000000" style:writing-mode="lr-tb"/>
    </style:style>
    <style:style style:name="Tabela5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3" style:family="table">
      <style:table-properties style:width="14.651cm" fo:margin-left="-0.023cm" table:align="left"/>
    </style:style>
    <style:style style:name="Tabela53.A" style:family="table-column">
      <style:table-column-properties style:column-width="3.969cm"/>
    </style:style>
    <style:style style:name="Tabela53.B" style:family="table-column">
      <style:table-column-properties style:column-width="10.682cm"/>
    </style:style>
    <style:style style:name="Tabela5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3.B1" style:family="table-cell">
      <style:table-cell-properties fo:padding="0.097cm" fo:border="0.002cm solid #000000" style:writing-mode="lr-tb"/>
    </style:style>
    <style:style style:name="Tabela5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4" style:family="table">
      <style:table-properties style:width="14.651cm" fo:margin-left="-0.023cm" table:align="left"/>
    </style:style>
    <style:style style:name="Tabela54.A" style:family="table-column">
      <style:table-column-properties style:column-width="3.969cm"/>
    </style:style>
    <style:style style:name="Tabela54.B" style:family="table-column">
      <style:table-column-properties style:column-width="10.682cm"/>
    </style:style>
    <style:style style:name="Tabela5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4.B1" style:family="table-cell">
      <style:table-cell-properties fo:padding="0.097cm" fo:border="0.002cm solid #000000" style:writing-mode="lr-tb"/>
    </style:style>
    <style:style style:name="Tabela5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5" style:family="table">
      <style:table-properties style:width="14.651cm" fo:margin-left="-0.023cm" table:align="left"/>
    </style:style>
    <style:style style:name="Tabela55.A" style:family="table-column">
      <style:table-column-properties style:column-width="3.969cm"/>
    </style:style>
    <style:style style:name="Tabela55.B" style:family="table-column">
      <style:table-column-properties style:column-width="10.682cm"/>
    </style:style>
    <style:style style:name="Tabela5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5.B1" style:family="table-cell">
      <style:table-cell-properties fo:padding="0.097cm" fo:border="0.002cm solid #000000" style:writing-mode="lr-tb"/>
    </style:style>
    <style:style style:name="Tabela5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6" style:family="table">
      <style:table-properties style:width="14.651cm" fo:margin-left="-0.023cm" table:align="left"/>
    </style:style>
    <style:style style:name="Tabela56.A" style:family="table-column">
      <style:table-column-properties style:column-width="3.969cm"/>
    </style:style>
    <style:style style:name="Tabela56.B" style:family="table-column">
      <style:table-column-properties style:column-width="10.682cm"/>
    </style:style>
    <style:style style:name="Tabela5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6.B1" style:family="table-cell">
      <style:table-cell-properties fo:padding="0.097cm" fo:border="0.002cm solid #000000" style:writing-mode="lr-tb"/>
    </style:style>
    <style:style style:name="Tabela5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7" style:family="table">
      <style:table-properties style:width="14.651cm" fo:margin-left="-0.023cm" table:align="left"/>
    </style:style>
    <style:style style:name="Tabela57.A" style:family="table-column">
      <style:table-column-properties style:column-width="3.969cm"/>
    </style:style>
    <style:style style:name="Tabela57.B" style:family="table-column">
      <style:table-column-properties style:column-width="10.682cm"/>
    </style:style>
    <style:style style:name="Tabela5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7.B1" style:family="table-cell">
      <style:table-cell-properties fo:padding="0.097cm" fo:border="0.002cm solid #000000" style:writing-mode="lr-tb"/>
    </style:style>
    <style:style style:name="Tabela5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8" style:family="table">
      <style:table-properties style:width="14.651cm" fo:margin-left="-0.023cm" table:align="left"/>
    </style:style>
    <style:style style:name="Tabela58.A" style:family="table-column">
      <style:table-column-properties style:column-width="3.969cm"/>
    </style:style>
    <style:style style:name="Tabela58.B" style:family="table-column">
      <style:table-column-properties style:column-width="10.682cm"/>
    </style:style>
    <style:style style:name="Tabela5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8.B1" style:family="table-cell">
      <style:table-cell-properties fo:padding="0.097cm" fo:border="0.002cm solid #000000" style:writing-mode="lr-tb"/>
    </style:style>
    <style:style style:name="Tabela5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9" style:family="table">
      <style:table-properties style:width="14.651cm" fo:margin-left="-0.023cm" table:align="left"/>
    </style:style>
    <style:style style:name="Tabela59.A" style:family="table-column">
      <style:table-column-properties style:column-width="3.969cm"/>
    </style:style>
    <style:style style:name="Tabela59.B" style:family="table-column">
      <style:table-column-properties style:column-width="10.682cm"/>
    </style:style>
    <style:style style:name="Tabela5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9.B1" style:family="table-cell">
      <style:table-cell-properties fo:padding="0.097cm" fo:border="0.002cm solid #000000" style:writing-mode="lr-tb"/>
    </style:style>
    <style:style style:name="Tabela5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0" style:family="table">
      <style:table-properties style:width="14.651cm" fo:margin-left="-0.023cm" table:align="left"/>
    </style:style>
    <style:style style:name="Tabela60.A" style:family="table-column">
      <style:table-column-properties style:column-width="3.969cm"/>
    </style:style>
    <style:style style:name="Tabela60.B" style:family="table-column">
      <style:table-column-properties style:column-width="10.682cm"/>
    </style:style>
    <style:style style:name="Tabela6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0.B1" style:family="table-cell">
      <style:table-cell-properties fo:padding="0.097cm" fo:border="0.002cm solid #000000" style:writing-mode="lr-tb"/>
    </style:style>
    <style:style style:name="Tabela6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1" style:family="table">
      <style:table-properties style:width="14.651cm" fo:margin-left="-0.023cm" table:align="left"/>
    </style:style>
    <style:style style:name="Tabela61.A" style:family="table-column">
      <style:table-column-properties style:column-width="3.969cm"/>
    </style:style>
    <style:style style:name="Tabela61.B" style:family="table-column">
      <style:table-column-properties style:column-width="10.682cm"/>
    </style:style>
    <style:style style:name="Tabela61.1" style:family="table-row">
      <style:table-row-properties style:min-row-height="0.593cm" style:use-optimal-row-height="false"/>
    </style:style>
    <style:style style:name="Tabela6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1.B1" style:family="table-cell">
      <style:table-cell-properties fo:padding="0.097cm" fo:border="0.002cm solid #000000" style:writing-mode="lr-tb"/>
    </style:style>
    <style:style style:name="Tabela6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2" style:family="table">
      <style:table-properties style:width="14.651cm" fo:margin-left="-0.023cm" table:align="left"/>
    </style:style>
    <style:style style:name="Tabela62.A" style:family="table-column">
      <style:table-column-properties style:column-width="3.969cm"/>
    </style:style>
    <style:style style:name="Tabela62.B" style:family="table-column">
      <style:table-column-properties style:column-width="10.682cm"/>
    </style:style>
    <style:style style:name="Tabela6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2.B1" style:family="table-cell">
      <style:table-cell-properties fo:padding="0.097cm" fo:border="0.002cm solid #000000" style:writing-mode="lr-tb"/>
    </style:style>
    <style:style style:name="Tabela6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3" style:family="table">
      <style:table-properties style:width="14.651cm" fo:margin-left="-0.023cm" table:align="left"/>
    </style:style>
    <style:style style:name="Tabela63.A" style:family="table-column">
      <style:table-column-properties style:column-width="3.969cm"/>
    </style:style>
    <style:style style:name="Tabela63.B" style:family="table-column">
      <style:table-column-properties style:column-width="10.682cm"/>
    </style:style>
    <style:style style:name="Tabela6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3.B1" style:family="table-cell">
      <style:table-cell-properties fo:padding="0.097cm" fo:border="0.002cm solid #000000" style:writing-mode="lr-tb"/>
    </style:style>
    <style:style style:name="Tabela6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4" style:family="table">
      <style:table-properties style:width="17cm" fo:margin-left="-0.023cm" table:align="left"/>
    </style:style>
    <style:style style:name="Tabela64.A" style:family="table-column">
      <style:table-column-properties style:column-width="2.768cm"/>
    </style:style>
    <style:style style:name="Tabela64.B" style:family="table-column">
      <style:table-column-properties style:column-width="14.233cm"/>
    </style:style>
    <style:style style:name="Tabela6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4.B1" style:family="table-cell">
      <style:table-cell-properties fo:padding="0.097cm" fo:border="0.002cm solid #000000" style:writing-mode="lr-tb"/>
    </style:style>
    <style:style style:name="Tabela6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5" style:family="table">
      <style:table-properties style:width="17cm" fo:margin-left="-0.023cm" table:align="left"/>
    </style:style>
    <style:style style:name="Tabela65.A" style:family="table-column">
      <style:table-column-properties style:column-width="2.768cm"/>
    </style:style>
    <style:style style:name="Tabela65.B" style:family="table-column">
      <style:table-column-properties style:column-width="14.233cm"/>
    </style:style>
    <style:style style:name="Tabela6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5.B1" style:family="table-cell">
      <style:table-cell-properties fo:padding="0.097cm" fo:border="0.002cm solid #000000" style:writing-mode="lr-tb"/>
    </style:style>
    <style:style style:name="Tabela6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6" style:family="table">
      <style:table-properties style:width="17cm" fo:margin-left="-0.023cm" table:align="left"/>
    </style:style>
    <style:style style:name="Tabela66.A" style:family="table-column">
      <style:table-column-properties style:column-width="2.768cm"/>
    </style:style>
    <style:style style:name="Tabela66.B" style:family="table-column">
      <style:table-column-properties style:column-width="14.233cm"/>
    </style:style>
    <style:style style:name="Tabela6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6.B1" style:family="table-cell">
      <style:table-cell-properties fo:padding="0.097cm" fo:border="0.002cm solid #000000" style:writing-mode="lr-tb"/>
    </style:style>
    <style:style style:name="Tabela6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7" style:family="table">
      <style:table-properties style:width="17cm" fo:margin-left="-0.023cm" table:align="left"/>
    </style:style>
    <style:style style:name="Tabela67.A" style:family="table-column">
      <style:table-column-properties style:column-width="2.768cm"/>
    </style:style>
    <style:style style:name="Tabela67.B" style:family="table-column">
      <style:table-column-properties style:column-width="14.233cm"/>
    </style:style>
    <style:style style:name="Tabela6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7.B1" style:family="table-cell">
      <style:table-cell-properties fo:padding="0.097cm" fo:border="0.002cm solid #000000" style:writing-mode="lr-tb"/>
    </style:style>
    <style:style style:name="Tabela6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8" style:family="table">
      <style:table-properties style:width="17cm" fo:margin-left="-0.023cm" table:align="left"/>
    </style:style>
    <style:style style:name="Tabela68.A" style:family="table-column">
      <style:table-column-properties style:column-width="2.768cm"/>
    </style:style>
    <style:style style:name="Tabela68.B" style:family="table-column">
      <style:table-column-properties style:column-width="14.233cm"/>
    </style:style>
    <style:style style:name="Tabela6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8.B1" style:family="table-cell">
      <style:table-cell-properties fo:padding="0.097cm" fo:border="0.002cm solid #000000" style:writing-mode="lr-tb"/>
    </style:style>
    <style:style style:name="Tabela6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9" style:family="table">
      <style:table-properties style:width="17cm" fo:margin-left="-0.023cm" table:align="left"/>
    </style:style>
    <style:style style:name="Tabela69.A" style:family="table-column">
      <style:table-column-properties style:column-width="2.768cm"/>
    </style:style>
    <style:style style:name="Tabela69.B" style:family="table-column">
      <style:table-column-properties style:column-width="14.233cm"/>
    </style:style>
    <style:style style:name="Tabela6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9.B1" style:family="table-cell">
      <style:table-cell-properties fo:padding="0.097cm" fo:border="0.002cm solid #000000" style:writing-mode="lr-tb"/>
    </style:style>
    <style:style style:name="Tabela6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0" style:family="table">
      <style:table-properties style:width="17cm" fo:margin-left="-0.023cm" table:align="left"/>
    </style:style>
    <style:style style:name="Tabela70.A" style:family="table-column">
      <style:table-column-properties style:column-width="2.768cm"/>
    </style:style>
    <style:style style:name="Tabela70.B" style:family="table-column">
      <style:table-column-properties style:column-width="14.233cm"/>
    </style:style>
    <style:style style:name="Tabela7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0.B1" style:family="table-cell">
      <style:table-cell-properties fo:padding="0.097cm" fo:border="0.002cm solid #000000" style:writing-mode="lr-tb"/>
    </style:style>
    <style:style style:name="Tabela7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1" style:family="table">
      <style:table-properties style:width="17cm" fo:margin-left="-0.023cm" table:align="left"/>
    </style:style>
    <style:style style:name="Tabela71.A" style:family="table-column">
      <style:table-column-properties style:column-width="2.768cm"/>
    </style:style>
    <style:style style:name="Tabela71.B" style:family="table-column">
      <style:table-column-properties style:column-width="14.233cm"/>
    </style:style>
    <style:style style:name="Tabela7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1.B1" style:family="table-cell">
      <style:table-cell-properties fo:padding="0.097cm" fo:border="0.002cm solid #000000" style:writing-mode="lr-tb"/>
    </style:style>
    <style:style style:name="Tabela7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2" style:family="table">
      <style:table-properties style:width="17cm" fo:margin-left="-0.023cm" table:align="left"/>
    </style:style>
    <style:style style:name="Tabela72.A" style:family="table-column">
      <style:table-column-properties style:column-width="2.768cm"/>
    </style:style>
    <style:style style:name="Tabela72.B" style:family="table-column">
      <style:table-column-properties style:column-width="14.233cm"/>
    </style:style>
    <style:style style:name="Tabela7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2.B1" style:family="table-cell">
      <style:table-cell-properties fo:padding="0.097cm" fo:border="0.002cm solid #000000" style:writing-mode="lr-tb"/>
    </style:style>
    <style:style style:name="Tabela7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3" style:family="table">
      <style:table-properties style:width="17cm" fo:margin-left="-0.023cm" table:align="left"/>
    </style:style>
    <style:style style:name="Tabela73.A" style:family="table-column">
      <style:table-column-properties style:column-width="2.768cm"/>
    </style:style>
    <style:style style:name="Tabela73.B" style:family="table-column">
      <style:table-column-properties style:column-width="14.233cm"/>
    </style:style>
    <style:style style:name="Tabela7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3.B1" style:family="table-cell">
      <style:table-cell-properties fo:padding="0.097cm" fo:border="0.002cm solid #000000" style:writing-mode="lr-tb"/>
    </style:style>
    <style:style style:name="Tabela7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4" style:family="table">
      <style:table-properties style:width="17cm" fo:margin-left="-0.023cm" table:align="left"/>
    </style:style>
    <style:style style:name="Tabela74.A" style:family="table-column">
      <style:table-column-properties style:column-width="2.768cm"/>
    </style:style>
    <style:style style:name="Tabela74.B" style:family="table-column">
      <style:table-column-properties style:column-width="14.233cm"/>
    </style:style>
    <style:style style:name="Tabela7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4.B1" style:family="table-cell">
      <style:table-cell-properties fo:padding="0.097cm" fo:border="0.002cm solid #000000" style:writing-mode="lr-tb"/>
    </style:style>
    <style:style style:name="Tabela7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5" style:family="table">
      <style:table-properties style:width="17cm" fo:margin-left="-0.023cm" table:align="left"/>
    </style:style>
    <style:style style:name="Tabela75.A" style:family="table-column">
      <style:table-column-properties style:column-width="2.768cm"/>
    </style:style>
    <style:style style:name="Tabela75.B" style:family="table-column">
      <style:table-column-properties style:column-width="14.233cm"/>
    </style:style>
    <style:style style:name="Tabela7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5.B1" style:family="table-cell">
      <style:table-cell-properties fo:padding="0.097cm" fo:border="0.002cm solid #000000" style:writing-mode="lr-tb"/>
    </style:style>
    <style:style style:name="Tabela7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6" style:family="table">
      <style:table-properties style:width="17cm" fo:margin-left="-0.023cm" table:align="left"/>
    </style:style>
    <style:style style:name="Tabela76.A" style:family="table-column">
      <style:table-column-properties style:column-width="2.768cm"/>
    </style:style>
    <style:style style:name="Tabela76.B" style:family="table-column">
      <style:table-column-properties style:column-width="14.233cm"/>
    </style:style>
    <style:style style:name="Tabela7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6.B1" style:family="table-cell">
      <style:table-cell-properties fo:padding="0.097cm" fo:border="0.002cm solid #000000" style:writing-mode="lr-tb"/>
    </style:style>
    <style:style style:name="Tabela7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77" style:family="table">
      <style:table-properties style:width="17cm" fo:margin-left="-0.023cm" table:align="left"/>
    </style:style>
    <style:style style:name="Tabela77.A" style:family="table-column">
      <style:table-column-properties style:column-width="2.768cm"/>
    </style:style>
    <style:style style:name="Tabela77.B" style:family="table-column">
      <style:table-column-properties style:column-width="14.233cm"/>
    </style:style>
    <style:style style:name="Tabela7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7.B1" style:family="table-cell">
      <style:table-cell-properties fo:padding="0.097cm" fo:border="0.002cm solid #000000" style:writing-mode="lr-tb"/>
    </style:style>
    <style:style style:name="Tabela7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1.041cm"/>
        </style:tab-stops>
      </style:paragraph-properties>
    </style:style>
    <style:style style:name="P9" style:family="paragraph" style:parent-style-name="Standard"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orphans="0" fo:widows="0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orphans="0" fo:widows="0"/>
      <style:text-properties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fo:font-style="italic" fo:font-weight="bold" style:font-style-asian="italic" style:font-weight-asian="bold"/>
    </style:style>
    <style:style style:name="P13" style:family="paragraph" style:parent-style-name="Standard">
      <style:text-properties style:font-name-complex="Times New Roman"/>
    </style:style>
    <style:style style:name="P14" style:family="paragraph" style:parent-style-name="Standard">
      <style:paragraph-properties fo:orphans="0" fo:widows="0"/>
      <style:text-properties style:font-name-complex="Times New Roman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style:font-name-complex="Times New Roman"/>
    </style:style>
    <style:style style:name="P17" style:family="paragraph" style:parent-style-name="Standard">
      <style:paragraph-properties fo:orphans="0" fo:widows="0"/>
      <style:text-properties fo:language="en" fo:country="US" style:font-name-complex="Times New Roman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text-properties fo:font-size="16pt" fo:font-weight="bold" style:font-size-asian="16pt" style:font-weight-asian="bold"/>
    </style:style>
    <style:style style:name="P2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orphans="0" fo:widows="0"/>
      <style:text-properties fo:color="#ff0000" style:font-name-complex="Times New Roman"/>
    </style:style>
    <style:style style:name="P22" style:family="paragraph" style:parent-style-name="Standard">
      <style:paragraph-properties fo:orphans="0" fo:widows="0"/>
      <style:text-properties fo:color="#ff0000" fo:language="en" fo:country="US" style:font-name-complex="Times New Roman"/>
    </style:style>
    <style:style style:name="P23" style:family="paragraph" style:parent-style-name="Standard">
      <style:paragraph-properties fo:orphans="0" fo:widows="0"/>
      <style:text-properties fo:color="#0000ff" fo:language="en" fo:country="US" style:font-name-complex="Times New Roman"/>
    </style:style>
    <style:style style:name="P24" style:family="paragraph" style:parent-style-name="Standard">
      <style:paragraph-properties fo:orphans="0" fo:widows="0"/>
      <style:text-properties fo:color="#0000ff" style:font-name-complex="Times New Roman"/>
    </style:style>
    <style:style style:name="P25" style:family="paragraph" style:parent-style-name="Table_20_Contents">
      <style:paragraph-properties style:text-autospace="none"/>
      <style:text-properties style:font-name="TimesNewRomanPSMT" style:font-name-asian="TimesNewRomanPSMT" style:font-name-complex="TimesNewRomanPSMT"/>
    </style:style>
    <style:style style:name="P26" style:family="paragraph" style:parent-style-name="Table_20_Contents">
      <style:paragraph-properties style:text-autospace="none"/>
    </style:style>
    <style:style style:name="P27" style:family="paragraph" style:parent-style-name="Table_20_Contents">
      <style:text-properties style:font-name-complex="Times New Roman"/>
    </style:style>
    <style:style style:name="P28" style:family="paragraph" style:parent-style-name="Table_20_Contents">
      <style:text-properties fo:language="en" fo:country="US" style:font-name-complex="Times New Roman"/>
    </style:style>
    <style:style style:name="P29" style:family="paragraph" style:parent-style-name="Table_20_Contents">
      <style:text-properties fo:font-weight="bold" style:font-weight-asian="bold" style:font-name-complex="Times New Roman" style:font-weight-complex="bold"/>
    </style:style>
    <style:style style:name="P30" style:family="paragraph" style:parent-style-name="Text_20_body">
      <style:text-properties style:font-name="Calibri" fo:font-size="11pt" style:font-size-asian="11pt" style:font-name-complex="Times New Roman"/>
    </style:style>
    <style:style style:name="P31" style:family="paragraph" style:parent-style-name="Text_20_body">
      <style:text-properties style:font-name-complex="Times New Roman"/>
    </style:style>
    <style:style style:name="P3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-complex="Times New Roman"/>
    </style:style>
    <style:style style:name="T2" style:family="text">
      <style:text-properties fo:language="en" fo:country="US" style:font-name-complex="Times New Roman"/>
    </style:style>
    <style:style style:name="T3" style:family="text">
      <style:text-properties style:font-name="TimesNewRomanPSMT" style:font-name-asian="TimesNewRomanPSMT" style:font-name-complex="TimesNewRomanPSMT"/>
    </style:style>
    <style:style style:name="T4" style:family="text">
      <style:text-properties style:font-name="TimesNewRomanPSMT" style:font-name-asian="TimesNewRomanPSMT" style:font-name-complex="Times New Roman"/>
    </style:style>
    <style:style style:name="T5" style:family="text">
      <style:text-properties style:font-name="Calibri" fo:font-size="11pt" style:font-size-asian="11pt"/>
    </style:style>
    <style:style style:name="T6" style:family="text">
      <style:text-properties style:font-name="Calibri" fo:font-size="11pt" style:font-size-asian="11pt" style:font-name-complex="Times New Roman"/>
    </style:style>
    <style:style style:name="T7" style:family="text">
      <style:text-properties fo:language="en" fo:country="AU" style:font-name-complex="Times New Roman"/>
    </style:style>
    <style:style style:name="T8" style:family="text">
      <style:text-properties fo:language="en" fo:country="GB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name-complex="Times New Roman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>SquickCMS – szybki i prosty system zarządzania treści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Autor Dokumentu:</text:p>
            <text:p text:style-name="P3"/>
            <text:p text:style-name="P3"/>
            <text:p text:style-name="P3">Właściciele Dokumentu:</text:p>
            <text:p text:style-name="P3">Wersja Dokumentu:</text:p>
            <text:p text:style-name="P3">Status Dokumentu:</text:p>
          </table:table-cell>
          <table:table-cell table:style-name="Tabela1.A1" office:value-type="string">
            <text:p text:style-name="Standard">Dominik Ślusarz</text:p>
            <text:p text:style-name="Standard">Roger Woźniak</text:p>
            <text:p text:style-name="Standard">Krzysztof Paradowski</text:p>
            <text:p text:style-name="Standard">jw. </text:p>
            <text:p text:style-name="Standard">0.7</text:p>
            <text:p text:style-name="Standard">Roboczy</text:p>
          </table:table-cell>
        </table:table-row>
        <table:table-row table:style-name="Tabela1.1">
          <table:table-cell table:style-name="Tabela1.A1" office:value-type="string">
            <text:p text:style-name="P3">Data utworzenia:</text:p>
            <text:p text:style-name="P3">Data ostatniej modyfikacji:</text:p>
            <text:p text:style-name="P3">Nazwa pliku:</text:p>
          </table:table-cell>
          <table:table-cell table:style-name="Tabela1.A1" office:value-type="string">
            <text:p text:style-name="Standard">15.10.2014 r.</text:p>
            <text:p text:style-name="Standard">16.12.2014 r.</text:p>
            <text:p text:style-name="Standard">Pełna dokumnetacja SquickCMS.pdf</text:p>
          </table:table-cell>
        </table:table-row>
      </table:table>
      <text:p text:style-name="P3"/>
      <text:p text:style-name="P1">Historia zmian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5">Data</text:p>
          </table:table-cell>
          <table:table-cell table:style-name="Tabela2.A1" office:value-type="string">
            <text:p text:style-name="P5">Autor</text:p>
          </table:table-cell>
          <table:table-cell table:style-name="Tabela2.A1" office:value-type="string">
            <text:p text:style-name="P5">Podsumowanie zmian</text:p>
          </table:table-cell>
          <table:table-cell table:style-name="Tabela2.A1" office:value-type="string">
            <text:p text:style-name="P5">Wersja</text:p>
          </table:table-cell>
          <table:table-cell table:style-name="Tabela2.A1" office:value-type="string">
            <text:p text:style-name="P5">Znaczenie krytyczne</text:p>
          </table:table-cell>
        </table:table-row>
        <table:table-row table:style-name="Tabela2.1">
          <table:table-cell table:style-name="Tabela2.A1" office:value-type="string">
            <text:p text:style-name="P8">15.10.2014</text:p>
          </table:table-cell>
          <table:table-cell table:style-name="Tabela2.A1" office:value-type="string">
            <text:p text:style-name="P7">Roger Woźniak</text:p>
          </table:table-cell>
          <table:table-cell table:style-name="Tabela2.A1" office:value-type="string">
            <text:p text:style-name="P7">Określenie wymagań projektu</text:p>
          </table:table-cell>
          <table:table-cell table:style-name="Tabela2.A1" office:value-type="string">
            <text:p text:style-name="P7">0.1</text:p>
          </table:table-cell>
          <table:table-cell table:style-name="Tabela2.A1" office:value-type="string">
            <text:p text:style-name="P7">KRYTYCZNE</text:p>
          </table:table-cell>
        </table:table-row>
        <table:table-row table:style-name="Tabela2.1">
          <table:table-cell table:style-name="Tabela2.A1" office:value-type="string">
            <text:p text:style-name="P7">1.10.2014</text:p>
          </table:table-cell>
          <table:table-cell table:style-name="Tabela2.A1" office:value-type="string">
            <text:p text:style-name="P7">Dominik Ślusarz</text:p>
          </table:table-cell>
          <table:table-cell table:style-name="Tabela2.A1" office:value-type="string">
            <text:p text:style-name="P7">Dodanie przypadków użycia</text:p>
          </table:table-cell>
          <table:table-cell table:style-name="Tabela2.A1" office:value-type="string">
            <text:p text:style-name="P7">0.2</text:p>
          </table:table-cell>
          <table:table-cell table:style-name="Tabela2.A1" office:value-type="string">
            <text:p text:style-name="P7">ZASADNICZE</text:p>
          </table:table-cell>
        </table:table-row>
        <table:table-row table:style-name="Tabela2.1">
          <table:table-cell table:style-name="Tabela2.A1" office:value-type="string">
            <text:p text:style-name="P7">4. 10. 2014</text:p>
          </table:table-cell>
          <table:table-cell table:style-name="Tabela2.A1" office:value-type="string">
            <text:p text:style-name="P7">Roger Woźniak</text:p>
            <text:p text:style-name="P7">Krzysztof Paradowski</text:p>
          </table:table-cell>
          <table:table-cell table:style-name="Tabela2.A1" office:value-type="string">
            <text:p text:style-name="P7">Wprowadzenie poprawek do przypadków użycia</text:p>
          </table:table-cell>
          <table:table-cell table:style-name="Tabela2.A1" office:value-type="string">
            <text:p text:style-name="P7">0.25</text:p>
          </table:table-cell>
          <table:table-cell table:style-name="Tabela2.A1" office:value-type="string">
            <text:p text:style-name="P7">NORMALNA</text:p>
          </table:table-cell>
        </table:table-row>
        <table:table-row table:style-name="Tabela2.1">
          <table:table-cell table:style-name="Tabela2.A1" office:value-type="string">
            <text:p text:style-name="P7">18.11.2014</text:p>
          </table:table-cell>
          <table:table-cell table:style-name="Tabela2.A1" office:value-type="string">
            <text:p text:style-name="P7">Dominik Ślusarz Krzysztof Paradowski</text:p>
          </table:table-cell>
          <table:table-cell table:style-name="Tabela2.A1" office:value-type="string">
            <text:p text:style-name="P7">Dodanie scenariuszy użycia</text:p>
          </table:table-cell>
          <table:table-cell table:style-name="Tabela2.A1" office:value-type="string">
            <text:p text:style-name="P7">0.3</text:p>
          </table:table-cell>
          <table:table-cell table:style-name="Tabela2.A1" office:value-type="string">
            <text:p text:style-name="P7">ZASADNICZE</text:p>
          </table:table-cell>
        </table:table-row>
        <table:table-row table:style-name="Tabela2.1">
          <table:table-cell table:style-name="Tabela2.A1" office:value-type="string">
            <text:p text:style-name="P7">26.11.2014</text:p>
          </table:table-cell>
          <table:table-cell table:style-name="Tabela2.A1" office:value-type="string">
            <text:p text:style-name="P7">Roger Woźniak</text:p>
          </table:table-cell>
          <table:table-cell table:style-name="Tabela2.A1" office:value-type="string">
            <text:p text:style-name="P7">Utworzenie modelu bazy danych</text:p>
          </table:table-cell>
          <table:table-cell table:style-name="Tabela2.A1" office:value-type="string">
            <text:p text:style-name="P7">0.4</text:p>
          </table:table-cell>
          <table:table-cell table:style-name="Tabela2.A1" office:value-type="string">
            <text:p text:style-name="P7">ZASADNICZE</text:p>
          </table:table-cell>
        </table:table-row>
        <table:table-row table:style-name="Tabela2.1">
          <table:table-cell table:style-name="Tabela2.A1" office:value-type="string">
            <text:p text:style-name="P7">8.12.2014</text:p>
          </table:table-cell>
          <table:table-cell table:style-name="Tabela2.A1" office:value-type="string">
            <text:p text:style-name="P7">Dominik Ślusarz</text:p>
            <text:p text:style-name="P7">Krzysztof Paradowski</text:p>
          </table:table-cell>
          <table:table-cell table:style-name="Tabela2.A1" office:value-type="string">
            <text:p text:style-name="P7">Utworzenie modelu UML klas</text:p>
          </table:table-cell>
          <table:table-cell table:style-name="Tabela2.A1" office:value-type="string">
            <text:p text:style-name="P7">0.5</text:p>
          </table:table-cell>
          <table:table-cell table:style-name="Tabela2.A1" office:value-type="string">
            <text:p text:style-name="P7">ZASADNICZE</text:p>
          </table:table-cell>
        </table:table-row>
        <table:table-row table:style-name="Tabela2.1">
          <table:table-cell table:style-name="Tabela2.A1" office:value-type="string">
            <text:p text:style-name="P7">9.12.2014</text:p>
          </table:table-cell>
          <table:table-cell table:style-name="Tabela2.A1" office:value-type="string">
            <text:p text:style-name="P7">Krzysztof Paradowski</text:p>
          </table:table-cell>
          <table:table-cell table:style-name="Tabela2.A1" office:value-type="string">
            <text:p text:style-name="P7">Opisanie klas w utworzonym modelu UML</text:p>
          </table:table-cell>
          <table:table-cell table:style-name="Tabela2.A1" office:value-type="string">
            <text:p text:style-name="P7">0.6</text:p>
          </table:table-cell>
          <table:table-cell table:style-name="Tabela2.A1" office:value-type="string">
            <text:p text:style-name="P7">ZASADNICZE</text:p>
          </table:table-cell>
        </table:table-row>
        <table:table-row table:style-name="Tabela2.1">
          <table:table-cell table:style-name="Tabela2.A1" office:value-type="string">
            <text:p text:style-name="P7">10.12.2014</text:p>
          </table:table-cell>
          <table:table-cell table:style-name="Tabela2.A1" office:value-type="string">
            <text:p text:style-name="P7">Roger Woźniak</text:p>
            <text:p text:style-name="P7">Dominik Ślusarz<text:line-break/>Krzysztof Paradowski</text:p>
          </table:table-cell>
          <table:table-cell table:style-name="Tabela2.A1" office:value-type="string">
            <text:p text:style-name="P7">Wprowadzenie poprawek do opisu klas</text:p>
          </table:table-cell>
          <table:table-cell table:style-name="Tabela2.A1" office:value-type="string">
            <text:p text:style-name="P7">0.65</text:p>
          </table:table-cell>
          <table:table-cell table:style-name="Tabela2.A1" office:value-type="string">
            <text:p text:style-name="P7">NORMALNA</text:p>
          </table:table-cell>
        </table:table-row>
        <table:table-row table:style-name="Tabela2.1">
          <table:table-cell table:style-name="Tabela2.A1" office:value-type="string">
            <text:p text:style-name="P7">16.12.2014</text:p>
          </table:table-cell>
          <table:table-cell table:style-name="Tabela2.A1" office:value-type="string">
            <text:p text:style-name="P7">Roger Woźniak</text:p>
          </table:table-cell>
          <table:table-cell table:style-name="Tabela2.A1" office:value-type="string">
            <text:p text:style-name="P7">Opisanie zasad implementacji</text:p>
          </table:table-cell>
          <table:table-cell table:style-name="Tabela2.A1" office:value-type="string">
            <text:p text:style-name="P7">0.70</text:p>
          </table:table-cell>
          <table:table-cell table:style-name="Tabela2.A1" office:value-type="string">
            <text:p text:style-name="P7">NORMALNA</text:p>
          </table:table-cell>
        </table:table-row>
      </table:table>
      <text:p text:style-name="Standard"/>
      <text:p text:style-name="Standard"/>
      <text:p text:style-name="P2">Wstęp</text:p>
      <text:p text:style-name="Standard"/>
      <text:p text:style-name="P9">Cel i przeznaczenie projektu</text:p>
      <text:p text:style-name="Standard"/>
      <text:p text:style-name="Standard">Niniejszy dokument ma na celu przedstawienie specyfikacji projektu systemu informatycznego</text:p>
      <text:p text:style-name="Standard"/>
      <text:p text:style-name="P9">Dokumenty powiązane.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Standard">Lp.</text:p>
          </table:table-cell>
          <table:table-cell table:style-name="Tabela3.A1" office:value-type="string">
            <text:p text:style-name="Standard">Nazwa dokumentu</text:p>
          </table:table-cell>
          <table:table-cell table:style-name="Tabela3.A1" office:value-type="string">
            <text:p text:style-name="Standard">Data ostatniej modyfikacji</text:p>
          </table:table-cell>
          <table:table-cell table:style-name="Tabela3.A1" office:value-type="string">
            <text:p text:style-name="Standard">Imię i Nazwisko Autora</text:p>
          </table:table-cell>
        </table:table-row>
        <table:table-row table:style-name="Tabela3.1">
          <table:table-cell table:style-name="Tabela3.A1" office:value-type="string">
            <text:p text:style-name="Standard">1.</text:p>
          </table:table-cell>
          <table:table-cell table:style-name="Tabela3.A1" office:value-type="string">
            <text:p text:style-name="Standard">Propozycja projektu</text:p>
          </table:table-cell>
          <table:table-cell table:style-name="Tabela3.A1" office:value-type="string">
            <text:p text:style-name="Standard"/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2.</text:p>
          </table:table-cell>
          <table:table-cell table:style-name="Tabela3.A1" office:value-type="string">
            <text:p text:style-name="Standard">Diagram_przypadkow_uzycia.vpp</text:p>
          </table:table-cell>
          <table:table-cell table:style-name="Tabela3.A1" office:value-type="string">
            <text:p text:style-name="Standard">2014-11-04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3.</text:p>
          </table:table-cell>
          <table:table-cell table:style-name="Tabela3.A1" office:value-type="string">
            <text:p text:style-name="Standard">Etap pierwszy.pdf</text:p>
          </table:table-cell>
          <table:table-cell table:style-name="Tabela3.A1" office:value-type="string">
            <text:p text:style-name="Standard">2014-10-22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4.</text:p>
          </table:table-cell>
          <table:table-cell table:style-name="Tabela3.A1" office:value-type="string">
            <text:p text:style-name="Standard">Diagram_bazy_danych.dia</text:p>
          </table:table-cell>
          <table:table-cell table:style-name="Tabela3.A1" office:value-type="string">
            <text:p text:style-name="Standard">26-11-2014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5.</text:p>
          </table:table-cell>
          <table:table-cell table:style-name="Tabela3.A1" office:value-type="string">
            <text:p text:style-name="Standard">Diagram_klas.dia</text:p>
          </table:table-cell>
          <table:table-cell table:style-name="Tabela3.A1" office:value-type="string">
            <text:p text:style-name="Standard">8-12-2014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</table:table>
      <text:p text:style-name="Standard"/>
      <text:p text:style-name="P9">Słownik użytych skrótów.</text:p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Standard">Skrót / pojęcie</text:p>
          </table:table-cell>
          <table:table-cell table:style-name="Tabela4.A1" office:value-type="string">
            <text:p text:style-name="Standard">Opis</text:p>
          </table:table-cell>
        </table:table-row>
        <table:table-row table:style-name="Tabela4.1">
          <table:table-cell table:style-name="Tabela4.A1" office:value-type="string">
            <text:p text:style-name="Standard">UC</text:p>
          </table:table-cell>
          <table:table-cell table:style-name="Tabela4.A1" office:value-type="string">
            <text:p text:style-name="Standard">Use Case – przypadek użycia</text:p>
          </table:table-cell>
        </table:table-row>
        <table:table-row table:style-name="Tabela4.1">
          <table:table-cell table:style-name="Tabela4.A1" office:value-type="string">
            <text:p text:style-name="Standard">W</text:p>
          </table:table-cell>
          <table:table-cell table:style-name="Tabela4.A1" office:value-type="string">
            <text:p text:style-name="Standard">Wymaganie</text:p>
          </table:table-cell>
        </table:table-row>
      </table:table>
      <text:p text:style-name="Standard"/>
      <text:p text:style-name="P9">Kontekst rozwiązania.</text:p>
      <text:p text:style-name="Standard"/>
      <text:p text:style-name="P12">Źródło wymagań</text:p>
      <text:p text:style-name="Standard"/>
      <text:p text:style-name="Standard"><text:soft-page-break/>Źródłem wymagań jest dokument „Etap pierwszy.doc” który utworzyliśmy na podstawie rozmowy z klientem – przedstawicielem gospodarstwa agroturystycznego „Świerkowe rancho”. W dokumencie tym znajdują się wytyczne dotyczące specyfikacji projektowanego systemu.</text:p>
      <text:p text:style-name="Standard"/>
      <text:p text:style-name="Standard"/>
      <text:p text:style-name="P6">Legenda</text:p>
      <text:p text:style-name="Standard">Czerwony – usunięto</text:p>
      <text:p text:style-name="Standard">Niebieski – zmodyfikowano</text:p>
      <text:p text:style-name="Standard">Zielony – dodano</text:p>
      <text:p text:style-name="Standard"/>
      <text:p text:style-name="P12">Lista wymagań</text:p>
      <text:p text:style-name="Standard"/>
      <text:p text:style-name="P14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 table:style-name="Tabela5.1">
          <table:table-cell table:style-name="Tabela5.A1" office:value-type="string">
            <text:p text:style-name="P14">Identyfikator</text:p>
          </table:table-cell>
          <table:table-cell table:style-name="Tabela5.A1" office:value-type="string">
            <text:p text:style-name="P14">Nazwa</text:p>
          </table:table-cell>
          <table:table-cell table:style-name="Tabela5.A1" office:value-type="string">
            <text:p text:style-name="P14">Opis</text:p>
          </table:table-cell>
          <table:table-cell table:style-name="Tabela5.A1" office:value-type="string">
            <text:p text:style-name="P14">Realizacja</text:p>
          </table:table-cell>
        </table:table-row>
        <table:table-row table:style-name="Tabela5.1">
          <table:table-cell table:style-name="Tabela5.A1" office:value-type="string">
            <text:p text:style-name="P14">W_1</text:p>
          </table:table-cell>
          <table:table-cell table:style-name="Tabela5.A1" office:value-type="string">
            <text:p text:style-name="P14">Zarządzanie postami</text:p>
          </table:table-cell>
          <table:table-cell table:style-name="Tabela5.A1" office:value-type="string">
            <text:p text:style-name="P14">Dodawanie, usuwanie oraz edytowanie zamieszczonych postów.</text:p>
          </table:table-cell>
          <table:table-cell table:style-name="Tabela5.A1" office:value-type="string">
            <text:p text:style-name="P17">UC_10_zarządzanie_postami</text:p>
          </table:table-cell>
        </table:table-row>
        <table:table-row table:style-name="Tabela5.1">
          <table:table-cell table:style-name="Tabela5.A1" office:value-type="string">
            <text:p text:style-name="P14">W_2</text:p>
          </table:table-cell>
          <table:table-cell table:style-name="Tabela5.A1" office:value-type="string">
            <text:p text:style-name="P14">Zarządzanie zdjęciami</text:p>
          </table:table-cell>
          <table:table-cell table:style-name="Tabela5.A1" office:value-type="string">
            <text:p text:style-name="P14">Możliwość dodawania, usuwania oraz edycji zdjęć, a także tworzenia z nich zbiorów (galerii).</text:p>
          </table:table-cell>
          <table:table-cell table:style-name="Tabela5.A1" office:value-type="string">
            <text:p text:style-name="P17">UC_14_zarządzanie_zdjęciami</text:p>
          </table:table-cell>
        </table:table-row>
        <table:table-row table:style-name="Tabela5.1">
          <table:table-cell table:style-name="Tabela5.A1" office:value-type="string">
            <text:p text:style-name="P14">W_3</text:p>
          </table:table-cell>
          <table:table-cell table:style-name="Tabela5.A1" office:value-type="string">
            <text:p text:style-name="P14">Zarządzanie mapami google</text:p>
          </table:table-cell>
          <table:table-cell table:style-name="Tabela5.A1" office:value-type="string">
            <text:p text:style-name="P14">Możliwość tworzenia własnych map przy użyciu narzędzia googleMaps, oznaczania i odznaczania miejsc na stworzonych mapach, usuwania i modyfikacji map.</text:p>
          </table:table-cell>
          <table:table-cell table:style-name="Tabela5.A1" office:value-type="string">
            <text:p text:style-name="P17">UC_41_zarządzanie_mapami</text:p>
          </table:table-cell>
        </table:table-row>
        <table:table-row table:style-name="Tabela5.1">
          <table:table-cell table:style-name="Tabela5.A1" office:value-type="string">
            <text:p text:style-name="P14">W_4</text:p>
          </table:table-cell>
          <table:table-cell table:style-name="Tabela5.A1" office:value-type="string">
            <text:p text:style-name="P14">Zarządzanie kalendarzami</text:p>
          </table:table-cell>
          <table:table-cell table:style-name="Tabela5.A1" office:value-type="string">
            <text:p text:style-name="P14">Tworzenie, modyfikacja i usuwanie kalendarzy. Dodawanie zdarzeń do utworzonych kalendarzy.</text:p>
          </table:table-cell>
          <table:table-cell table:style-name="Tabela5.A1" office:value-type="string">
            <text:p text:style-name="P17">UC_57_zarządzanie_kalendarzami</text:p>
          </table:table-cell>
        </table:table-row>
        <table:table-row table:style-name="Tabela5.1">
          <table:table-cell table:style-name="Tabela5.A1" office:value-type="string">
            <text:p text:style-name="P14">W_5</text:p>
          </table:table-cell>
          <table:table-cell table:style-name="Tabela5.A1" office:value-type="string">
            <text:p text:style-name="P14">Zarządzanie formularzami</text:p>
          </table:table-cell>
          <table:table-cell table:style-name="Tabela5.A1" office:value-type="string">
            <text:p text:style-name="P14">Tworzenie, modyfikacja i usuwanie formularzy (w tym formularzy kontaktowych) do późniejszego umieszczenia na stronie.</text:p>
          </table:table-cell>
          <table:table-cell table:style-name="Tabela5.A1" office:value-type="string">
            <text:p text:style-name="P17">UC_36_zarządzanie_formularzami</text:p>
          </table:table-cell>
        </table:table-row>
        <text:soft-page-break/>
        <table:table-row table:style-name="Tabela5.1">
          <table:table-cell table:style-name="Tabela5.A1" office:value-type="string">
            <text:p text:style-name="P14">W_6</text:p>
          </table:table-cell>
          <table:table-cell table:style-name="Tabela5.A1" office:value-type="string">
            <text:p text:style-name="P14">Zarządzanie użytkownikami systemu</text:p>
          </table:table-cell>
          <table:table-cell table:style-name="Tabela5.A1" office:value-type="string">
            <text:p text:style-name="P14">Tworzenie i usuwanie użytkowników, nadawanie im rang, z którymi powiązane będą prawa dostępu do poszczególnych funkcji – także modyfikowalne.</text:p>
          </table:table-cell>
          <table:table-cell table:style-name="Tabela5.A1" office:value-type="string">
            <text:p text:style-name="P17">UC_3_zarządzanie_użytkownikami</text:p>
          </table:table-cell>
        </table:table-row>
        <table:table-row table:style-name="Tabela5.1">
          <table:table-cell table:style-name="Tabela5.A1" office:value-type="string">
            <text:p text:style-name="P14">W_7</text:p>
          </table:table-cell>
          <table:table-cell table:style-name="Tabela5.A1" office:value-type="string">
            <text:p text:style-name="P14">Zarządzanie szablonami</text:p>
          </table:table-cell>
          <table:table-cell table:style-name="Tabela5.A1" office:value-type="string">
            <text:p text:style-name="P18"><text:span text:style-name="Domyślna_20_czcionka_20_akapitu"><text:span text:style-name="T1">Możliwość dodania gotowego szablonu do systemu – z uwzględnieniem wcześniej zdefiniowanych tagów. Tworzenie szablonów od podstaw przy użyciu mechanik drag’n’drop oraz WYSIWYG.</text:span></text:span></text:p>
          </table:table-cell>
          <table:table-cell table:style-name="Tabela5.A1" office:value-type="string">
            <text:p text:style-name="P17">UC_24_zarządzanie_szablonami</text:p>
          </table:table-cell>
        </table:table-row>
        <table:table-row table:style-name="Tabela5.1">
          <table:table-cell table:style-name="Tabela5.A1" office:value-type="string">
            <text:p text:style-name="P14">W_8</text:p>
          </table:table-cell>
          <table:table-cell table:style-name="Tabela5.A1" office:value-type="string">
            <text:p text:style-name="P14">Zarządzanie treścią wyświetlaną na stronie</text:p>
          </table:table-cell>
          <table:table-cell table:style-name="Tabela5.A1" office:value-type="string">
            <text:p text:style-name="P14">Dodawanie contentu (galerii, postów itp.) do elementów wyświetlanych w obszarze strony. Możliwość modyfikacji tychże elementów – ich rozmiaru czy kolejności.</text:p>
          </table:table-cell>
          <table:table-cell table:style-name="Tabela5.A1" office:value-type="string">
            <text:p text:style-name="P17">UC_26_zarządzanie_treścią_wyświetlaną</text:p>
          </table:table-cell>
        </table:table-row>
        <table:table-row table:style-name="Tabela5.1">
          <table:table-cell table:style-name="Tabela5.A1" office:value-type="string">
            <text:p text:style-name="P14">W_9</text:p>
          </table:table-cell>
          <table:table-cell table:style-name="Tabela5.A1" office:value-type="string">
            <text:p text:style-name="P14">Obsługa mediów społecznościowych</text:p>
          </table:table-cell>
          <table:table-cell table:style-name="Tabela5.A1" office:value-type="string">
            <text:p text:style-name="P14">Zapewnienie narzędzi do obsługi mediów społecznościowych. Możliwość dodania nowych stron w tego typu mediach, zarządzania nimi z systemu. Konsolidacja elementów takich jak fanpage, twitter itp.</text:p>
          </table:table-cell>
          <table:table-cell table:style-name="Tabela5.A1" office:value-type="string">
            <text:p text:style-name="P17">UC_49_zarządzanie_mediami_społecznościowymi</text:p>
          </table:table-cell>
        </table:table-row>
        <table:table-row table:style-name="Tabela5.1">
          <table:table-cell table:style-name="Tabela5.A1" office:value-type="string">
            <text:p text:style-name="P14">W_10</text:p>
          </table:table-cell>
          <table:table-cell table:style-name="Tabela5.A1" office:value-type="string">
            <text:p text:style-name="P14">Backup</text:p>
          </table:table-cell>
          <table:table-cell table:style-name="Tabela5.A1" office:value-type="string">
            <text:p text:style-name="P14">Automatyczne tworzenie kopii zapasowej bazy danych w określonych przez administratora odstępach czasu</text:p>
          </table:table-cell>
          <table:table-cell table:style-name="Tabela5.A1" office:value-type="string">
            <text:p text:style-name="P17">UC_56_automatyczny_backup_danych</text:p>
          </table:table-cell>
        </table:table-row>
        <table:table-row table:style-name="Tabela5.1">
          <table:table-cell table:style-name="Tabela5.A1" office:value-type="string">
            <text:p text:style-name="P14">W_11</text:p>
          </table:table-cell>
          <table:table-cell table:style-name="Tabela5.A1" office:value-type="string">
            <text:p text:style-name="P14">Zarządzanie funkcjami systemu</text:p>
          </table:table-cell>
          <table:table-cell table:style-name="Tabela5.A1" office:value-type="string">
            <text:p text:style-name="P14">Możliwość włączenia oraz wyłączenia pewnych funkcji systemu w panelu opcji</text:p>
          </table:table-cell>
          <table:table-cell table:style-name="Tabela5.A1" office:value-type="string">
            <text:p text:style-name="P17">UC_9_zarządzanie_opcjami systemu</text:p>
          </table:table-cell>
        </table:table-row>
        <text:soft-page-break/>
        <table:table-row table:style-name="Tabela5.1">
          <table:table-cell table:style-name="Tabela5.A1" office:value-type="string">
            <text:p text:style-name="P14">W_12</text:p>
          </table:table-cell>
          <table:table-cell table:style-name="Tabela5.A1" office:value-type="string">
            <text:p text:style-name="P14">Logi</text:p>
          </table:table-cell>
          <table:table-cell table:style-name="Tabela5.A1" office:value-type="string">
            <text:p text:style-name="P14">Automatyczne zapisywanie aktywności użytkowników</text:p>
          </table:table-cell>
          <table:table-cell table:style-name="Tabela5.A1" office:value-type="string">
            <text:p text:style-name="P17">UC_54_generowanie_logów</text:p>
          </table:table-cell>
        </table:table-row>
      </table:table>
      <text:p text:style-name="P14"/>
      <text:p text:style-name="P19"/>
      <text:p text:style-name="P2">Model systemowych przypadków użycia</text:p>
      <text:p text:style-name="Standard"/>
      <text:p text:style-name="Standard"/>
      <text:p text:style-name="P9">Lista przypadków użycia</text:p>
      <text:p text:style-name="Standard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row table:style-name="Tabela6.1">
          <table:table-cell table:style-name="Tabela6.A1" office:value-type="string">
            <text:p text:style-name="P10">Identyfikator</text:p>
          </table:table-cell>
          <table:table-cell table:style-name="Tabela6.A1" office:value-type="string">
            <text:p text:style-name="P11">Nazwa</text:p>
          </table:table-cell>
          <table:table-cell table:style-name="Tabela6.A1" office:value-type="string">
            <text:p text:style-name="P11">Rodzaj</text:p>
          </table:table-cell>
          <table:table-cell table:style-name="Tabela6.A1" office:value-type="string">
            <text:p text:style-name="P11">Opis</text:p>
          </table:table-cell>
        </table:table-row>
        <table:table-row table:style-name="Tabela6.1">
          <table:table-cell table:style-name="Tabela6.A1" office:value-type="string">
            <text:p text:style-name="P21">UC_1_dostęp_do_bazy_danych</text:p>
          </table:table-cell>
          <table:table-cell table:style-name="Tabela6.A1" office:value-type="string">
            <text:p text:style-name="P22">Dostęp do bazy danych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Właściciel posiada pełny dostęp do bazy danych po zalogowaniu się do niej.</text:p>
          </table:table-cell>
        </table:table-row>
        <table:table-row table:style-name="Tabela6.1">
          <table:table-cell table:style-name="Tabela6.A1" office:value-type="string">
            <text:p text:style-name="P17">UC_2_wybieranie_administratorów</text:p>
          </table:table-cell>
          <table:table-cell table:style-name="Tabela6.A1" office:value-type="string">
            <text:p text:style-name="P17">Wybieranie administratorów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4">Przy instalowaniu systemu właściciel wybiera administratora/ów systemu którzy nim zarządzają.</text:p>
          </table:table-cell>
        </table:table-row>
        <table:table-row table:style-name="Tabela6.1">
          <table:table-cell table:style-name="Tabela6.A1" office:value-type="string">
            <text:p text:style-name="P17">UC_3_zarządzanie_użytkownikami</text:p>
          </table:table-cell>
          <table:table-cell table:style-name="Tabela6.A1" office:value-type="string">
            <text:p text:style-name="P17">Zarządzanie użytkownikami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8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 table:style-name="Tabela6.1">
          <table:table-cell table:style-name="Tabela6.A1" office:value-type="string">
            <text:p text:style-name="P17">UC_4_tworzenie_użytkowników</text:p>
          </table:table-cell>
          <table:table-cell table:style-name="Tabela6.A1" office:value-type="string">
            <text:p text:style-name="P17">Tworzenie użytkowników</text:p>
          </table:table-cell>
          <table:table-cell table:style-name="Tabela6.A1" office:value-type="string">
            <text:p text:style-name="P17">EXTENDS UC_03</text:p>
          </table:table-cell>
          <table:table-cell table:style-name="Tabela6.A1" office:value-type="string">
            <text:p text:style-name="P14">Tworzy użytkowników, przez podanie loginu, hasła, maila oraz reszty danych do formularza i zapisanie ich do systemu.</text:p>
          </table:table-cell>
        </table:table-row>
        <table:table-row table:style-name="Tabela6.1">
          <table:table-cell table:style-name="Tabela6.A1" office:value-type="string">
            <text:p text:style-name="P17">UC_5_usuwanie_użytkowników</text:p>
          </table:table-cell>
          <table:table-cell table:style-name="Tabela6.A1" office:value-type="string">
            <text:p text:style-name="P17">Usuwanie użytkowników</text:p>
          </table:table-cell>
          <table:table-cell table:style-name="Tabela6.A1" office:value-type="string">
            <text:p text:style-name="P17">EXTENDS UC_03</text:p>
          </table:table-cell>
          <table:table-cell table:style-name="Tabela6.A1" office:value-type="string">
            <text:p text:style-name="P17">Usuwanie użytkowników z systemu.</text:p>
          </table:table-cell>
        </table:table-row>
        <table:table-row table:style-name="Tabela6.1">
          <table:table-cell table:style-name="Tabela6.A1" office:value-type="string">
            <text:p text:style-name="P17">UC_6_zarządzanie_prawami_użytkowników</text:p>
          </table:table-cell>
          <table:table-cell table:style-name="Tabela6.A1" office:value-type="string">
            <text:p text:style-name="P17">Zarządzanie prawami użytkowników</text:p>
          </table:table-cell>
          <table:table-cell table:style-name="Tabela6.A1" office:value-type="string">
            <text:p text:style-name="P17">EXTENDS UC_03</text:p>
          </table:table-cell>
          <table:table-cell table:style-name="Tabela6.A1" office:value-type="string">
            <text:p text:style-name="P14">Administrator zarządza prawami wszystkich użytkowników w systemie.</text:p>
          </table:table-cell>
        </table:table-row>
        <table:table-row table:style-name="Tabela6.1">
          <table:table-cell table:style-name="Tabela6.A1" office:value-type="string">
            <text:p text:style-name="P17">UC_7_nadawanie_praw</text:p>
          </table:table-cell>
          <table:table-cell table:style-name="Tabela6.A1" office:value-type="string">
            <text:p text:style-name="P17">Nadawanie praw</text:p>
          </table:table-cell>
          <table:table-cell table:style-name="Tabela6.A1" office:value-type="string">
            <text:p text:style-name="P17">EXTENDS UC_06</text:p>
          </table:table-cell>
          <table:table-cell table:style-name="Tabela6.A1" office:value-type="string">
            <text:p text:style-name="P17">Nadaje prawa danym użytkownikom.</text:p>
          </table:table-cell>
        </table:table-row>
        <table:table-row table:style-name="Tabela6.1">
          <table:table-cell table:style-name="Tabela6.A1" office:value-type="string">
            <text:p text:style-name="P17">UC_8_odbieranie_praw</text:p>
          </table:table-cell>
          <table:table-cell table:style-name="Tabela6.A1" office:value-type="string">
            <text:p text:style-name="P17">Odbieranie praw</text:p>
          </table:table-cell>
          <table:table-cell table:style-name="Tabela6.A1" office:value-type="string">
            <text:p text:style-name="P17">EXTENDS UC_06</text:p>
          </table:table-cell>
          <table:table-cell table:style-name="Tabela6.A1" office:value-type="string">
            <text:p text:style-name="P17">Odbiera prawa użytkownikom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">UC_9_zarządzanie_opcjami systemu</text:p>
          </table:table-cell>
          <table:table-cell table:style-name="Tabela6.A1" office:value-type="string">
            <text:p text:style-name="P17">Zarządzanie opcjami systemu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4">Administrator wybiera opcje systemu, przez zaznaczenie/odznaczenie, spośród dostępnej puli opcji.</text:p>
          </table:table-cell>
        </table:table-row>
        <table:table-row table:style-name="Tabela6.1">
          <table:table-cell table:style-name="Tabela6.A1" office:value-type="string">
            <text:p text:style-name="P23">UC_10_zarządzanie_postami</text:p>
          </table:table-cell>
          <table:table-cell table:style-name="Tabela6.A1" office:value-type="string">
            <text:p text:style-name="P23">Zarządzanie postami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postami tworzonymi przez innych Moderatorów i Autorów.</text:p>
          </table:table-cell>
        </table:table-row>
        <table:table-row table:style-name="Tabela6.1">
          <table:table-cell table:style-name="Tabela6.A1" office:value-type="string">
            <text:p text:style-name="P17">UC_11_dodawanie_postów</text:p>
          </table:table-cell>
          <table:table-cell table:style-name="Tabela6.A1" office:value-type="string">
            <text:p text:style-name="P17">Dodawanie postów</text:p>
          </table:table-cell>
          <table:table-cell table:style-name="Tabela6.A1" office:value-type="string">
            <text:p text:style-name="P17">EXTENDS UC_10</text:p>
          </table:table-cell>
          <table:table-cell table:style-name="Tabela6.A1" office:value-type="string">
            <text:p text:style-name="P17">Dodaje posty do systemu.</text:p>
          </table:table-cell>
        </table:table-row>
        <table:table-row table:style-name="Tabela6.1">
          <table:table-cell table:style-name="Tabela6.A1" office:value-type="string">
            <text:p text:style-name="P17">UC_12_usuwanie_postów</text:p>
          </table:table-cell>
          <table:table-cell table:style-name="Tabela6.A1" office:value-type="string">
            <text:p text:style-name="P17">Usuwanie postów</text:p>
          </table:table-cell>
          <table:table-cell table:style-name="Tabela6.A1" office:value-type="string">
            <text:p text:style-name="P17">EXTENDS UC_10</text:p>
          </table:table-cell>
          <table:table-cell table:style-name="Tabela6.A1" office:value-type="string">
            <text:p text:style-name="P14">Usuwa wcześniej dodane posty z systemu.</text:p>
          </table:table-cell>
        </table:table-row>
        <table:table-row table:style-name="Tabela6.1">
          <table:table-cell table:style-name="Tabela6.A1" office:value-type="string">
            <text:p text:style-name="P17">UC_13_edycja_postów</text:p>
          </table:table-cell>
          <table:table-cell table:style-name="Tabela6.A1" office:value-type="string">
            <text:p text:style-name="P17">Edycja postów</text:p>
          </table:table-cell>
          <table:table-cell table:style-name="Tabela6.A1" office:value-type="string">
            <text:p text:style-name="P17">EXTENDS UC_10</text:p>
          </table:table-cell>
          <table:table-cell table:style-name="Tabela6.A1" office:value-type="string">
            <text:p text:style-name="P14">Edytuje wcześniej napisane posty z systemu. Do postu zostaje dodana adnotacja z datą oraz nickiem osoby edytującej.</text:p>
          </table:table-cell>
        </table:table-row>
        <table:table-row table:style-name="Tabela6.1">
          <table:table-cell table:style-name="Tabela6.A1" office:value-type="string">
            <text:p text:style-name="P23">UC_14_zarządzanie_zdjęciami</text:p>
          </table:table-cell>
          <table:table-cell table:style-name="Tabela6.A1" office:value-type="string">
            <text:p text:style-name="P23">Zarządzanie zdjęciami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nimi przez interface.</text:p>
          </table:table-cell>
        </table:table-row>
        <table:table-row table:style-name="Tabela6.1">
          <table:table-cell table:style-name="Tabela6.A1" office:value-type="string">
            <text:p text:style-name="P17">UC_15_usuwanie_zdjęć</text:p>
          </table:table-cell>
          <table:table-cell table:style-name="Tabela6.A1" office:value-type="string">
            <text:p text:style-name="P17">Usuwanie zdjęć</text:p>
          </table:table-cell>
          <table:table-cell table:style-name="Tabela6.A1" office:value-type="string">
            <text:p text:style-name="P17">EXTENDS UC_14</text:p>
          </table:table-cell>
          <table:table-cell table:style-name="Tabela6.A1" office:value-type="string">
            <text:p text:style-name="P17">Usuwa zdjęcia z systemu.</text:p>
          </table:table-cell>
        </table:table-row>
        <table:table-row table:style-name="Tabela6.1">
          <table:table-cell table:style-name="Tabela6.A1" office:value-type="string">
            <text:p text:style-name="P17">UC_16_dodawanie_zdjęć</text:p>
          </table:table-cell>
          <table:table-cell table:style-name="Tabela6.A1" office:value-type="string">
            <text:p text:style-name="P17">Dodawanie zdjęć</text:p>
          </table:table-cell>
          <table:table-cell table:style-name="Tabela6.A1" office:value-type="string">
            <text:p text:style-name="P17">EXTENDS UC_14</text:p>
          </table:table-cell>
          <table:table-cell table:style-name="Tabela6.A1" office:value-type="string">
            <text:p text:style-name="P17">Dodaje zdjęcia do systemu.</text:p>
          </table:table-cell>
        </table:table-row>
        <table:table-row table:style-name="Tabela6.1">
          <table:table-cell table:style-name="Tabela6.A1" office:value-type="string">
            <text:p text:style-name="P23">UC_17_zarządzanie_galeriami</text:p>
          </table:table-cell>
          <table:table-cell table:style-name="Tabela6.A1" office:value-type="string">
            <text:p text:style-name="P23">Zarządzanie galeriami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galeriami w systemie.</text:p>
          </table:table-cell>
        </table:table-row>
        <table:table-row table:style-name="Tabela6.1">
          <table:table-cell table:style-name="Tabela6.A1" office:value-type="string">
            <text:p text:style-name="P17">UC_18_usuwanie_galerii</text:p>
          </table:table-cell>
          <table:table-cell table:style-name="Tabela6.A1" office:value-type="string">
            <text:p text:style-name="P17">Usuwanie galerii</text:p>
          </table:table-cell>
          <table:table-cell table:style-name="Tabela6.A1" office:value-type="string">
            <text:p text:style-name="P17">EXTENDS UC_17</text:p>
          </table:table-cell>
          <table:table-cell table:style-name="Tabela6.A1" office:value-type="string">
            <text:p text:style-name="P14">Usuwa wskazaną galerie z systemu.</text:p>
          </table:table-cell>
        </table:table-row>
        <table:table-row table:style-name="Tabela6.1">
          <table:table-cell table:style-name="Tabela6.A1" office:value-type="string">
            <text:p text:style-name="P17">UC_19_dodawanie_galerii</text:p>
          </table:table-cell>
          <table:table-cell table:style-name="Tabela6.A1" office:value-type="string">
            <text:p text:style-name="P17">Dodawanie galerii</text:p>
          </table:table-cell>
          <table:table-cell table:style-name="Tabela6.A1" office:value-type="string">
            <text:p text:style-name="P17">EXTENDS UC_17</text:p>
          </table:table-cell>
          <table:table-cell table:style-name="Tabela6.A1" office:value-type="string">
            <text:p text:style-name="P17">Dodaje galerie do systemu.</text:p>
          </table:table-cell>
        </table:table-row>
        <table:table-row table:style-name="Tabela6.1">
          <table:table-cell table:style-name="Tabela6.A1" office:value-type="string">
            <text:p text:style-name="P17">UC_20_edycja_galerii</text:p>
          </table:table-cell>
          <table:table-cell table:style-name="Tabela6.A1" office:value-type="string">
            <text:p text:style-name="P17">Edycja galerii</text:p>
          </table:table-cell>
          <table:table-cell table:style-name="Tabela6.A1" office:value-type="string">
            <text:p text:style-name="P17">EXTENDS UC_17</text:p>
          </table:table-cell>
          <table:table-cell table:style-name="Tabela6.A1" office:value-type="string">
            <text:p text:style-name="P14">Usuwa i dodaje zdjęcia, może zmienić nazwę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">UC_21_zmiana_ustawień_galerii</text:p>
          </table:table-cell>
          <table:table-cell table:style-name="Tabela6.A1" office:value-type="string">
            <text:p text:style-name="P17">Zmiana ustawień galerii</text:p>
          </table:table-cell>
          <table:table-cell table:style-name="Tabela6.A1" office:value-type="string">
            <text:p text:style-name="P17">EXTENDS UC_20</text:p>
          </table:table-cell>
          <table:table-cell table:style-name="Tabela6.A1" office:value-type="string">
            <text:p text:style-name="P14">Zmienia ustawienia wskazanej galerii, przez zaznaczenie/odznaczenie opcji.</text:p>
          </table:table-cell>
        </table:table-row>
        <table:table-row table:style-name="Tabela6.1">
          <table:table-cell table:style-name="Tabela6.A1" office:value-type="string">
            <text:p text:style-name="P14">UC_22_usuwanie_zdjęć_z_galerii</text:p>
          </table:table-cell>
          <table:table-cell table:style-name="Tabela6.A1" office:value-type="string">
            <text:p text:style-name="P17">Usuwanie zdjęć z galerii</text:p>
          </table:table-cell>
          <table:table-cell table:style-name="Tabela6.A1" office:value-type="string">
            <text:p text:style-name="P17">EXTENDS UC_20 AND UC_15</text:p>
          </table:table-cell>
          <table:table-cell table:style-name="Tabela6.A1" office:value-type="string">
            <text:p text:style-name="P14">Usuwa wybrane zdjęcia z galerii.</text:p>
          </table:table-cell>
        </table:table-row>
        <table:table-row table:style-name="Tabela6.1">
          <table:table-cell table:style-name="Tabela6.A1" office:value-type="string">
            <text:p text:style-name="P14">UC_23_dodawanie_zdjęć_do_galerii</text:p>
          </table:table-cell>
          <table:table-cell table:style-name="Tabela6.A1" office:value-type="string">
            <text:p text:style-name="P17">Dodawanie zdjęć do galerii</text:p>
          </table:table-cell>
          <table:table-cell table:style-name="Tabela6.A1" office:value-type="string">
            <text:p text:style-name="P17">EXTENDS UC_16 AND UC_20</text:p>
          </table:table-cell>
          <table:table-cell table:style-name="Tabela6.A1" office:value-type="string">
            <text:p text:style-name="P14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23">UC_24_zarządzanie_szablonami</text:p>
          </table:table-cell>
          <table:table-cell table:style-name="Tabela6.A1" office:value-type="string">
            <text:p text:style-name="P23">Zarządzanie szablonami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zdefiniowanymi szablonami.</text:p>
          </table:table-cell>
        </table:table-row>
        <table:table-row table:style-name="Tabela6.1">
          <table:table-cell table:style-name="Tabela6.A1" office:value-type="string">
            <text:p text:style-name="P17">UC_25_importowanie_szablonów</text:p>
          </table:table-cell>
          <table:table-cell table:style-name="Tabela6.A1" office:value-type="string">
            <text:p text:style-name="P17">Importowanie szablonów</text:p>
          </table:table-cell>
          <table:table-cell table:style-name="Tabela6.A1" office:value-type="string">
            <text:p text:style-name="P17">EXTENDS UC_24</text:p>
          </table:table-cell>
          <table:table-cell table:style-name="Tabela6.A1" office:value-type="string">
            <text:p text:style-name="P14">Importuje gotowy, szablon do systemu.</text:p>
          </table:table-cell>
        </table:table-row>
        <table:table-row table:style-name="Tabela6.1">
          <table:table-cell table:style-name="Tabela6.A1" office:value-type="string">
            <text:p text:style-name="P17">UC_26_zarządzanie_treścią_wyświetlaną</text:p>
          </table:table-cell>
          <table:table-cell table:style-name="Tabela6.A1" office:value-type="string">
            <text:p text:style-name="P17">Zarządzanie treścią wyświetlaną</text:p>
          </table:table-cell>
          <table:table-cell table:style-name="Tabela6.A1" office:value-type="string">
            <text:p text:style-name="P17">EXTENDS UC_24</text:p>
          </table:table-cell>
          <table:table-cell table:style-name="Tabela6.A1" office:value-type="string">
            <text:p text:style-name="P14">Moderator zarządza treścią umieszczoną w szablonie która zostanie wyświetlona na stronie.</text:p>
          </table:table-cell>
        </table:table-row>
        <table:table-row table:style-name="Tabela6.1">
          <table:table-cell table:style-name="Tabela6.A1" office:value-type="string">
            <text:p text:style-name="P14">UC_27_usuwanie_elementów_do_wyświetlenia</text:p>
          </table:table-cell>
          <table:table-cell table:style-name="Tabela6.A1" office:value-type="string">
            <text:p text:style-name="P17">Usuwanie elementów do wyświetlenia</text:p>
          </table:table-cell>
          <table:table-cell table:style-name="Tabela6.A1" office:value-type="string">
            <text:p text:style-name="P17">EXTENDS UC_26</text:p>
          </table:table-cell>
          <table:table-cell table:style-name="Tabela6.A1" office:value-type="string">
            <text:p text:style-name="P14">Usuwa wybrane elementy widoczne dla Czytelnika z szablonu.</text:p>
          </table:table-cell>
        </table:table-row>
        <table:table-row table:style-name="Tabela6.1">
          <table:table-cell table:style-name="Tabela6.A1" office:value-type="string">
            <text:p text:style-name="P14">UC_28_dodawanie_elementów_do_wyświetlenia</text:p>
          </table:table-cell>
          <table:table-cell table:style-name="Tabela6.A1" office:value-type="string">
            <text:p text:style-name="P17">Dodawanie elementów do wyświetlenia</text:p>
          </table:table-cell>
          <table:table-cell table:style-name="Tabela6.A1" office:value-type="string">
            <text:p text:style-name="P17">EXTENDS UC_26</text:p>
          </table:table-cell>
          <table:table-cell table:style-name="Tabela6.A1" office:value-type="string">
            <text:p text:style-name="P14">Dodaje elementy widoczne dla Czytelnika do szablonu</text:p>
          </table:table-cell>
        </table:table-row>
        <table:table-row table:style-name="Tabela6.1">
          <table:table-cell table:style-name="Tabela6.A1" office:value-type="string">
            <text:p text:style-name="P14">UC_29_określenie_miejsca_wyświetlania_elementów</text:p>
          </table:table-cell>
          <table:table-cell table:style-name="Tabela6.A1" office:value-type="string">
            <text:p text:style-name="P17">Określanie miejsca wyświetlenia elementów</text:p>
          </table:table-cell>
          <table:table-cell table:style-name="Tabela6.A1" office:value-type="string">
            <text:p text:style-name="P17">EXTENDS UC_26</text:p>
          </table:table-cell>
          <table:table-cell table:style-name="Tabela6.A1" office:value-type="string">
            <text:p text:style-name="P14">Przez system drag-and-drop rozmieszcza elementy w szablonie.</text:p>
          </table:table-cell>
        </table:table-row>
        <table:table-row table:style-name="Tabela6.1">
          <table:table-cell table:style-name="Tabela6.A1" office:value-type="string">
            <text:p text:style-name="P17">UC_30_tworzenie_szablonów</text:p>
          </table:table-cell>
          <table:table-cell table:style-name="Tabela6.A1" office:value-type="string">
            <text:p text:style-name="P17">Tworzenie szablonów</text:p>
          </table:table-cell>
          <table:table-cell table:style-name="Tabela6.A1" office:value-type="string">
            <text:p text:style-name="P17">EXTENDS UC_24</text:p>
          </table:table-cell>
          <table:table-cell table:style-name="Tabela6.A1" office:value-type="string">
            <text:p text:style-name="P14">Tworzy szablon na którego podstawie treść strony.</text:p>
          </table:table-cell>
        </table:table-row>
        <table:table-row table:style-name="Tabela6.1">
          <table:table-cell table:style-name="Tabela6.A1" office:value-type="string">
            <text:p text:style-name="P17">UC_31_definiowanie_elementów_szablonów</text:p>
          </table:table-cell>
          <table:table-cell table:style-name="Tabela6.A1" office:value-type="string">
            <text:p text:style-name="P17">Definiowanie elementów szablonów</text:p>
          </table:table-cell>
          <table:table-cell table:style-name="Tabela6.A1" office:value-type="string">
            <text:p text:style-name="P17">EXTENDS UC_30</text:p>
          </table:table-cell>
          <table:table-cell table:style-name="Tabela6.A1" office:value-type="string">
            <text:p text:style-name="P14">Wszelkie działania na elementach szablonu</text:p>
          </table:table-cell>
        </table:table-row>
        <table:table-row table:style-name="Tabela6.1">
          <table:table-cell table:style-name="Tabela6.A1" office:value-type="string">
            <text:p text:style-name="P17">UC_32_tworzenie_elementów_szablonu</text:p>
          </table:table-cell>
          <table:table-cell table:style-name="Tabela6.A1" office:value-type="string">
            <text:p text:style-name="P17">Tworzenie elementów szablonu</text:p>
          </table:table-cell>
          <table:table-cell table:style-name="Tabela6.A1" office:value-type="string">
            <text:p text:style-name="P17">EXTENDS UC_31</text:p>
          </table:table-cell>
          <table:table-cell table:style-name="Tabela6.A1" office:value-type="string">
            <text:p text:style-name="P14">Tworzenie nowych elementów szablonu</text:p>
          </table:table-cell>
        </table:table-row>
        <table:table-row table:style-name="Tabela6.1">
          <table:table-cell table:style-name="Tabela6.A1" office:value-type="string">
            <text:p text:style-name="P14">UC_33_umieszczanie_elementów_szablonu_w_szablonie</text:p>
          </table:table-cell>
          <table:table-cell table:style-name="Tabela6.A1" office:value-type="string">
            <text:p text:style-name="P14">Umieszczanie elementów szablonu w szablonie</text:p>
          </table:table-cell>
          <table:table-cell table:style-name="Tabela6.A1" office:value-type="string">
            <text:p text:style-name="P17">EXTENDS UC_31</text:p>
          </table:table-cell>
          <table:table-cell table:style-name="Tabela6.A1" office:value-type="string">
            <text:p text:style-name="P14">Wstawia elementy do stworzonego szablonu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">UC_34_usuwanie_elementów_szablonu</text:p>
          </table:table-cell>
          <table:table-cell table:style-name="Tabela6.A1" office:value-type="string">
            <text:p text:style-name="P17">Usuwanie elementów szablonu</text:p>
          </table:table-cell>
          <table:table-cell table:style-name="Tabela6.A1" office:value-type="string">
            <text:p text:style-name="P17">EXTENDS UC_31</text:p>
          </table:table-cell>
          <table:table-cell table:style-name="Tabela6.A1" office:value-type="string">
            <text:p text:style-name="P17">Usuwa elementy z szablonu.</text:p>
          </table:table-cell>
        </table:table-row>
        <table:table-row table:style-name="Tabela6.1">
          <table:table-cell table:style-name="Tabela6.A1" office:value-type="string">
            <text:p text:style-name="P14">UC_35_nadawanie_rozmiarów_elementom_szablonu</text:p>
          </table:table-cell>
          <table:table-cell table:style-name="Tabela6.A1" office:value-type="string">
            <text:p text:style-name="P17">Nadawanie rozmiarów elementom szablonu</text:p>
          </table:table-cell>
          <table:table-cell table:style-name="Tabela6.A1" office:value-type="string">
            <text:p text:style-name="P17">EXTENDS UC_31</text:p>
          </table:table-cell>
          <table:table-cell table:style-name="Tabela6.A1" office:value-type="string">
            <text:p text:style-name="P14">Nadanie oraz późniejsza zmiana rozmiaru każdego elementu umieszczonego do szablonu.</text:p>
          </table:table-cell>
        </table:table-row>
        <table:table-row table:style-name="Tabela6.1">
          <table:table-cell table:style-name="Tabela6.A1" office:value-type="string">
            <text:p text:style-name="P23">UC_36_zarządzanie_formularzami</text:p>
          </table:table-cell>
          <table:table-cell table:style-name="Tabela6.A1" office:value-type="string">
            <text:p text:style-name="P23">Zarządzanie formularzami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formularzami dostępnymi w systemie.</text:p>
          </table:table-cell>
        </table:table-row>
        <table:table-row table:style-name="Tabela6.1">
          <table:table-cell table:style-name="Tabela6.A1" office:value-type="string">
            <text:p text:style-name="P17">UC_37_dodawanie_formularzy</text:p>
          </table:table-cell>
          <table:table-cell table:style-name="Tabela6.A1" office:value-type="string">
            <text:p text:style-name="P17">Dodawanie formularzy</text:p>
          </table:table-cell>
          <table:table-cell table:style-name="Tabela6.A1" office:value-type="string">
            <text:p text:style-name="P17">EXTENDS UC_36</text:p>
          </table:table-cell>
          <table:table-cell table:style-name="Tabela6.A1" office:value-type="string">
            <text:p text:style-name="P14">Dodaje formularze, przez podanie ilości pól do wypełnienia, ich nazw i ewentualnie typów.</text:p>
          </table:table-cell>
        </table:table-row>
        <table:table-row table:style-name="Tabela6.1">
          <table:table-cell table:style-name="Tabela6.A1" office:value-type="string">
            <text:p text:style-name="P17">UC_38_edycja_formularzy</text:p>
          </table:table-cell>
          <table:table-cell table:style-name="Tabela6.A1" office:value-type="string">
            <text:p text:style-name="P17">Edycja formularzy</text:p>
          </table:table-cell>
          <table:table-cell table:style-name="Tabela6.A1" office:value-type="string">
            <text:p text:style-name="P17">EXTENDS UC_36</text:p>
          </table:table-cell>
          <table:table-cell table:style-name="Tabela6.A1" office:value-type="string">
            <text:p text:style-name="P14">Edytuje wcześniej stworzone formularze umieszczone w systemie.</text:p>
          </table:table-cell>
        </table:table-row>
        <table:table-row table:style-name="Tabela6.1">
          <table:table-cell table:style-name="Tabela6.A1" office:value-type="string">
            <text:p text:style-name="P17">UC_39_usuwanie_formularzy</text:p>
          </table:table-cell>
          <table:table-cell table:style-name="Tabela6.A1" office:value-type="string">
            <text:p text:style-name="P17">Usuwanie formularzy</text:p>
          </table:table-cell>
          <table:table-cell table:style-name="Tabela6.A1" office:value-type="string">
            <text:p text:style-name="P17">EXTENDS UC_36</text:p>
          </table:table-cell>
          <table:table-cell table:style-name="Tabela6.A1" office:value-type="string">
            <text:p text:style-name="P17">Usuwa formularze z systemu.</text:p>
          </table:table-cell>
        </table:table-row>
        <table:table-row table:style-name="Tabela6.1">
          <table:table-cell table:style-name="Tabela6.A1" office:value-type="string">
            <text:p text:style-name="P23">UC_40_dostęp_do_logów</text:p>
          </table:table-cell>
          <table:table-cell table:style-name="Tabela6.A1" office:value-type="string">
            <text:p text:style-name="P23">Dostęp do logów</text:p>
          </table:table-cell>
          <table:table-cell table:style-name="Tabela6.A1" office:value-type="string">
            <text:p text:style-name="P23"/>
          </table:table-cell>
          <table:table-cell table:style-name="Tabela6.A1" office:value-type="string">
            <text:p text:style-name="P24">Moderator zarządza logami wygenerowanymi przez system.</text:p>
          </table:table-cell>
        </table:table-row>
        <table:table-row table:style-name="Tabela6.1">
          <table:table-cell table:style-name="Tabela6.A1" office:value-type="string">
            <text:p text:style-name="P17">UC_41_zarządzanie_mapami</text:p>
          </table:table-cell>
          <table:table-cell table:style-name="Tabela6.A1" office:value-type="string">
            <text:p text:style-name="P17">Zarządzanie <text:s/>mapami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7">Moderator zarządza mapami.</text:p>
          </table:table-cell>
        </table:table-row>
        <table:table-row table:style-name="Tabela6.1">
          <table:table-cell table:style-name="Tabela6.A1" office:value-type="string">
            <text:p text:style-name="P17">UC_42_tworzenie_map</text:p>
          </table:table-cell>
          <table:table-cell table:style-name="Tabela6.A1" office:value-type="string">
            <text:p text:style-name="P17">Tworzenie map</text:p>
          </table:table-cell>
          <table:table-cell table:style-name="Tabela6.A1" office:value-type="string">
            <text:p text:style-name="P17">EXTENDS UC_41</text:p>
          </table:table-cell>
          <table:table-cell table:style-name="Tabela6.A1" office:value-type="string">
            <text:p text:style-name="P14">Tworzy mapy przez podanie współrzędnych, serwera z mapami oraz przybliżenia.</text:p>
          </table:table-cell>
        </table:table-row>
        <table:table-row table:style-name="Tabela6.1">
          <table:table-cell table:style-name="Tabela6.A1" office:value-type="string">
            <text:p text:style-name="P17">UC_43_usuwanie_map</text:p>
          </table:table-cell>
          <table:table-cell table:style-name="Tabela6.A1" office:value-type="string">
            <text:p text:style-name="P17">Usuwanie map</text:p>
          </table:table-cell>
          <table:table-cell table:style-name="Tabela6.A1" office:value-type="string">
            <text:p text:style-name="P17">EXTENDS UC_41</text:p>
          </table:table-cell>
          <table:table-cell table:style-name="Tabela6.A1" office:value-type="string">
            <text:p text:style-name="P17">Usuwa mapy z systemu.</text:p>
          </table:table-cell>
        </table:table-row>
        <table:table-row table:style-name="Tabela6.1">
          <table:table-cell table:style-name="Tabela6.A1" office:value-type="string">
            <text:p text:style-name="P17">UC_44_edycja_map</text:p>
          </table:table-cell>
          <table:table-cell table:style-name="Tabela6.A1" office:value-type="string">
            <text:p text:style-name="P17">Edycja map</text:p>
          </table:table-cell>
          <table:table-cell table:style-name="Tabela6.A1" office:value-type="string">
            <text:p text:style-name="P17">EXTENDS UC_41</text:p>
          </table:table-cell>
          <table:table-cell table:style-name="Tabela6.A1" office:value-type="string">
            <text:p text:style-name="P14">Edycja mapy, zmiana współrzędnych i przybliżenia.</text:p>
          </table:table-cell>
        </table:table-row>
        <table:table-row table:style-name="Tabela6.1">
          <table:table-cell table:style-name="Tabela6.A1" office:value-type="string">
            <text:p text:style-name="P24">UC_45_zarządzanie_znacznikami_na_mapach</text:p>
          </table:table-cell>
          <table:table-cell table:style-name="Tabela6.A1" office:value-type="string">
            <text:p text:style-name="P23">Zarządzanie znacznikami na mapach</text:p>
          </table:table-cell>
          <table:table-cell table:style-name="Tabela6.A1" office:value-type="string">
            <text:p text:style-name="P23">EXTENDS UC_41</text:p>
          </table:table-cell>
          <table:table-cell table:style-name="Tabela6.A1" office:value-type="string">
            <text:p text:style-name="P24">Moderator oraz Autor zarządzają znacznikami na <text:s/>mapach umieszczonych w systemie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">UC_46_usuwanie_znaczników</text:p>
          </table:table-cell>
          <table:table-cell table:style-name="Tabela6.A1" office:value-type="string">
            <text:p text:style-name="P17">Usuwanie znaczników</text:p>
          </table:table-cell>
          <table:table-cell table:style-name="Tabela6.A1" office:value-type="string">
            <text:p text:style-name="P17">EXTENDS UC_45</text:p>
          </table:table-cell>
          <table:table-cell table:style-name="Tabela6.A1" office:value-type="string">
            <text:p text:style-name="P17">Usuwają znaczniki z map.</text:p>
          </table:table-cell>
        </table:table-row>
        <table:table-row table:style-name="Tabela6.1">
          <table:table-cell table:style-name="Tabela6.A1" office:value-type="string">
            <text:p text:style-name="P17">UC_47_dodawanie_znaczników</text:p>
          </table:table-cell>
          <table:table-cell table:style-name="Tabela6.A1" office:value-type="string">
            <text:p text:style-name="P17">Dodawanie znaczników</text:p>
          </table:table-cell>
          <table:table-cell table:style-name="Tabela6.A1" office:value-type="string">
            <text:p text:style-name="P17">EXTENDS UC_45</text:p>
          </table:table-cell>
          <table:table-cell table:style-name="Tabela6.A1" office:value-type="string">
            <text:p text:style-name="P17">Dodają znacznik do map.</text:p>
          </table:table-cell>
        </table:table-row>
        <table:table-row table:style-name="Tabela6.1">
          <table:table-cell table:style-name="Tabela6.A1" office:value-type="string">
            <text:p text:style-name="P17">UC_48_edycja_znaczników</text:p>
          </table:table-cell>
          <table:table-cell table:style-name="Tabela6.A1" office:value-type="string">
            <text:p text:style-name="P17">Edycja znaczników</text:p>
          </table:table-cell>
          <table:table-cell table:style-name="Tabela6.A1" office:value-type="string">
            <text:p text:style-name="P17">EXTENDS UC_45</text:p>
          </table:table-cell>
          <table:table-cell table:style-name="Tabela6.A1" office:value-type="string">
            <text:p text:style-name="P14">Edytują znaczniki na mapach, zmieniają nazwy, położenie.</text:p>
          </table:table-cell>
        </table:table-row>
        <table:table-row table:style-name="Tabela6.1">
          <table:table-cell table:style-name="Tabela6.A1" office:value-type="string">
            <text:p text:style-name="P17">UC_11_dodawanie_postów</text:p>
          </table:table-cell>
          <table:table-cell table:style-name="Tabela6.A1" office:value-type="string">
            <text:p text:style-name="P17">Tworzenie postów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7">Dodają posty do systemu.</text:p>
          </table:table-cell>
        </table:table-row>
        <table:table-row table:style-name="Tabela6.1">
          <table:table-cell table:style-name="Tabela6.A1" office:value-type="string">
            <text:p text:style-name="P17">UC_49_zarządzanie_mediami_społecznościowymi</text:p>
          </table:table-cell>
          <table:table-cell table:style-name="Tabela6.A1" office:value-type="string">
            <text:p text:style-name="P17">Zarządzanie mediami społecznościowymi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7">Autor zarządza mediami społecznościowymi.</text:p>
          </table:table-cell>
        </table:table-row>
        <table:table-row table:style-name="Tabela6.1">
          <table:table-cell table:style-name="Tabela6.A1" office:value-type="string">
            <text:p text:style-name="P17">UC_50_obsługa_mediów_społecznościowych</text:p>
          </table:table-cell>
          <table:table-cell table:style-name="Tabela6.A1" office:value-type="string">
            <text:p text:style-name="P17">Obsługa mediów społecznościowych</text:p>
          </table:table-cell>
          <table:table-cell table:style-name="Tabela6.A1" office:value-type="string">
            <text:p text:style-name="P17">EXTENDS UC_49</text:p>
          </table:table-cell>
          <table:table-cell table:style-name="Tabela6.A1" office:value-type="string">
            <text:p text:style-name="P14">Pozwala na dodanie informacji bezpośrednio na strony w serwisach społecznościowych.</text:p>
          </table:table-cell>
        </table:table-row>
        <table:table-row table:style-name="Tabela6.1">
          <table:table-cell table:style-name="Tabela6.A1" office:value-type="string">
            <text:p text:style-name="P17">UC_51_dodawanie_mediów_społecznościowych</text:p>
          </table:table-cell>
          <table:table-cell table:style-name="Tabela6.A1" office:value-type="string">
            <text:p text:style-name="P17">Dodawanie mediów społecznościowych</text:p>
          </table:table-cell>
          <table:table-cell table:style-name="Tabela6.A1" office:value-type="string">
            <text:p text:style-name="P17">EXTENDS UC_49</text:p>
          </table:table-cell>
          <table:table-cell table:style-name="Tabela6.A1" office:value-type="string">
            <text:p text:style-name="P14">Dodaje odnośniki do stron właściciela <text:s/>umieszczonych w serwisach społecznościowych.</text:p>
          </table:table-cell>
        </table:table-row>
        <table:table-row table:style-name="Tabela6.1">
          <table:table-cell table:style-name="Tabela6.A1" office:value-type="string">
            <text:p text:style-name="P23">UC_52_ograniczone_zarządzanie_galeriami</text:p>
          </table:table-cell>
          <table:table-cell table:style-name="Tabela6.A1" office:value-type="string">
            <text:p text:style-name="P23">Ograniczone zarządzanie galeriami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24">Autor zarządza galeriami, jednak ma ograniczony dostęp.</text:p>
          </table:table-cell>
        </table:table-row>
        <table:table-row table:style-name="Tabela6.1">
          <table:table-cell table:style-name="Tabela6.A1" office:value-type="string">
            <text:p text:style-name="P17">UC_19_dodawanie_galerii</text:p>
          </table:table-cell>
          <table:table-cell table:style-name="Tabela6.A1" office:value-type="string">
            <text:p text:style-name="P17">Tworzenie galerii</text:p>
          </table:table-cell>
          <table:table-cell table:style-name="Tabela6.A1" office:value-type="string">
            <text:p text:style-name="P17">EXTENDS UC_53</text:p>
          </table:table-cell>
          <table:table-cell table:style-name="Tabela6.A1" office:value-type="string">
            <text:p text:style-name="P17">Dodaje galerie do systemu.</text:p>
          </table:table-cell>
        </table:table-row>
        <table:table-row table:style-name="Tabela6.1">
          <table:table-cell table:style-name="Tabela6.A1" office:value-type="string">
            <text:p text:style-name="P17">UC_20_edycja_galerii</text:p>
          </table:table-cell>
          <table:table-cell table:style-name="Tabela6.A1" office:value-type="string">
            <text:p text:style-name="P17">Edycja galerii</text:p>
          </table:table-cell>
          <table:table-cell table:style-name="Tabela6.A1" office:value-type="string">
            <text:p text:style-name="P17">EXTENDS UC_53</text:p>
          </table:table-cell>
          <table:table-cell table:style-name="Tabela6.A1" office:value-type="string">
            <text:p text:style-name="P14">Usuwa i dodaje zdjęcia, może zmienić nazwę.</text:p>
          </table:table-cell>
        </table:table-row>
        <table:table-row table:style-name="Tabela6.1">
          <table:table-cell table:style-name="Tabela6.A1" office:value-type="string">
            <text:p text:style-name="P17">UC_16_dodawanie_zdjęć</text:p>
          </table:table-cell>
          <table:table-cell table:style-name="Tabela6.A1" office:value-type="string">
            <text:p text:style-name="P17">Dodawanie zdjęć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7">Dodaje zdjęcia do systemu.</text:p>
          </table:table-cell>
        </table:table-row>
        <table:table-row table:style-name="Tabela6.1">
          <table:table-cell table:style-name="Tabela6.A1" office:value-type="string">
            <text:p text:style-name="P14">UC_23_dodawanie_zdjęć_do_galerii</text:p>
          </table:table-cell>
          <table:table-cell table:style-name="Tabela6.A1" office:value-type="string">
            <text:p text:style-name="P17">Dodawanie zdjęć do galerii</text:p>
          </table:table-cell>
          <table:table-cell table:style-name="Tabela6.A1" office:value-type="string">
            <text:p text:style-name="P17">EXTENDS UC_20 ADN UC_16</text:p>
          </table:table-cell>
          <table:table-cell table:style-name="Tabela6.A1" office:value-type="string">
            <text:p text:style-name="P14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17">UC_53_przeglądanie_treści_strony</text:p>
          </table:table-cell>
          <table:table-cell table:style-name="Tabela6.A1" office:value-type="string">
            <text:p text:style-name="P17">Przeglądanie treści strony</text:p>
          </table:table-cell>
          <table:table-cell table:style-name="Tabela6.A1" office:value-type="string">
            <text:p text:style-name="P17"/>
          </table:table-cell>
          <table:table-cell table:style-name="Tabela6.A1" office:value-type="string">
            <text:p text:style-name="P14">Czytelnik ma możliwość przeglądania widocznych elementów strony.</text:p>
          </table:table-cell>
        </table:table-row>
        <text:soft-page-break/>
        <table:table-row table:style-name="Tabela6.1">
          <table:table-cell table:style-name="Tabela6.A1" office:value-type="string">
            <text:p text:style-name="P22">UC_54_generowanie_logów</text:p>
          </table:table-cell>
          <table:table-cell table:style-name="Tabela6.A1" office:value-type="string">
            <text:p text:style-name="P22">Generowanie logów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System automatyczne generuje <text:s/>logi z działania strony i zapisuje je.</text:p>
          </table:table-cell>
        </table:table-row>
        <table:table-row table:style-name="Tabela6.1">
          <table:table-cell table:style-name="Tabela6.A1" office:value-type="string">
            <text:p text:style-name="P22">UC_55_generowanie_kodu_szablonu</text:p>
          </table:table-cell>
          <table:table-cell table:style-name="Tabela6.A1" office:value-type="string">
            <text:p text:style-name="P22">Generowanie kodu szablonu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System tworzy przykładowy szablon, którym potem Moderato manipuluje i dostosowuje.</text:p>
          </table:table-cell>
        </table:table-row>
        <table:table-row table:style-name="Tabela6.1">
          <table:table-cell table:style-name="Tabela6.A1" office:value-type="string">
            <text:p text:style-name="P22">UC_56_automatyczny_backup_danych</text:p>
          </table:table-cell>
          <table:table-cell table:style-name="Tabela6.A1" office:value-type="string">
            <text:p text:style-name="P22">Automatyczny backup danych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System automatycznie przeprowadza backup danych po określonym czasie lub zdarzeniu.</text:p>
          </table:table-cell>
        </table:table-row>
        <table:table-row table:style-name="Tabela6.1">
          <table:table-cell table:style-name="Tabela6.A63" office:value-type="string">
            <text:p text:style-name="P17">UC_57_zarządzanie_kalendarzami</text:p>
          </table:table-cell>
          <table:table-cell table:style-name="Tabela6.A63" office:value-type="string">
            <text:p text:style-name="P17">Zarządzanie kalendarzami</text:p>
          </table:table-cell>
          <table:table-cell table:style-name="Tabela6.A63" office:value-type="string">
            <text:p text:style-name="P17"/>
          </table:table-cell>
          <table:table-cell table:style-name="Tabela6.A63" office:value-type="string">
            <text:p text:style-name="P14">Moderator zarządza <text:s/>kalendarzami dostępnymi w systemie.</text:p>
          </table:table-cell>
        </table:table-row>
        <table:table-row table:style-name="Tabela6.1">
          <table:table-cell table:style-name="Tabela6.A63" office:value-type="string">
            <text:p text:style-name="P17">UC_58_dodawanie_kalendarzy</text:p>
          </table:table-cell>
          <table:table-cell table:style-name="Tabela6.A63" office:value-type="string">
            <text:p text:style-name="P17">Dodawanie kalendarzy</text:p>
          </table:table-cell>
          <table:table-cell table:style-name="Tabela6.A63" office:value-type="string">
            <text:p text:style-name="P17">EXTENDS UC_57</text:p>
          </table:table-cell>
          <table:table-cell table:style-name="Tabela6.A63" office:value-type="string">
            <text:p text:style-name="P14">Tworzy kalendarz i dodaje go do systemu.</text:p>
          </table:table-cell>
        </table:table-row>
        <table:table-row table:style-name="Tabela6.1">
          <table:table-cell table:style-name="Tabela6.A63" office:value-type="string">
            <text:p text:style-name="P17">UC_58_usuwanie_kalendarzy</text:p>
          </table:table-cell>
          <table:table-cell table:style-name="Tabela6.A63" office:value-type="string">
            <text:p text:style-name="P17">Usuwanie kalendarzy</text:p>
          </table:table-cell>
          <table:table-cell table:style-name="Tabela6.A63" office:value-type="string">
            <text:p text:style-name="P17">EXTENDS UC_57</text:p>
          </table:table-cell>
          <table:table-cell table:style-name="Tabela6.A63" office:value-type="string">
            <text:p text:style-name="P14">Usuwa wskazany kalendarz z systemu.</text:p>
          </table:table-cell>
        </table:table-row>
        <table:table-row table:style-name="Tabela6.1">
          <table:table-cell table:style-name="Tabela6.A63" office:value-type="string">
            <text:p text:style-name="P17">UC_59_usuwanie_kalendarzy</text:p>
          </table:table-cell>
          <table:table-cell table:style-name="Tabela6.A63" office:value-type="string">
            <text:p text:style-name="P17">Modyfikacja kalendarzy</text:p>
          </table:table-cell>
          <table:table-cell table:style-name="Tabela6.A63" office:value-type="string">
            <text:p text:style-name="P17">EXTENDS UC_57</text:p>
          </table:table-cell>
          <table:table-cell table:style-name="Tabela6.A63" office:value-type="string">
            <text:p text:style-name="P14">Modyfikuje znaczniki w kalendarzach.</text:p>
          </table:table-cell>
        </table:table-row>
        <table:table-row table:style-name="Tabela6.1">
          <table:table-cell table:style-name="Tabela6.A63" office:value-type="string">
            <text:p text:style-name="P14">UC_60_dodawanie_znaczników_do_kalendarza</text:p>
          </table:table-cell>
          <table:table-cell table:style-name="Tabela6.A63" office:value-type="string">
            <text:p text:style-name="P17">Dodawanie znaczników do kalendarza</text:p>
          </table:table-cell>
          <table:table-cell table:style-name="Tabela6.A63" office:value-type="string">
            <text:p text:style-name="P17">EXTENDS UC_59</text:p>
          </table:table-cell>
          <table:table-cell table:style-name="Tabela6.A63" office:value-type="string">
            <text:p text:style-name="P14">Dodaje znaczniki do wskazanego kalendarza.</text:p>
          </table:table-cell>
        </table:table-row>
        <table:table-row table:style-name="Tabela6.1">
          <table:table-cell table:style-name="Tabela6.A63" office:value-type="string">
            <text:p text:style-name="P14">UC_61_usuwanie_znaczników_z_kalendarzy</text:p>
          </table:table-cell>
          <table:table-cell table:style-name="Tabela6.A63" office:value-type="string">
            <text:p text:style-name="P17">Usuwanie znaczników z kalendarzy</text:p>
          </table:table-cell>
          <table:table-cell table:style-name="Tabela6.A63" office:value-type="string">
            <text:p text:style-name="P17">EXTENDS UC_59</text:p>
          </table:table-cell>
          <table:table-cell table:style-name="Tabela6.A63" office:value-type="string">
            <text:p text:style-name="P14">Usuwa wskazany znacznik z kalendarza.</text:p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P20">Scenariusze użycia, dokładne działanie.</text:p>
      <text:p text:style-name="Standard"/>
      <text:p text:style-name="Standard">Przypadek użycia <text:span text:style-name="Domyślna_20_czcionka_20_akapitu"><text:span text:style-name="T1">UC_2_wybieranie_administratorów</text:span></text:span></text:p>
      <text:p text:style-name="P1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entyfikator</text:p>
          </table:table-cell>
          <table:table-cell table:style-name="Tabela7.B1" office:value-type="string">
            <text:p text:style-name="P17">UC_2_wybieranie_administratorów</text:p>
          </table:table-cell>
        </table:table-row>
        <table:table-row>
          <table:table-cell table:style-name="Tabela7.A2" office:value-type="string">
            <text:p text:style-name="Table_20_Contents">Nazwa</text:p>
          </table:table-cell>
          <table:table-cell table:style-name="Tabela7.B2" office:value-type="string">
            <text:p text:style-name="Table_20_Contents">Wybieranie administratorów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P14">Przy instalowaniu systemu właściciel wybiera administratora/ów systemu którzy nim zarządzają.</text:p>
          </table:table-cell>
        </table:table-row>
        <table:table-row>
          <table:table-cell table:style-name="Tabela7.A2" office:value-type="string">
            <text:p text:style-name="Table_20_Contents">Scenariusz główny</text:p>
          </table:table-cell>
          <table:table-cell table:style-name="Tabela7.B2" office:value-type="string">
            <text:p text:style-name="Table_20_Contents">1. Wyświetlenie formularza wyboru administratorów w <text:soft-page-break/>postaci input fieldów oraz przycisku „Dodaj administratora”.</text:p>
            <text:p text:style-name="Table_20_Contents">2. System prosi o podanie loginu maila oraz hasła które będzie używane przez administratora.</text:p>
            <text:p text:style-name="Table_20_Contents">3. Kliknięcie przycisku, sprawdzenie przez system czy dane są wprowadzone oraz czy są poprawne, jeśli nie wyświetlenie odpowiedniego komunikatu.</text:p>
            <text:p text:style-name="Table_20_Contents">3. Wyświetlanie zapytania o dodaniu kolejnego administratora. Przyciski „Tak” i „Nie”.</text:p>
            <text:p text:style-name="Table_20_Contents">4a. Wybrano „Tak” powrót to punktu 1.</text:p>
            <text:p text:style-name="Table_20_Contents">4b. Wybrano „Nie” zakończeni wprowadzania administratorów i instalacji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_zarządzanie_użytkownikami</text:span></text:span></text:p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entyfikator</text:p>
          </table:table-cell>
          <table:table-cell table:style-name="Tabela8.B1" office:value-type="string">
            <text:p text:style-name="P17">UC_3_zarządzanie_użytkownikami</text:p>
          </table:table-cell>
        </table:table-row>
        <table:table-row>
          <table:table-cell table:style-name="Tabela8.A2" office:value-type="string">
            <text:p text:style-name="Table_20_Contents">Nazwa</text:p>
          </table:table-cell>
          <table:table-cell table:style-name="Tabela8.B2" office:value-type="string">
            <text:p text:style-name="Table_20_Contents">Zarządzanie uzytkownikami</text:p>
          </table:table-cell>
        </table:table-row>
        <table:table-row>
          <table:table-cell table:style-name="Tabela8.A2" office:value-type="string">
            <text:p text:style-name="Table_20_Contents">Opis</text:p>
          </table:table-cell>
          <table:table-cell table:style-name="Tabela8.B2" office:value-type="string">
            <text:p text:style-name="P18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>
          <table:table-cell table:style-name="Tabela8.A2" office:value-type="string">
            <text:p text:style-name="Table_20_Contents">Scenariusz</text:p>
          </table:table-cell>
          <table:table-cell table:style-name="Tabela8.B2" office:value-type="string">
            <text:p text:style-name="Table_20_Contents">1. Po wybraniu opcji „Zarządzaj użytkownikami” przechodzimy do panelu zarządzania użytkownikami gdzie zostają wyświetlone, w formie tabelki, dane wszystkich użytkowników, oraz przyciski „Edytuj”, „Usuń” oraz „Prawa” przy każdym z nich, a także przycisk „Dodaj”.</text:p>
          </table:table-cell>
        </table:table-row>
      </table:table>
      <text:p text:style-name="Standard"/>
      <text:p text:style-name="Standard">Przypadek użycia UC_4_tworzenie_użytkowników</text:p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entyfikator</text:p>
          </table:table-cell>
          <table:table-cell table:style-name="Tabela9.B1" office:value-type="string">
            <text:p text:style-name="Standard">UC_4_tworzenie_użytkowników</text:p>
          </table:table-cell>
        </table:table-row>
        <table:table-row>
          <table:table-cell table:style-name="Tabela9.A2" office:value-type="string">
            <text:p text:style-name="Table_20_Contents">Nazwa</text:p>
          </table:table-cell>
          <table:table-cell table:style-name="Tabela9.B2" office:value-type="string">
            <text:p text:style-name="Table_20_Contents">Tworzenie użytkowników</text:p>
          </table:table-cell>
        </table:table-row>
        <table:table-row>
          <table:table-cell table:style-name="Tabela9.A2" office:value-type="string">
            <text:p text:style-name="Table_20_Contents">Opis</text:p>
          </table:table-cell>
          <table:table-cell table:style-name="Tabela9.B2" office:value-type="string">
            <text:p text:style-name="P14">Tworzy użytkowników, przez podanie loginu, hasła, maila oraz reszty danych do formularza i zapisanie ich do systemu.</text:p>
          </table:table-cell>
        </table:table-row>
        <table:table-row>
          <table:table-cell table:style-name="Tabela9.A2" office:value-type="string">
            <text:p text:style-name="Table_20_Contents">Scenariusz</text:p>
          </table:table-cell>
          <table:table-cell table:style-name="Tabela9.B2" office:value-type="string">
            <text:p text:style-name="Table_20_Contents">1. Po naciśnięciu „Dodaj” z UC_3 zostanie wyświetlony formularz tworzenia użytkowników w formie: 3 input na login, mail i hasło oraz przycisku „Dodaj” i „Anuluj”.</text:p>
            <text:p text:style-name="Table_20_Contents">2a. Wybrano „Dodaj”, system sprawdza czy istnieje już taki użytkownik, czy wypełniono wszystkie pola i ich poprawność, jeśli wykryto błędy wyświetla komunikat informujący o tym, jeśli nie dodaje użytkownika do bazy danych i powrót do panelu zarządzania użytkownikami.</text:p>
            <text:p text:style-name="Table_20_Contents">2b. Wybrano „Anuluj” następuje powrót do panelu zarządzania użytkownik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_usuwanie_użytkowników</text:span></text:span></text:p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entyfikator</text:p>
          </table:table-cell>
          <table:table-cell table:style-name="Tabela10.B1" office:value-type="string">
            <text:p text:style-name="P17">UC_5_usuwanie_użytkowników</text:p>
          </table:table-cell>
        </table:table-row>
        <table:table-row>
          <table:table-cell table:style-name="Tabela10.A2" office:value-type="string">
            <text:p text:style-name="Table_20_Contents">Nazwa</text:p>
          </table:table-cell>
          <table:table-cell table:style-name="Tabela10.B2" office:value-type="string">
            <text:p text:style-name="Table_20_Contents">Usuwanie użytkowników</text:p>
          </table:table-cell>
        </table:table-row>
        <table:table-row>
          <table:table-cell table:style-name="Tabela10.A2" office:value-type="string">
            <text:p text:style-name="Table_20_Contents">Opis</text:p>
          </table:table-cell>
          <table:table-cell table:style-name="Tabela10.B2" office:value-type="string">
            <text:p text:style-name="P14">Usuwanie użytkowników z systemu.</text:p>
          </table:table-cell>
        </table:table-row>
        <text:soft-page-break/>
        <table:table-row>
          <table:table-cell table:style-name="Tabela10.A2" office:value-type="string">
            <text:p text:style-name="Table_20_Contents">Scenariusz</text:p>
          </table:table-cell>
          <table:table-cell table:style-name="Tabela10.B2" office:value-type="string">
            <text:p text:style-name="Table_20_Contents">1. Po naciśnięciu „Usuń” z UC_3 zostanie wyświetlony komunikat potwierdzający usunięcie z dwoma przyciskami „Tak” i „Nie”</text:p>
            <text:p text:style-name="Table_20_Contents">2a. Wybrano „Tak” następuje usunięcie użytkownika i zamknięcie komunikatu.</text:p>
            <text:p text:style-name="Table_20_Contents">2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_zarządzanie_prawami_użytkowników</text:span></text:span></text:p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entyfikator</text:p>
          </table:table-cell>
          <table:table-cell table:style-name="Tabela11.B1" office:value-type="string">
            <text:p text:style-name="P17">UC_6_zarządzanie_prawami_użytkowników</text:p>
          </table:table-cell>
        </table:table-row>
        <table:table-row>
          <table:table-cell table:style-name="Tabela11.A2" office:value-type="string">
            <text:p text:style-name="Table_20_Contents">Nazwa</text:p>
          </table:table-cell>
          <table:table-cell table:style-name="Tabela11.B2" office:value-type="string">
            <text:p text:style-name="P17">Zarządzanie prawami użytkowników</text:p>
          </table:table-cell>
        </table:table-row>
        <table:table-row>
          <table:table-cell table:style-name="Tabela11.A2" office:value-type="string">
            <text:p text:style-name="Table_20_Contents">Opis</text:p>
          </table:table-cell>
          <table:table-cell table:style-name="Tabela11.B2" office:value-type="string">
            <text:p text:style-name="P14">Administrator zarządza prawami wszystkich użytkowników w systemie.</text:p>
          </table:table-cell>
        </table:table-row>
        <table:table-row>
          <table:table-cell table:style-name="Tabela11.A2" office:value-type="string">
            <text:p text:style-name="Table_20_Contents">Scenariusz</text:p>
          </table:table-cell>
          <table:table-cell table:style-name="Tabela11.B2" office:value-type="string">
            <text:p text:style-name="Table_20_Contents">1. Po naciśnięciu „Prawa” z UC_3 zostanie wyświetlony formularz w postaci checkboxów dla każdego prawa dostępu oraz przycisku „Zapisz”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7_nadawanie_praw</text:span></text:span></text:p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entyfikator</text:p>
          </table:table-cell>
          <table:table-cell table:style-name="Tabela12.B1" office:value-type="string">
            <text:p text:style-name="P17">UC_7_nadawanie_praw</text:p>
          </table:table-cell>
        </table:table-row>
        <table:table-row>
          <table:table-cell table:style-name="Tabela12.A2" office:value-type="string">
            <text:p text:style-name="Table_20_Contents">Nazwa</text:p>
          </table:table-cell>
          <table:table-cell table:style-name="Tabela12.B2" office:value-type="string">
            <text:p text:style-name="P17">Nadawanie praw</text:p>
          </table:table-cell>
        </table:table-row>
        <table:table-row>
          <table:table-cell table:style-name="Tabela12.A2" office:value-type="string">
            <text:p text:style-name="Table_20_Contents">Opis</text:p>
          </table:table-cell>
          <table:table-cell table:style-name="Tabela12.B2" office:value-type="string">
            <text:p text:style-name="P17">Nadaje prawa danym użytkownikom.</text:p>
          </table:table-cell>
        </table:table-row>
        <table:table-row>
          <table:table-cell table:style-name="Tabela12.A2" office:value-type="string">
            <text:p text:style-name="Table_20_Contents">Scenariusz</text:p>
          </table:table-cell>
          <table:table-cell table:style-name="Tabela12.B2" office:value-type="string">
            <text:p text:style-name="Table_20_Contents">1. Za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8_odbieranie_praw</text:span></text:span></text:p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entyfikator</text:p>
          </table:table-cell>
          <table:table-cell table:style-name="Tabela13.B1" office:value-type="string">
            <text:p text:style-name="P17">UC_8_odbieranie_praw</text:p>
          </table:table-cell>
        </table:table-row>
        <table:table-row>
          <table:table-cell table:style-name="Tabela13.A2" office:value-type="string">
            <text:p text:style-name="Table_20_Contents">Nazwa</text:p>
          </table:table-cell>
          <table:table-cell table:style-name="Tabela13.B2" office:value-type="string">
            <text:p text:style-name="P17">Odbieranie praw</text:p>
          </table:table-cell>
        </table:table-row>
        <table:table-row>
          <table:table-cell table:style-name="Tabela13.A2" office:value-type="string">
            <text:p text:style-name="Table_20_Contents">Opis</text:p>
          </table:table-cell>
          <table:table-cell table:style-name="Tabela13.B2" office:value-type="string">
            <text:p text:style-name="P17">Odbiera prawa użytkownikom.</text:p>
          </table:table-cell>
        </table:table-row>
        <table:table-row>
          <table:table-cell table:style-name="Tabela13.A2" office:value-type="string">
            <text:p text:style-name="Table_20_Contents">Scenariusz</text:p>
          </table:table-cell>
          <table:table-cell table:style-name="Tabela13.B2" office:value-type="string">
            <text:p text:style-name="Table_20_Contents">1. Od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1">9_zarządzanie_opcjami systemu</text:span></text:span></text:p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entyfikator</text:p>
          </table:table-cell>
          <table:table-cell table:style-name="Tabela14.B1" office:value-type="string">
            <text:p text:style-name="P17">UC_9_zarządzanie_opcjami systemu</text:p>
          </table:table-cell>
        </table:table-row>
        <table:table-row>
          <table:table-cell table:style-name="Tabela14.A2" office:value-type="string">
            <text:p text:style-name="Table_20_Contents">Nazwa</text:p>
          </table:table-cell>
          <table:table-cell table:style-name="Tabela14.B2" office:value-type="string">
            <text:p text:style-name="P17">Zarządzanie opcjami systemu</text:p>
          </table:table-cell>
        </table:table-row>
        <table:table-row>
          <table:table-cell table:style-name="Tabela14.A2" office:value-type="string">
            <text:p text:style-name="Table_20_Contents">Opis</text:p>
          </table:table-cell>
          <table:table-cell table:style-name="Tabela14.B2" office:value-type="string">
            <text:p text:style-name="P14">Administrator wybiera opcje systemu, przez zaznaczenie/odznaczenie, spośród dostępnej puli opcji.</text:p>
          </table:table-cell>
        </table:table-row>
        <table:table-row>
          <table:table-cell table:style-name="Tabela14.A2" office:value-type="string">
            <text:p text:style-name="Table_20_Contents">Scenariusz</text:p>
          </table:table-cell>
          <table:table-cell table:style-name="Tabela14.B2" office:value-type="string">
            <text:p text:style-name="Table_20_Contents">1. Wybór z menu panelu zarządzania opcjami systemu.</text:p>
            <text:p text:style-name="Table_20_Contents">2. Wyświetlenie formularza w postaci checkboxów z dostępnymi opcjami systemu oraz przyciskiem „Zapisz”.</text:p>
            <text:p text:style-name="Table_20_Contents">3. Odznaczenie/Zaznaczenie opcji systemu.</text:p>
            <text:p text:style-name="Table_20_Contents"><text:soft-page-break/>4. Kliknięcie „Zapisz” i zamknięcie formularza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0_zarządzanie_postami</text:span></text:span></text:p>
      <text:p text:style-name="Standard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Identyfikator</text:p>
          </table:table-cell>
          <table:table-cell table:style-name="Tabela15.B1" office:value-type="string">
            <text:p text:style-name="P17">UC_10_zarządzanie_postami</text:p>
          </table:table-cell>
        </table:table-row>
        <table:table-row>
          <table:table-cell table:style-name="Tabela15.A2" office:value-type="string">
            <text:p text:style-name="Table_20_Contents">Nazwa</text:p>
          </table:table-cell>
          <table:table-cell table:style-name="Tabela15.B2" office:value-type="string">
            <text:p text:style-name="P17">Odbieranie praw</text:p>
          </table:table-cell>
        </table:table-row>
        <table:table-row>
          <table:table-cell table:style-name="Tabela15.A2" office:value-type="string">
            <text:p text:style-name="Table_20_Contents">Opis</text:p>
          </table:table-cell>
          <table:table-cell table:style-name="Tabela15.B2" office:value-type="string">
            <text:p text:style-name="P14">Moderator zarządza postami tworzonymi przez innych Moderatorów i Autorów.</text:p>
          </table:table-cell>
        </table:table-row>
        <table:table-row>
          <table:table-cell table:style-name="Tabela15.A2" office:value-type="string">
            <text:p text:style-name="Table_20_Contents">Scenariusz</text:p>
          </table:table-cell>
          <table:table-cell table:style-name="Tabela15.B2" office:value-type="string">
            <text:p text:style-name="Table_20_Contents">1. Po wybraniu opcji „Zarządzaj postami” przechodzimy do panelu zarządzania postami gdzie zostają wyświetlone posty w kolejności od najnowszego do najstarszego, przy każdym z nich przyciski „Usuń” oraz <text:s/>„Edytuj”. Przycisk „Dodaj post” przed listą postów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1_dodawanie_postów</text:span></text:span></text:p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entyfikator</text:p>
          </table:table-cell>
          <table:table-cell table:style-name="Tabela16.B1" office:value-type="string">
            <text:p text:style-name="P17">UC_11_dodawanie_postów</text:p>
          </table:table-cell>
        </table:table-row>
        <table:table-row>
          <table:table-cell table:style-name="Tabela16.A2" office:value-type="string">
            <text:p text:style-name="Table_20_Contents">Nazwa</text:p>
          </table:table-cell>
          <table:table-cell table:style-name="Tabela16.B2" office:value-type="string">
            <text:p text:style-name="P17">Dodawanie postów</text:p>
          </table:table-cell>
        </table:table-row>
        <table:table-row>
          <table:table-cell table:style-name="Tabela16.A2" office:value-type="string">
            <text:p text:style-name="Table_20_Contents">Opis</text:p>
          </table:table-cell>
          <table:table-cell table:style-name="Tabela16.B2" office:value-type="string">
            <text:p text:style-name="P17">Dodawanie postów</text:p>
          </table:table-cell>
        </table:table-row>
        <table:table-row>
          <table:table-cell table:style-name="Tabela16.A2" office:value-type="string">
            <text:p text:style-name="Table_20_Contents">Scenariusz</text:p>
          </table:table-cell>
          <table:table-cell table:style-name="Tabela16.B2" office:value-type="string">
            <text:p text:style-name="Table_20_Contents">1. Wybrano „Dodaj post” z UC_10.</text:p>
            <text:p text:style-name="Table_20_Contents">2. Wyświetlenie formularza z fileldami na tytuł oraz treść posta oraz przycisk „Wyślij” i „Anuluj”.</text:p>
            <text:p text:style-name="Table_20_Contents">3a. Naciśnięcie przycisku „Wyślij” sprawdzenie formularza i zapisanie postu w systemie.</text:p>
            <text:p text:style-name="Table_20_Contents">3b. Naciśnięcie „Anuluj” zamknięcie formularza bez zapisu posta do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2_usuwanie_postów</text:span></text:span></text:p>
      <text:p text:style-name="Standard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Identyfikator</text:p>
          </table:table-cell>
          <table:table-cell table:style-name="Tabela17.B1" office:value-type="string">
            <text:p text:style-name="P17">UC_12_usuwanie_postów</text:p>
          </table:table-cell>
        </table:table-row>
        <table:table-row>
          <table:table-cell table:style-name="Tabela17.A2" office:value-type="string">
            <text:p text:style-name="Table_20_Contents">Nazwa</text:p>
          </table:table-cell>
          <table:table-cell table:style-name="Tabela17.B2" office:value-type="string">
            <text:p text:style-name="P17">Usuwanie postów</text:p>
          </table:table-cell>
        </table:table-row>
        <table:table-row>
          <table:table-cell table:style-name="Tabela17.A2" office:value-type="string">
            <text:p text:style-name="Table_20_Contents">Opis</text:p>
          </table:table-cell>
          <table:table-cell table:style-name="Tabela17.B2" office:value-type="string">
            <text:p text:style-name="P14">Usuwa wcześniej dodane posty z systemu.</text:p>
          </table:table-cell>
        </table:table-row>
        <table:table-row>
          <table:table-cell table:style-name="Tabela17.A2" office:value-type="string">
            <text:p text:style-name="Table_20_Contents">Scenariusz</text:p>
          </table:table-cell>
          <table:table-cell table:style-name="Tabela17.B2" office:value-type="string">
            <text:p text:style-name="Table_20_Contents">1. Wybrano „Usuń” z UC_10.</text:p>
            <text:p text:style-name="Table_20_Contents">2. Wyświetlenie komunikatu potwierdzającego usunięcie z dwoma przyciskami „Tak” i „Nie”</text:p>
            <text:p text:style-name="Table_20_Contents">3a. Wybrano „Tak” następuje usunięcie post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3_edycja_postów</text:span></text:span></text:p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Identyfikator</text:p>
          </table:table-cell>
          <table:table-cell table:style-name="Tabela18.B1" office:value-type="string">
            <text:p text:style-name="P17">UC_13_edycja_postów</text:p>
          </table:table-cell>
        </table:table-row>
        <table:table-row>
          <table:table-cell table:style-name="Tabela18.A2" office:value-type="string">
            <text:p text:style-name="Table_20_Contents">Nazwa</text:p>
          </table:table-cell>
          <table:table-cell table:style-name="Tabela18.B2" office:value-type="string">
            <text:p text:style-name="P17">Edycja postów</text:p>
          </table:table-cell>
        </table:table-row>
        <table:table-row>
          <table:table-cell table:style-name="Tabela18.A2" office:value-type="string">
            <text:p text:style-name="Table_20_Contents">Opis</text:p>
          </table:table-cell>
          <table:table-cell table:style-name="Tabela18.B2" office:value-type="string">
            <text:p text:style-name="P14">Edytuje wcześniej napisane posty z systemu. Do postu zostaje dodana adnotacja z datą oraz nickiem osoby edytującej.</text:p>
          </table:table-cell>
        </table:table-row>
        <text:soft-page-break/>
        <table:table-row>
          <table:table-cell table:style-name="Tabela18.A2" office:value-type="string">
            <text:p text:style-name="Table_20_Contents">Scenariusz</text:p>
          </table:table-cell>
          <table:table-cell table:style-name="Tabela18.B2" office:value-type="string">
            <text:p text:style-name="Table_20_Contents">1. Wybrano „Edytuj” z UC_10.</text:p>
            <text:p text:style-name="Table_20_Contents">2. Wyświetlenie formularza z fieldami na tytuł(wypełniony tytułem wybranego postu) oraz treść posta(wypełniona treścią wybranego posta) oraz przycisk „Wyślij” i „Anuluj”.</text:p>
            <text:p text:style-name="Table_20_Contents">3a. Zmiana treści/tytułu posta.</text:p>
            <text:p text:style-name="Table_20_Contents">4a. Wybranie „Wyślij”, zmieniona treści i tytuł zostaje zapisana w systemie.</text:p>
            <text:p text:style-name="Table_20_Contents">4b. Wybranie „Anuluj”, brak zmian w edytowanym poście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4_zarządzanie_zdjęciami</text:span></text:span></text:p>
      <text:p text:style-name="P16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Identyfikator</text:p>
          </table:table-cell>
          <table:table-cell table:style-name="Tabela19.B1" office:value-type="string">
            <text:p text:style-name="P17">UC_14_zarządzanie_zdjęciami</text:p>
          </table:table-cell>
        </table:table-row>
        <table:table-row>
          <table:table-cell table:style-name="Tabela19.A2" office:value-type="string">
            <text:p text:style-name="Table_20_Contents">Nazwa</text:p>
          </table:table-cell>
          <table:table-cell table:style-name="Tabela19.B2" office:value-type="string">
            <text:p text:style-name="P17">Zarządzanie zdjęciami</text:p>
          </table:table-cell>
        </table:table-row>
        <table:table-row>
          <table:table-cell table:style-name="Tabela19.A2" office:value-type="string">
            <text:p text:style-name="Table_20_Contents">Opis</text:p>
          </table:table-cell>
          <table:table-cell table:style-name="Tabela19.B2" office:value-type="string">
            <text:p text:style-name="P14">Moderator zarządza nimi przez interface.</text:p>
          </table:table-cell>
        </table:table-row>
        <table:table-row>
          <table:table-cell table:style-name="Tabela19.A2" office:value-type="string">
            <text:p text:style-name="Table_20_Contents">Scenariusz</text:p>
          </table:table-cell>
          <table:table-cell table:style-name="Tabela19.B2" office:value-type="string">
            <text:p text:style-name="Table_20_Contents">1. Po wybraniu opcji „Zarządzaj zdjęciami” przechodzimy do panelu zarządzania zdjęciami gdzie zostają wyświetlone zdjęcia, przy każdym z nich przyciski „Usuń”. Przycisk „Dodaj zdjęcie” przed listą zdjęć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5_usuwanie_zdjęć</text:span></text:span></text:p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Identyfikator</text:p>
          </table:table-cell>
          <table:table-cell table:style-name="Tabela20.B1" office:value-type="string">
            <text:p text:style-name="P17">UC_15_usuwanie_zdjęć</text:p>
          </table:table-cell>
        </table:table-row>
        <table:table-row>
          <table:table-cell table:style-name="Tabela20.A2" office:value-type="string">
            <text:p text:style-name="Table_20_Contents">Nazwa</text:p>
          </table:table-cell>
          <table:table-cell table:style-name="Tabela20.B2" office:value-type="string">
            <text:p text:style-name="P17">Usuwanie zdjęć</text:p>
          </table:table-cell>
        </table:table-row>
        <table:table-row>
          <table:table-cell table:style-name="Tabela20.A2" office:value-type="string">
            <text:p text:style-name="Table_20_Contents">Opis</text:p>
          </table:table-cell>
          <table:table-cell table:style-name="Tabela20.B2" office:value-type="string">
            <text:p text:style-name="P17">Usuwa zdjęcia z systemu.</text:p>
          </table:table-cell>
        </table:table-row>
        <table:table-row>
          <table:table-cell table:style-name="Tabela20.A2" office:value-type="string">
            <text:p text:style-name="Table_20_Contents">Scenariusz</text:p>
          </table:table-cell>
          <table:table-cell table:style-name="Tabela20.B2" office:value-type="string">
            <text:p text:style-name="Table_20_Contents">1. Wybrano „Usuń” z UC_14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6_dodawanie_zdjęć</text:span></text:span></text:p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Identyfikator</text:p>
          </table:table-cell>
          <table:table-cell table:style-name="Tabela21.B1" office:value-type="string">
            <text:p text:style-name="P17">UC_16_dodawanie_zdjęć</text:p>
          </table:table-cell>
        </table:table-row>
        <table:table-row>
          <table:table-cell table:style-name="Tabela21.A2" office:value-type="string">
            <text:p text:style-name="Table_20_Contents">Nazwa</text:p>
          </table:table-cell>
          <table:table-cell table:style-name="Tabela21.B2" office:value-type="string">
            <text:p text:style-name="P17">Dodawanie zdjęć</text:p>
          </table:table-cell>
        </table:table-row>
        <table:table-row>
          <table:table-cell table:style-name="Tabela21.A2" office:value-type="string">
            <text:p text:style-name="Table_20_Contents">Opis</text:p>
          </table:table-cell>
          <table:table-cell table:style-name="Tabela21.B2" office:value-type="string">
            <text:p text:style-name="P17">Dodaje zdjęcia do systemu.</text:p>
          </table:table-cell>
        </table:table-row>
        <table:table-row>
          <table:table-cell table:style-name="Tabela21.A2" office:value-type="string">
            <text:p text:style-name="Table_20_Contents">Scenariusz</text:p>
          </table:table-cell>
          <table:table-cell table:style-name="Tabela21.B2" office:value-type="string">
            <text:p text:style-name="Table_20_Contents">1. Wybrano „Dodaj zdjęcie” z UC_14.</text:p>
            <text:p text:style-name="Table_20_Contents">2. Wyświetlenie FileChoosera.</text:p>
            <text:p text:style-name="Table_20_Contents">3a. Wybranie ścieżki dostępu do zdjęcia, wgranie zdjęcia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7_zarządzanie_galeriami</text:span></text:span></text:p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Identyfikator</text:p>
          </table:table-cell>
          <table:table-cell table:style-name="Tabela22.B1" office:value-type="string">
            <text:p text:style-name="P17">UC_17_zarządzanie_galeriami</text:p>
          </table:table-cell>
        </table:table-row>
        <table:table-row>
          <table:table-cell table:style-name="Tabela22.A2" office:value-type="string">
            <text:p text:style-name="Table_20_Contents">Nazwa</text:p>
          </table:table-cell>
          <table:table-cell table:style-name="Tabela22.B2" office:value-type="string">
            <text:p text:style-name="P17">Zarządzanie galeriami</text:p>
          </table:table-cell>
        </table:table-row>
        <text:soft-page-break/>
        <table:table-row>
          <table:table-cell table:style-name="Tabela22.A2" office:value-type="string">
            <text:p text:style-name="Table_20_Contents">Opis</text:p>
          </table:table-cell>
          <table:table-cell table:style-name="Tabela22.B2" office:value-type="string">
            <text:p text:style-name="P14">Moderator zarządza galeriami w systemie.</text:p>
          </table:table-cell>
        </table:table-row>
        <table:table-row>
          <table:table-cell table:style-name="Tabela22.A2" office:value-type="string">
            <text:p text:style-name="Table_20_Contents">Scenariusz</text:p>
          </table:table-cell>
          <table:table-cell table:style-name="Tabela22.B2" office:value-type="string">
            <text:p text:style-name="Table_20_Contents">1. Po wybraniu opcji „Zarządzaj galeriami” przechodzimy do panelu zarządzania galeriami gdzie zostają wyświetlone galerie, przy każdym z nich przyciski „Usuń” i „Edytuj”. Przycisk „Dodaj galerie” przed listą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8_usuwanie_galerii</text:span></text:span></text:p>
      <text:p text:style-name="Standard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Identyfikator</text:p>
          </table:table-cell>
          <table:table-cell table:style-name="Tabela23.B1" office:value-type="string">
            <text:p text:style-name="P17">UC_18_usuwanie_galerii</text:p>
          </table:table-cell>
        </table:table-row>
        <table:table-row>
          <table:table-cell table:style-name="Tabela23.A2" office:value-type="string">
            <text:p text:style-name="Table_20_Contents">Nazwa</text:p>
          </table:table-cell>
          <table:table-cell table:style-name="Tabela23.B2" office:value-type="string">
            <text:p text:style-name="P17">Usuwanie galerii</text:p>
          </table:table-cell>
        </table:table-row>
        <table:table-row>
          <table:table-cell table:style-name="Tabela23.A2" office:value-type="string">
            <text:p text:style-name="Table_20_Contents">Opis</text:p>
          </table:table-cell>
          <table:table-cell table:style-name="Tabela23.B2" office:value-type="string">
            <text:p text:style-name="P14">Usuwa wskazaną galerie z systemu.</text:p>
          </table:table-cell>
        </table:table-row>
        <table:table-row>
          <table:table-cell table:style-name="Tabela23.A2" office:value-type="string">
            <text:p text:style-name="Table_20_Contents">Scenariusz</text:p>
          </table:table-cell>
          <table:table-cell table:style-name="Tabela23.B2" office:value-type="string">
            <text:p text:style-name="Table_20_Contents">1. Wybrano „Usuń” z UC_17.</text:p>
            <text:p text:style-name="Table_20_Contents">2. Wyświetlenie komunikatu potwierdzającego usunięcie z dwoma przyciskami „Tak” i „Nie”</text:p>
            <text:p text:style-name="Table_20_Contents">3a. Wybrano „Tak” następuje usunięcie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9_dodawanie_galerii</text:span></text:span></text:p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Identyfikator</text:p>
          </table:table-cell>
          <table:table-cell table:style-name="Tabela24.B1" office:value-type="string">
            <text:p text:style-name="P17">UC_19_dodawanie_galerii</text:p>
          </table:table-cell>
        </table:table-row>
        <table:table-row>
          <table:table-cell table:style-name="Tabela24.A2" office:value-type="string">
            <text:p text:style-name="Table_20_Contents">Nazwa</text:p>
          </table:table-cell>
          <table:table-cell table:style-name="Tabela24.B2" office:value-type="string">
            <text:p text:style-name="P17">Dodawanie galerii</text:p>
          </table:table-cell>
        </table:table-row>
        <table:table-row>
          <table:table-cell table:style-name="Tabela24.A2" office:value-type="string">
            <text:p text:style-name="Table_20_Contents">Opis</text:p>
          </table:table-cell>
          <table:table-cell table:style-name="Tabela24.B2" office:value-type="string">
            <text:p text:style-name="P17">Dodaje galerie do systemu.</text:p>
          </table:table-cell>
        </table:table-row>
        <table:table-row>
          <table:table-cell table:style-name="Tabela24.A2" office:value-type="string">
            <text:p text:style-name="Table_20_Contents">Scenariusz</text:p>
          </table:table-cell>
          <table:table-cell table:style-name="Tabela24.B2" office:value-type="string">
            <text:p text:style-name="Table_20_Contents">1. Wybrano „Dodaj galerie” z UC_17.</text:p>
            <text:p text:style-name="Table_20_Contents">2. Wyświetlenie formularza z fieldem na nazwę galerii, miniaturki zdjęć wraz z CheckBoxami do zaznaczenia które zdjęcia mają zostać dodane do galerii oraz przyciski „Anuluj” i „Dodaj”.</text:p>
            <text:p text:style-name="Table_20_Contents">3a. Wybrano „Dodaj”, utworzenie nowej galerii o podanej nazwie i wybranymi zdjęciami w systemie oraz powrót do panelu zarządzania galeriami.</text:p>
            <text:p text:style-name="Table_20_Contents">3b. Wybrano „Anuluj” powrót do panelu zarządzania galeri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0_edycja_galerii</text:span></text:span></text:p>
      <text:p text:style-name="Standard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Identyfikator</text:p>
          </table:table-cell>
          <table:table-cell table:style-name="Tabela25.B1" office:value-type="string">
            <text:p text:style-name="P17">UC_20_edycja_galerii</text:p>
          </table:table-cell>
        </table:table-row>
        <table:table-row>
          <table:table-cell table:style-name="Tabela25.A2" office:value-type="string">
            <text:p text:style-name="Table_20_Contents">Nazwa</text:p>
          </table:table-cell>
          <table:table-cell table:style-name="Tabela25.B2" office:value-type="string">
            <text:p text:style-name="P17">Edycja galerii</text:p>
          </table:table-cell>
        </table:table-row>
        <table:table-row>
          <table:table-cell table:style-name="Tabela25.A2" office:value-type="string">
            <text:p text:style-name="Table_20_Contents">Opis</text:p>
          </table:table-cell>
          <table:table-cell table:style-name="Tabela25.B2" office:value-type="string">
            <text:p text:style-name="P14">Usuwa i dodaje zdjęcia, może zmienić nazwę.</text:p>
          </table:table-cell>
        </table:table-row>
        <table:table-row>
          <table:table-cell table:style-name="Tabela25.A2" office:value-type="string">
            <text:p text:style-name="Table_20_Contents">Scenariusz</text:p>
          </table:table-cell>
          <table:table-cell table:style-name="Tabela25.B2" office:value-type="string">
            <text:p text:style-name="Table_20_Contents">1. Wybrano „Edytuj” z UC_17.</text:p>
            <text:p text:style-name="Table_20_Contents">2. Wyświetlenie panelu edycji galerii. Przycisk „Dodaj,” field na zmianę nazwy, miniaturki zdjęć z przyciskiem „Usuń”, oraz opcje galerii w postaci CheckBoxów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1_zmiana_ust</text:span></text:span><text:span text:style-name="Domyślna_20_czcionka_20_akapitu"><text:span text:style-name="T1">awień_galerii</text:span></text:span></text:p>
      <text:p text:style-name="Standard"/>
      <table:table table:name="Tabela26" table:style-name="Tabela26">
        <table:table-column table:style-name="Tabela26.A"/>
        <table:table-column table:style-name="Tabela26.B"/>
        <text:soft-page-break/>
        <table:table-row>
          <table:table-cell table:style-name="Tabela26.A1" office:value-type="string">
            <text:p text:style-name="Table_20_Contents">Identyfikator</text:p>
          </table:table-cell>
          <table:table-cell table:style-name="Tabela26.B1" office:value-type="string">
            <text:p text:style-name="P17">UC_21_zmiana_ustawień_galerii</text:p>
          </table:table-cell>
        </table:table-row>
        <table:table-row>
          <table:table-cell table:style-name="Tabela26.A2" office:value-type="string">
            <text:p text:style-name="Table_20_Contents">Nazwa</text:p>
          </table:table-cell>
          <table:table-cell table:style-name="Tabela26.B2" office:value-type="string">
            <text:p text:style-name="P17">Zmiana ustawień galerii</text:p>
          </table:table-cell>
        </table:table-row>
        <table:table-row>
          <table:table-cell table:style-name="Tabela26.A2" office:value-type="string">
            <text:p text:style-name="Table_20_Contents">Opis</text:p>
          </table:table-cell>
          <table:table-cell table:style-name="Tabela26.B2" office:value-type="string">
            <text:p text:style-name="P14">Zmienia ustawienia wskazanej galerii, przez zaznaczenie/odznaczenie opcji.</text:p>
          </table:table-cell>
        </table:table-row>
        <table:table-row>
          <table:table-cell table:style-name="Tabela26.A2" office:value-type="string">
            <text:p text:style-name="Table_20_Contents">Scenariusz</text:p>
          </table:table-cell>
          <table:table-cell table:style-name="Tabela26.B2" office:value-type="string">
            <text:p text:style-name="Table_20_Contents">1. Zaznacza/odznacza CheckBoxy w panelu edycji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2_usuwanie_zdjęć_z_galerii</text:span></text:span></text:p>
      <text:p text:style-name="Standard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Identyfikator</text:p>
          </table:table-cell>
          <table:table-cell table:style-name="Tabela27.B1" office:value-type="string">
            <text:p text:style-name="P14">UC_22_usuwanie_zdjęć_z_galerii</text:p>
          </table:table-cell>
        </table:table-row>
        <table:table-row>
          <table:table-cell table:style-name="Tabela27.A2" office:value-type="string">
            <text:p text:style-name="Table_20_Contents">Nazwa</text:p>
          </table:table-cell>
          <table:table-cell table:style-name="Tabela27.B2" office:value-type="string">
            <text:p text:style-name="P17">Usuwanie zdjęć z galerii</text:p>
          </table:table-cell>
        </table:table-row>
        <table:table-row>
          <table:table-cell table:style-name="Tabela27.A2" office:value-type="string">
            <text:p text:style-name="Table_20_Contents">Opis</text:p>
          </table:table-cell>
          <table:table-cell table:style-name="Tabela27.B2" office:value-type="string">
            <text:p text:style-name="P14">Usuwa wybrane zdjęcia z galerii.</text:p>
          </table:table-cell>
        </table:table-row>
        <table:table-row>
          <table:table-cell table:style-name="Tabela27.A2" office:value-type="string">
            <text:p text:style-name="Table_20_Contents">Scenariusz</text:p>
          </table:table-cell>
          <table:table-cell table:style-name="Tabela27.B2" office:value-type="string">
            <text:p text:style-name="Table_20_Contents">1. Wybrano „Usuń” z UC_20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z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3_dodawanie_zdjęć_do_galerii</text:span></text:span></text:p>
      <text:p text:style-name="Standard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Identyfikator</text:p>
          </table:table-cell>
          <table:table-cell table:style-name="Tabela28.B1" office:value-type="string">
            <text:p text:style-name="P14">UC_23_dodawanie_zdjęć_do_galerii</text:p>
          </table:table-cell>
        </table:table-row>
        <table:table-row>
          <table:table-cell table:style-name="Tabela28.A2" office:value-type="string">
            <text:p text:style-name="Table_20_Contents">Nazwa</text:p>
          </table:table-cell>
          <table:table-cell table:style-name="Tabela28.B2" office:value-type="string">
            <text:p text:style-name="P17">Dodawanie zdjęć do galerii</text:p>
          </table:table-cell>
        </table:table-row>
        <table:table-row>
          <table:table-cell table:style-name="Tabela28.A2" office:value-type="string">
            <text:p text:style-name="Table_20_Contents">Opis</text:p>
          </table:table-cell>
          <table:table-cell table:style-name="Tabela28.B2" office:value-type="string">
            <text:p text:style-name="P14">Dodaje zdjęcia z puli zdjęć w systemie do galerii.</text:p>
          </table:table-cell>
        </table:table-row>
        <table:table-row>
          <table:table-cell table:style-name="Tabela28.A2" office:value-type="string">
            <text:p text:style-name="Table_20_Contents">Scenariusz</text:p>
          </table:table-cell>
          <table:table-cell table:style-name="Tabela28.B2" office:value-type="string">
            <text:p text:style-name="Table_20_Contents">1. Wybrano „Dodaj” z UC_20.</text:p>
            <text:p text:style-name="Table_20_Contents">2. Wyświetlenie miniaturek zdjęć znajdujących się w systemie, oraz przycisków „OK” i „Anuluj”.</text:p>
            <text:p text:style-name="Table_20_Contents">3. Naciśnięcie na zdjęcie skutkuje jego zaznaczeniem.</text:p>
            <text:p text:style-name="Table_20_Contents">4a. Wybrano „OK”, zaznaczone zdjęcia przypisywane są do galerii.</text:p>
            <text:p text:style-name="Table_20_Contents">4b. Wybrano „Anuluj”, wyjście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4_zarządzanie_szablonami</text:span></text:span></text:p>
      <text:p text:style-name="Standard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Contents">Identyfikator</text:p>
          </table:table-cell>
          <table:table-cell table:style-name="Tabela29.B1" office:value-type="string">
            <text:p text:style-name="P17">UC_24_zarządzanie_szablonami</text:p>
          </table:table-cell>
        </table:table-row>
        <table:table-row>
          <table:table-cell table:style-name="Tabela29.A2" office:value-type="string">
            <text:p text:style-name="Table_20_Contents">Nazwa</text:p>
          </table:table-cell>
          <table:table-cell table:style-name="Tabela29.B2" office:value-type="string">
            <text:p text:style-name="P17">Zarządzanie szablonami</text:p>
          </table:table-cell>
        </table:table-row>
        <table:table-row>
          <table:table-cell table:style-name="Tabela29.A2" office:value-type="string">
            <text:p text:style-name="Table_20_Contents">Opis</text:p>
          </table:table-cell>
          <table:table-cell table:style-name="Tabela29.B2" office:value-type="string">
            <text:p text:style-name="P17">Moderator zarządza zdefiniowanymi szablonami.</text:p>
          </table:table-cell>
        </table:table-row>
        <table:table-row>
          <table:table-cell table:style-name="Tabela29.A2" office:value-type="string">
            <text:p text:style-name="Table_20_Contents">Scenariusz</text:p>
          </table:table-cell>
          <table:table-cell table:style-name="Tabela29.B2" office:value-type="string">
            <text:p text:style-name="Table_20_Contents">1. Po wybraniu opcji „Zarządzaj szablonami” przechodzimy do panelu zarządzania szablonami. Wyświetlenie przycisku „Importuj”, „Dodaj” oraz szablonów.</text:p>
            <text:p text:style-name="Table_20_Contents">2. Po kliknięciu na dany szablon zostajemy przeniesieni do panelu zarządzania treścią wyświetlaną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5_importowanie_szablonów</text:span></text:span></text:p>
      <text:p text:style-name="Standard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Table_20_Contents">Identyfikator</text:p>
          </table:table-cell>
          <table:table-cell table:style-name="Tabela30.B1" office:value-type="string">
            <text:p text:style-name="P17">UC_25_importowanie_szablonów</text:p>
          </table:table-cell>
        </table:table-row>
        <text:soft-page-break/>
        <table:table-row>
          <table:table-cell table:style-name="Tabela30.A2" office:value-type="string">
            <text:p text:style-name="Table_20_Contents">Nazwa</text:p>
          </table:table-cell>
          <table:table-cell table:style-name="Tabela30.B2" office:value-type="string">
            <text:p text:style-name="P17">Importowanie szablonów</text:p>
          </table:table-cell>
        </table:table-row>
        <table:table-row>
          <table:table-cell table:style-name="Tabela30.A2" office:value-type="string">
            <text:p text:style-name="Table_20_Contents">Opis</text:p>
          </table:table-cell>
          <table:table-cell table:style-name="Tabela30.B2" office:value-type="string">
            <text:p text:style-name="P14">Importuje gotowy, szablon do systemu.</text:p>
          </table:table-cell>
        </table:table-row>
        <table:table-row>
          <table:table-cell table:style-name="Tabela30.A2" office:value-type="string">
            <text:p text:style-name="Table_20_Contents">Scenariusz</text:p>
          </table:table-cell>
          <table:table-cell table:style-name="Tabela30.B2" office:value-type="string">
            <text:p text:style-name="Table_20_Contents">1. Wybrano „Importuj” z UC_24.</text:p>
            <text:p text:style-name="Table_20_Contents">2. Wyświetlenie FileChoosera.</text:p>
            <text:p text:style-name="Table_20_Contents">3a. Wybranie ścieżki dostępu do szablonu, wgranie szablonu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6_zarządzanie_treścią_wyświetlaną</text:span></text:span></text:p>
      <text:p text:style-name="Standard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Table_20_Contents">Identyfikator</text:p>
          </table:table-cell>
          <table:table-cell table:style-name="Tabela31.B1" office:value-type="string">
            <text:p text:style-name="P17">UC_26_zarządzanie_treścią_wyświetlaną</text:p>
          </table:table-cell>
        </table:table-row>
        <table:table-row>
          <table:table-cell table:style-name="Tabela31.A2" office:value-type="string">
            <text:p text:style-name="Table_20_Contents">Nazwa</text:p>
          </table:table-cell>
          <table:table-cell table:style-name="Tabela31.B2" office:value-type="string">
            <text:p text:style-name="P17">Zarządzanie treścią wyświetlaną</text:p>
          </table:table-cell>
        </table:table-row>
        <table:table-row>
          <table:table-cell table:style-name="Tabela31.A2" office:value-type="string">
            <text:p text:style-name="Table_20_Contents">Opis</text:p>
          </table:table-cell>
          <table:table-cell table:style-name="Tabela31.B2" office:value-type="string">
            <text:p text:style-name="P14">Moderator zarządza treścią umieszczoną w szablonie która zostanie wyświetlona na stronie.</text:p>
          </table:table-cell>
        </table:table-row>
        <table:table-row>
          <table:table-cell table:style-name="Tabela31.A2" office:value-type="string">
            <text:p text:style-name="Table_20_Contents">Scenariusz</text:p>
          </table:table-cell>
          <table:table-cell table:style-name="Tabela31.B2" office:value-type="string">
            <text:p text:style-name="Table_20_Contents">1. Wybrano „Zarządzanie treścią”(przez kliknięcie na szablon), wyświetlenie szablonu w postaci edycji treści wyświetlanej. Zdefiniowane elementy szablonu umieszczone po prawej w „Panelu wyboru” od szablonu wraz z przyciskiem „Kosz” oraz „Dodaj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</text:span></text:span><text:span text:style-name="Domyślna_20_czcionka_20_akapitu"><text:span text:style-name="T1">_27_usuwanie_elementów_do_wyświetlenia</text:span></text:span></text:p>
      <text:p text:style-name="Standard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Table_20_Contents">Identyfikator</text:p>
          </table:table-cell>
          <table:table-cell table:style-name="Tabela32.B1" office:value-type="string">
            <text:p text:style-name="P14">UC_27_usuwanie_elementów_do_wyświetlenia</text:p>
          </table:table-cell>
        </table:table-row>
        <table:table-row>
          <table:table-cell table:style-name="Tabela32.A2" office:value-type="string">
            <text:p text:style-name="Table_20_Contents">Nazwa</text:p>
          </table:table-cell>
          <table:table-cell table:style-name="Tabela32.B2" office:value-type="string">
            <text:p text:style-name="P17">Usuwanie elementów do wyświetlenia</text:p>
          </table:table-cell>
        </table:table-row>
        <table:table-row>
          <table:table-cell table:style-name="Tabela32.A2" office:value-type="string">
            <text:p text:style-name="Table_20_Contents">Opis</text:p>
          </table:table-cell>
          <table:table-cell table:style-name="Tabela32.B2" office:value-type="string">
            <text:p text:style-name="P14">Usuwa wybrane elementy widoczne dla Czytelnika z szablonu.</text:p>
          </table:table-cell>
        </table:table-row>
        <table:table-row>
          <table:table-cell table:style-name="Tabela32.A2" office:value-type="string">
            <text:p text:style-name="Table_20_Contents">Scenariusz</text:p>
          </table:table-cell>
          <table:table-cell table:style-name="Tabela32.B2" office:value-type="string">
            <text:p text:style-name="Table_20_Contents">1. Przeciągnięcie elementu z szablonu do przycisku „Kosz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8_dodawanie_elementów_do_wyświetlenia</text:span></text:span></text:p>
      <text:p text:style-name="Standard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Identyfikator</text:p>
          </table:table-cell>
          <table:table-cell table:style-name="Tabela33.B1" office:value-type="string">
            <text:p text:style-name="P14">UC_28_dodawanie_elementów_do_wyświetlenia</text:p>
          </table:table-cell>
        </table:table-row>
        <table:table-row>
          <table:table-cell table:style-name="Tabela33.A2" office:value-type="string">
            <text:p text:style-name="Table_20_Contents">Nazwa</text:p>
          </table:table-cell>
          <table:table-cell table:style-name="Tabela33.B2" office:value-type="string">
            <text:p text:style-name="P17">Dodawanie elementów do wyświetlenia</text:p>
          </table:table-cell>
        </table:table-row>
        <table:table-row>
          <table:table-cell table:style-name="Tabela33.A2" office:value-type="string">
            <text:p text:style-name="Table_20_Contents">Opis</text:p>
          </table:table-cell>
          <table:table-cell table:style-name="Tabela33.B2" office:value-type="string">
            <text:p text:style-name="P14">Dodaje elementy widoczne dla Czytelnika do szablonu</text:p>
          </table:table-cell>
        </table:table-row>
        <table:table-row>
          <table:table-cell table:style-name="Tabela33.A2" office:value-type="string">
            <text:p text:style-name="Table_20_Contents">Scenariusz</text:p>
          </table:table-cell>
          <table:table-cell table:style-name="Tabela33.B2" office:value-type="string">
            <text:p text:style-name="Table_20_Contents">1. Po kliknięciu na przycisk „Dodaj” w „Panelu wyboru” pojawia się okno z dostępną w systemie treścią (zdjęcia, galerie, posty itp.)</text:p>
            <text:p text:style-name="Table_20_Contents">2. Po wybraniu elementu z okna, okno zostaje zamknięte, a element pojawia się w „Panel wyboru”</text:p>
            <text:p text:style-name="Table_20_Contents"/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9_określen</text:span></text:span><text:span text:style-name="Domyślna_20_czcionka_20_akapitu"><text:span text:style-name="T1">ie_miejsca_wyświetlania_elementów</text:span></text:span></text:p>
      <text:p text:style-name="Standard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Table_20_Contents">Identyfikator</text:p>
          </table:table-cell>
          <table:table-cell table:style-name="Tabela34.B1" office:value-type="string">
            <text:p text:style-name="P14">UC_29_określenie_miejsca_wyświetlania_elementów</text:p>
          </table:table-cell>
        </table:table-row>
        <table:table-row>
          <table:table-cell table:style-name="Tabela34.A2" office:value-type="string">
            <text:p text:style-name="Table_20_Contents">Nazwa</text:p>
          </table:table-cell>
          <table:table-cell table:style-name="Tabela34.B2" office:value-type="string">
            <text:p text:style-name="P17">Określanie miejsca wyświetlenia elementów</text:p>
          </table:table-cell>
        </table:table-row>
        <table:table-row>
          <table:table-cell table:style-name="Tabela34.A2" office:value-type="string">
            <text:p text:style-name="Table_20_Contents">Opis</text:p>
          </table:table-cell>
          <table:table-cell table:style-name="Tabela34.B2" office:value-type="string">
            <text:p text:style-name="P14">Przez system drag-and-drop rozmieszcza elementy w <text:soft-page-break/>szablonie.</text:p>
          </table:table-cell>
        </table:table-row>
        <table:table-row>
          <table:table-cell table:style-name="Tabela34.A2" office:value-type="string">
            <text:p text:style-name="Table_20_Contents">Scenariusz</text:p>
          </table:table-cell>
          <table:table-cell table:style-name="Tabela34.B2" office:value-type="string">
            <text:p text:style-name="Table_20_Contents">1. Wybranie elementu z „Panelu wyboru” i przeciągnięcie do szablonu w miejsce w którym będzie wyświetlane(wiąże się z UC_29).</text:p>
            <text:p text:style-name="Table_20_Contents">2. Po upuszczeniu elementu, zostaje on dodany d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0_tworzenie_szablonów</text:span></text:span></text:p>
      <text:p text:style-name="Standard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Table_20_Contents">Identyfikator</text:p>
          </table:table-cell>
          <table:table-cell table:style-name="Tabela35.B1" office:value-type="string">
            <text:p text:style-name="P14">UC_30_tworzenie_szablonów</text:p>
          </table:table-cell>
        </table:table-row>
        <table:table-row>
          <table:table-cell table:style-name="Tabela35.A2" office:value-type="string">
            <text:p text:style-name="Table_20_Contents">Nazwa</text:p>
          </table:table-cell>
          <table:table-cell table:style-name="Tabela35.B2" office:value-type="string">
            <text:p text:style-name="P14">Tworzenie szablonów</text:p>
          </table:table-cell>
        </table:table-row>
        <table:table-row>
          <table:table-cell table:style-name="Tabela35.A2" office:value-type="string">
            <text:p text:style-name="Table_20_Contents">Opis</text:p>
          </table:table-cell>
          <table:table-cell table:style-name="Tabela35.B2" office:value-type="string">
            <text:p text:style-name="P14">Tworzy szablon na którego podstawie treść strony.</text:p>
          </table:table-cell>
        </table:table-row>
        <table:table-row>
          <table:table-cell table:style-name="Tabela35.A2" office:value-type="string">
            <text:p text:style-name="Table_20_Contents">Scenariusz</text:p>
          </table:table-cell>
          <table:table-cell table:style-name="Tabela35.B2" office:value-type="string">
            <text:p text:style-name="Table_20_Contents">1. Po wybraniu „Dodaj” z UC_24 pojawia się okno tworzenia szablonu, w którym znajduje się panel z dostępnymi elementami (menu, kolumna, miejsce na content), obok których znajduje się przycisk „Edytuj” oraz „Usuń” a także przyciskami „Dodaj element” oraz „Zapisz szablon” (będącymi poza panelem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1_definiowanie_elementów_szablonów</text:span></text:span></text:p>
      <text:p text:style-name="Standard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Table_20_Contents">Identyfikator</text:p>
          </table:table-cell>
          <table:table-cell table:style-name="Tabela36.B1" office:value-type="string">
            <text:p text:style-name="P14">UC_31_definiowanie_elementów_szablonów</text:p>
          </table:table-cell>
        </table:table-row>
        <table:table-row>
          <table:table-cell table:style-name="Tabela36.A2" office:value-type="string">
            <text:p text:style-name="Table_20_Contents">Nazwa</text:p>
          </table:table-cell>
          <table:table-cell table:style-name="Tabela36.B2" office:value-type="string">
            <text:p text:style-name="P18"><text:span text:style-name="Domyślna_20_czcionka_20_akapitu"><text:span text:style-name="T1">Definiowa</text:span></text:span><text:span text:style-name="Domyślna_20_czcionka_20_akapitu"><text:span text:style-name="T2">nie elementów szablonów</text:span></text:span></text:p>
          </table:table-cell>
        </table:table-row>
        <table:table-row>
          <table:table-cell table:style-name="Tabela36.A2" office:value-type="string">
            <text:p text:style-name="Table_20_Contents">Opis</text:p>
          </table:table-cell>
          <table:table-cell table:style-name="Tabela36.B2" office:value-type="string">
            <text:p text:style-name="P14">Wszelkie działania na elementach szablonu.</text:p>
          </table:table-cell>
        </table:table-row>
        <table:table-row>
          <table:table-cell table:style-name="Tabela36.A2" office:value-type="string">
            <text:p text:style-name="Table_20_Contents">Scenariusz</text:p>
          </table:table-cell>
          <table:table-cell table:style-name="Tabela36.B2" office:value-type="string">
            <text:p text:style-name="Table_20_Contents">1a. Po naciśnięciu dodaj element pojawia się lista wyboru pozwalająca na wybranie typu elementu do dodania (menu, kolumna, nagłówek, stopka itp.) oraz input dający możliwość nadania nazwy.</text:p>
            <text:p text:style-name="Table_20_Contents">1b. Po najechaniu na gotowy element i kliknięciu „Edytuj” pojawia się okno z możliwością zmiany nazwy elementu oraz jego typ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2_tworzenie_elementów_szablonu</text:span></text:span></text:p>
      <text:p text:style-name="Standard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Table_20_Contents">Identyfikator</text:p>
          </table:table-cell>
          <table:table-cell table:style-name="Tabela37.B1" office:value-type="string">
            <text:p text:style-name="P14">UC_32_tworzenie_elementów_szablonu</text:p>
          </table:table-cell>
        </table:table-row>
        <table:table-row>
          <table:table-cell table:style-name="Tabela37.A2" office:value-type="string">
            <text:p text:style-name="Table_20_Contents">Nazwa</text:p>
          </table:table-cell>
          <table:table-cell table:style-name="Tabela37.B2" office:value-type="string">
            <text:p text:style-name="P18"><text:span text:style-name="Domyślna_20_czcionka_20_akapitu"><text:span text:style-name="T1">Tworzenie ele</text:span></text:span><text:span text:style-name="Domyślna_20_czcionka_20_akapitu"><text:span text:style-name="T2">mentów szablonu</text:span></text:span></text:p>
          </table:table-cell>
        </table:table-row>
        <table:table-row>
          <table:table-cell table:style-name="Tabela37.A2" office:value-type="string">
            <text:p text:style-name="Table_20_Contents">Opis</text:p>
          </table:table-cell>
          <table:table-cell table:style-name="Tabela37.B2" office:value-type="string">
            <text:p text:style-name="P17">Tworzenie nowych elementów szablonu</text:p>
          </table:table-cell>
        </table:table-row>
        <table:table-row>
          <table:table-cell table:style-name="Tabela37.A2" office:value-type="string">
            <text:p text:style-name="Table_20_Contents">Scenariusz</text:p>
          </table:table-cell>
          <table:table-cell table:style-name="Tabela37.B2" office:value-type="string">
            <text:p text:style-name="Table_20_Contents">1. Po wybraniu typu elementu z listy w UC_31 i nadaniu mu nazwy pojawia okno rozszerza się i można nadać tło, grafikę ramki oraz efekty (podświetlenie przy najechaniu itp.) dla elementu. W oknie znajduje się przycisk „Zapisz element”</text:p>
            <text:p text:style-name="Table_20_Contents">2. Po nadaniu wybranych właściwości i kliknięciu „Zapisz element” element zostaje zapisa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3_umieszczanie_elementów_szablonu_w_szablonie</text:span></text:span></text:p>
      <text:p text:style-name="Standard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Table_20_Contents">Identyfikator</text:p>
          </table:table-cell>
          <table:table-cell table:style-name="Tabela38.B1" office:value-type="string">
            <text:p text:style-name="P14">UC_33_umieszczanie_elementów_szablonu_w_szablonie</text:p>
          </table:table-cell>
        </table:table-row>
        <text:soft-page-break/>
        <table:table-row>
          <table:table-cell table:style-name="Tabela38.A2" office:value-type="string">
            <text:p text:style-name="Table_20_Contents">Nazwa</text:p>
          </table:table-cell>
          <table:table-cell table:style-name="Tabela38.B2" office:value-type="string">
            <text:p text:style-name="P14">Umieszczanie elementów szablonu w szablonie</text:p>
          </table:table-cell>
        </table:table-row>
        <table:table-row>
          <table:table-cell table:style-name="Tabela38.A2" office:value-type="string">
            <text:p text:style-name="Table_20_Contents">Opis</text:p>
          </table:table-cell>
          <table:table-cell table:style-name="Tabela38.B2" office:value-type="string">
            <text:p text:style-name="P14">Wstawia elementy do stworzonego szablonu.</text:p>
          </table:table-cell>
        </table:table-row>
        <table:table-row>
          <table:table-cell table:style-name="Tabela38.A2" office:value-type="string">
            <text:p text:style-name="Table_20_Contents">Scenariusz</text:p>
          </table:table-cell>
          <table:table-cell table:style-name="Tabela38.B2" office:value-type="string">
            <text:p text:style-name="Table_20_Contents">1. Przemieszczenie metodą drag’n’drop utworzonego w UC_32 elementu z panelu wyboru w okn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4_usuwanie_elementów_szablonu</text:span></text:span></text:p>
      <text:p text:style-name="Standard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Table_20_Contents">Identyfikator</text:p>
          </table:table-cell>
          <table:table-cell table:style-name="Tabela39.B1" office:value-type="string">
            <text:p text:style-name="P17">UC_34_usuwanie_elementów_szablonu</text:p>
          </table:table-cell>
        </table:table-row>
        <table:table-row>
          <table:table-cell table:style-name="Tabela39.A2" office:value-type="string">
            <text:p text:style-name="Table_20_Contents">Nazwa</text:p>
          </table:table-cell>
          <table:table-cell table:style-name="Tabela39.B2" office:value-type="string">
            <text:p text:style-name="P17">Usuwanie elementów szablonu</text:p>
          </table:table-cell>
        </table:table-row>
        <table:table-row>
          <table:table-cell table:style-name="Tabela39.A2" office:value-type="string">
            <text:p text:style-name="Table_20_Contents">Opis</text:p>
          </table:table-cell>
          <table:table-cell table:style-name="Tabela39.B2" office:value-type="string">
            <text:p text:style-name="P17">Usuwa elementy z szablonu.</text:p>
          </table:table-cell>
        </table:table-row>
        <table:table-row>
          <table:table-cell table:style-name="Tabela39.A2" office:value-type="string">
            <text:p text:style-name="Table_20_Contents">Scenariusz</text:p>
          </table:table-cell>
          <table:table-cell table:style-name="Tabela39.B2" office:value-type="string">
            <text:p text:style-name="Table_20_Contents">1. Przemieszczenie metodą drag’n’drop elementu umieszczonego w oknie szablonu do kosza w panelu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5_nadawanie_rozmiarów_elementom_szablonu</text:span></text:span></text:p>
      <text:p text:style-name="Standard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Contents">Identyfikator</text:p>
          </table:table-cell>
          <table:table-cell table:style-name="Tabela40.B1" office:value-type="string">
            <text:p text:style-name="P14">UC_35_nadawanie_rozmiarów_elementom_szablonu</text:p>
          </table:table-cell>
        </table:table-row>
        <table:table-row>
          <table:table-cell table:style-name="Tabela40.A2" office:value-type="string">
            <text:p text:style-name="Table_20_Contents">Nazwa</text:p>
          </table:table-cell>
          <table:table-cell table:style-name="Tabela40.B2" office:value-type="string">
            <text:p text:style-name="P17">Nadawanie rozmiarów elementom szablonu</text:p>
          </table:table-cell>
        </table:table-row>
        <table:table-row>
          <table:table-cell table:style-name="Tabela40.A2" office:value-type="string">
            <text:p text:style-name="Table_20_Contents">Opis</text:p>
          </table:table-cell>
          <table:table-cell table:style-name="Tabela40.B2" office:value-type="string">
            <text:p text:style-name="P14">Nadanie oraz późniejsza zmiana rozmiaru każdego elementu umieszczonego do szablonu.</text:p>
          </table:table-cell>
        </table:table-row>
        <table:table-row>
          <table:table-cell table:style-name="Tabela40.A2" office:value-type="string">
            <text:p text:style-name="Table_20_Contents">Scenariusz</text:p>
          </table:table-cell>
          <table:table-cell table:style-name="Tabela40.B2" office:value-type="string">
            <text:p text:style-name="Table_20_Contents">1. Po umieszczeniu elementu w oknie szablonu wyświetlone zostanie okno z możliwością nadania rozmiaru elementowi w postaci inputów: wysokość, szerokość, marginesy, wcięcia wewnętrzne (domyślnie: dopasowany do treści wewnątrz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6_zarządzanie_formularzami</text:span></text:span></text:p>
      <text:p text:style-name="Standard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Contents">Identyfikator</text:p>
          </table:table-cell>
          <table:table-cell table:style-name="Tabela41.B1" office:value-type="string">
            <text:p text:style-name="P17">UC_36_zarządzanie_formularzami</text:p>
          </table:table-cell>
        </table:table-row>
        <table:table-row>
          <table:table-cell table:style-name="Tabela41.A2" office:value-type="string">
            <text:p text:style-name="Table_20_Contents">Nazwa</text:p>
          </table:table-cell>
          <table:table-cell table:style-name="Tabela41.B2" office:value-type="string">
            <text:p text:style-name="P17">Zarządzanie formularzami</text:p>
          </table:table-cell>
        </table:table-row>
        <table:table-row>
          <table:table-cell table:style-name="Tabela41.A2" office:value-type="string">
            <text:p text:style-name="Table_20_Contents">Opis</text:p>
          </table:table-cell>
          <table:table-cell table:style-name="Tabela41.B2" office:value-type="string">
            <text:p text:style-name="P14">Moderator zarządza formularzami dostępnymi w systemie.</text:p>
          </table:table-cell>
        </table:table-row>
        <table:table-row>
          <table:table-cell table:style-name="Tabela41.A2" office:value-type="string">
            <text:p text:style-name="Table_20_Contents">Scenariusz</text:p>
          </table:table-cell>
          <table:table-cell table:style-name="Tabela41.B2" office:value-type="string">
            <text:p text:style-name="Table_20_Contents">1. Po wybraniu opcji „Zarządzaj formularzami”, przechodzimy do panelu zarządzania formularzami. Wyświetlenie przycisku „Dodaj” oraz listy formularzy z przyciskami „Usuń”, „Edytuj” przy każdym z nich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7_dodawanie_formularzy</text:span></text:span></text:p>
      <text:p text:style-name="Standard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Table_20_Contents">Identyfikator</text:p>
          </table:table-cell>
          <table:table-cell table:style-name="Tabela42.B1" office:value-type="string">
            <text:p text:style-name="P17">UC_37_dodawanie_formularzy</text:p>
          </table:table-cell>
        </table:table-row>
        <table:table-row>
          <table:table-cell table:style-name="Tabela42.A2" office:value-type="string">
            <text:p text:style-name="Table_20_Contents">Nazwa</text:p>
          </table:table-cell>
          <table:table-cell table:style-name="Tabela42.B2" office:value-type="string">
            <text:p text:style-name="P17">Dodawanie formularzy</text:p>
          </table:table-cell>
        </table:table-row>
        <table:table-row>
          <table:table-cell table:style-name="Tabela42.A2" office:value-type="string">
            <text:p text:style-name="Table_20_Contents">Opis</text:p>
          </table:table-cell>
          <table:table-cell table:style-name="Tabela42.B2" office:value-type="string">
            <text:p text:style-name="P14">Dodaje formularze, przez podanie ilości pól do wypełnienia, ich nazw i ewentualnie typów.</text:p>
          </table:table-cell>
        </table:table-row>
        <table:table-row>
          <table:table-cell table:style-name="Tabela42.A2" office:value-type="string">
            <text:p text:style-name="Table_20_Contents">Scenariusz</text:p>
          </table:table-cell>
          <table:table-cell table:style-name="Tabela42.B2" office:value-type="string">
            <text:p text:style-name="Table_20_Contents">1. Wybrano „Dodaj” z UC_36.</text:p>
            <text:p text:style-name="Table_20_Contents">2. Wyświetlenie formularza z input fieldem na nazwę oraz listę CheckBoxów z dostępnymi input fieldami(text, login, email itp.) i przyciski „Dodaj” i „Anuluj”.</text:p>
            <text:p text:style-name="Table_20_Contents">3a. Zaznaczenie/Odznaczenie CheckBoxów.</text:p>
            <text:p text:style-name="Table_20_Contents"><text:soft-page-break/>4a.Wybrano „Dodaj”, zapisanie formularza do systemi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8_edycja_formularzy</text:span></text:span></text:p>
      <text:p text:style-name="Standard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Contents">Identyfikator</text:p>
          </table:table-cell>
          <table:table-cell table:style-name="Tabela43.B1" office:value-type="string">
            <text:p text:style-name="P17">UC_38_edycja_formularzy</text:p>
          </table:table-cell>
        </table:table-row>
        <table:table-row>
          <table:table-cell table:style-name="Tabela43.A2" office:value-type="string">
            <text:p text:style-name="Table_20_Contents">Nazwa</text:p>
          </table:table-cell>
          <table:table-cell table:style-name="Tabela43.B2" office:value-type="string">
            <text:p text:style-name="P17">Edycja formularzy</text:p>
          </table:table-cell>
        </table:table-row>
        <table:table-row>
          <table:table-cell table:style-name="Tabela43.A2" office:value-type="string">
            <text:p text:style-name="Table_20_Contents">Opis</text:p>
          </table:table-cell>
          <table:table-cell table:style-name="Tabela43.B2" office:value-type="string">
            <text:p text:style-name="P14">Edytuje wcześniej stworzone formularze umieszczone w systemie.</text:p>
          </table:table-cell>
        </table:table-row>
        <table:table-row>
          <table:table-cell table:style-name="Tabela43.A2" office:value-type="string">
            <text:p text:style-name="Table_20_Contents">Scenariusz</text:p>
          </table:table-cell>
          <table:table-cell table:style-name="Tabela43.B2" office:value-type="string">
            <text:p text:style-name="Table_20_Contents">1. Wybrano „Edytuj” z UC_36.</text:p>
            <text:p text:style-name="Table_20_Contents">2. Wyświetlenie formularza z input fieldem na nazwę(wypełnioną aktualną) oraz listę CheckBoxów z dostępnymi input fieldami(text, login, email itp.) i przyciski „Zapisz” i „Anuluj”.</text:p>
            <text:p text:style-name="Table_20_Contents">3a. Zaznaczenie/Odznaczenie CheckBoxów.</text:p>
            <text:p text:style-name="Table_20_Contents">4a.Wybrano „Zapisz”, zapisanie formularza do systemu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9_usuwanie_formularzy</text:span></text:span></text:p>
      <text:p text:style-name="Standard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Contents">Identyfikator</text:p>
          </table:table-cell>
          <table:table-cell table:style-name="Tabela44.B1" office:value-type="string">
            <text:p text:style-name="P17">UC_39_usuwanie_formularzy</text:p>
          </table:table-cell>
        </table:table-row>
        <table:table-row>
          <table:table-cell table:style-name="Tabela44.A2" office:value-type="string">
            <text:p text:style-name="Table_20_Contents">Nazwa</text:p>
          </table:table-cell>
          <table:table-cell table:style-name="Tabela44.B2" office:value-type="string">
            <text:p text:style-name="P17">Usuwanie formularzy</text:p>
          </table:table-cell>
        </table:table-row>
        <table:table-row>
          <table:table-cell table:style-name="Tabela44.A2" office:value-type="string">
            <text:p text:style-name="Table_20_Contents">Opis</text:p>
          </table:table-cell>
          <table:table-cell table:style-name="Tabela44.B2" office:value-type="string">
            <text:p text:style-name="P17">Usuwa formularze z systemu.</text:p>
          </table:table-cell>
        </table:table-row>
        <table:table-row>
          <table:table-cell table:style-name="Tabela44.A2" office:value-type="string">
            <text:p text:style-name="Table_20_Contents">Scenariusz</text:p>
          </table:table-cell>
          <table:table-cell table:style-name="Tabela44.B2" office:value-type="string">
            <text:p text:style-name="Table_20_Contents">1. Wybrano „Dodaj” z UC_36.</text:p>
            <text:p text:style-name="Table_20_Contents">2. Wyświetlenie komunikatu potwierdzającego usunięcie z dwoma przyciskami „Tak” i „Nie”</text:p>
            <text:p text:style-name="Table_20_Contents">3a. Wybrano „Tak” następuje usunięcie formul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0_dostęp_do_logów</text:span></text:span></text:p>
      <text:p text:style-name="Standard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Table_20_Contents">Identyfikator</text:p>
          </table:table-cell>
          <table:table-cell table:style-name="Tabela45.B1" office:value-type="string">
            <text:p text:style-name="P17">UC_40_dostęp_do_logów</text:p>
          </table:table-cell>
        </table:table-row>
        <table:table-row>
          <table:table-cell table:style-name="Tabela45.A2" office:value-type="string">
            <text:p text:style-name="Table_20_Contents">Nazwa</text:p>
          </table:table-cell>
          <table:table-cell table:style-name="Tabela45.B2" office:value-type="string">
            <text:p text:style-name="P17">Dostęp do logów</text:p>
          </table:table-cell>
        </table:table-row>
        <table:table-row>
          <table:table-cell table:style-name="Tabela45.A2" office:value-type="string">
            <text:p text:style-name="Table_20_Contents">Opis</text:p>
          </table:table-cell>
          <table:table-cell table:style-name="Tabela45.B2" office:value-type="string">
            <text:p text:style-name="P14">Moderator zarządza logami wygenerowanymi przez system.</text:p>
          </table:table-cell>
        </table:table-row>
        <table:table-row>
          <table:table-cell table:style-name="Tabela45.A2" office:value-type="string">
            <text:p text:style-name="Table_20_Contents">Scenariusz</text:p>
          </table:table-cell>
          <table:table-cell table:style-name="Tabela45.B2" office:value-type="string">
            <text:p text:style-name="Table_20_Contents">1. Po wybraniu opcji „Logi” przechodzimy do strony z logami gdzie zostają wyświetlone wszystkie log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1_zarządzanie_mapami</text:span></text:span></text:p>
      <text:p text:style-name="Standard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Contents">Identyfikator</text:p>
          </table:table-cell>
          <table:table-cell table:style-name="Tabela46.B1" office:value-type="string">
            <text:p text:style-name="P17">UC_41_zarządzanie_mapami</text:p>
          </table:table-cell>
        </table:table-row>
        <table:table-row>
          <table:table-cell table:style-name="Tabela46.A2" office:value-type="string">
            <text:p text:style-name="Table_20_Contents">Nazwa</text:p>
          </table:table-cell>
          <table:table-cell table:style-name="Tabela46.B2" office:value-type="string">
            <text:p text:style-name="P17">Zarządzanie <text:s/>mapami</text:p>
          </table:table-cell>
        </table:table-row>
        <table:table-row>
          <table:table-cell table:style-name="Tabela46.A2" office:value-type="string">
            <text:p text:style-name="Table_20_Contents">Opis</text:p>
          </table:table-cell>
          <table:table-cell table:style-name="Tabela46.B2" office:value-type="string">
            <text:p text:style-name="P17">Moderator zarządza mapami.</text:p>
          </table:table-cell>
        </table:table-row>
        <text:soft-page-break/>
        <table:table-row>
          <table:table-cell table:style-name="Tabela46.A2" office:value-type="string">
            <text:p text:style-name="Table_20_Contents">Scenariusz</text:p>
          </table:table-cell>
          <table:table-cell table:style-name="Tabela46.B2" office:value-type="string">
            <text:p text:style-name="Table_20_Contents">1. Po wybraniu opcji „Zarządzaj mapami” przechodzimy do panelu zarządzania mapami gdzie zostają wyświetlone mapy, przy każdej z nich przyciski „Edytuj”, „Usuń”. Przycisk „Stwórz mapę” przed listą map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2_tworzenie_map</text:span></text:span></text:p>
      <text:p text:style-name="Standard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Contents">Identyfikator</text:p>
          </table:table-cell>
          <table:table-cell table:style-name="Tabela47.B1" office:value-type="string">
            <text:p text:style-name="P17">UC_42_tworzenie_map</text:p>
          </table:table-cell>
        </table:table-row>
        <table:table-row>
          <table:table-cell table:style-name="Tabela47.A2" office:value-type="string">
            <text:p text:style-name="Table_20_Contents">Nazwa</text:p>
          </table:table-cell>
          <table:table-cell table:style-name="Tabela47.B2" office:value-type="string">
            <text:p text:style-name="P17">Tworzenie map</text:p>
          </table:table-cell>
        </table:table-row>
        <table:table-row>
          <table:table-cell table:style-name="Tabela47.A2" office:value-type="string">
            <text:p text:style-name="Table_20_Contents">Opis</text:p>
          </table:table-cell>
          <table:table-cell table:style-name="Tabela47.B2" office:value-type="string">
            <text:p text:style-name="P14">Tworzy mapy przez podanie współrzędnych, serwera z mapami oraz przybliżenia.</text:p>
          </table:table-cell>
        </table:table-row>
        <table:table-row>
          <table:table-cell table:style-name="Tabela47.A2" office:value-type="string">
            <text:p text:style-name="Table_20_Contents">Scenariusz</text:p>
          </table:table-cell>
          <table:table-cell table:style-name="Tabela47.B2" office:value-type="string">
            <text:p text:style-name="Table_20_Contents">1. Wybrano „Stwórz mapę” z UC_42.</text:p>
            <text:p text:style-name="Table_20_Contents">2. Wyświetlenie fieldów na współrzędne, serwera oraz przybliżenia oraz przyciski „Stwórz” i „Anuluj”.</text:p>
            <text:p text:style-name="Table_20_Contents">3a. Wybrano „Stwórz”, dodanie mapy do systemu.</text:p>
            <text:p text:style-name="Table_20_Contents">3b. Wybrano „Anuluj”, wyjście bez zapisywania map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3_usuwanie_map</text:span></text:span></text:p>
      <text:p text:style-name="Standard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Table_20_Contents">Identyfikator</text:p>
          </table:table-cell>
          <table:table-cell table:style-name="Tabela48.B1" office:value-type="string">
            <text:p text:style-name="P17">UC_43_usuwanie_map</text:p>
          </table:table-cell>
        </table:table-row>
        <table:table-row>
          <table:table-cell table:style-name="Tabela48.A2" office:value-type="string">
            <text:p text:style-name="Table_20_Contents">Nazwa</text:p>
          </table:table-cell>
          <table:table-cell table:style-name="Tabela48.B2" office:value-type="string">
            <text:p text:style-name="P17">Usuwanie map</text:p>
          </table:table-cell>
        </table:table-row>
        <table:table-row>
          <table:table-cell table:style-name="Tabela48.A2" office:value-type="string">
            <text:p text:style-name="Table_20_Contents">Opis</text:p>
          </table:table-cell>
          <table:table-cell table:style-name="Tabela48.B2" office:value-type="string">
            <text:p text:style-name="P17">Usuwa mapy z systemu.</text:p>
          </table:table-cell>
        </table:table-row>
        <table:table-row>
          <table:table-cell table:style-name="Tabela48.A2" office:value-type="string">
            <text:p text:style-name="Table_20_Contents">Scenariusz</text:p>
          </table:table-cell>
          <table:table-cell table:style-name="Tabela48.B2" office:value-type="string">
            <text:p text:style-name="Table_20_Contents">1. Wybrano „Usuń” z UC_41.</text:p>
            <text:p text:style-name="Table_20_Contents">2. Wyświetlenie komunikatu potwierdzającego usunięcie z dwoma przyciskami „Tak” i „Nie”</text:p>
            <text:p text:style-name="Table_20_Contents">3a. Wybrano „Tak” następuje usunięcie mapy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4_edycja_map</text:span></text:span></text:p>
      <text:p text:style-name="P17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Contents">Identyfikator</text:p>
          </table:table-cell>
          <table:table-cell table:style-name="Tabela49.B1" office:value-type="string">
            <text:p text:style-name="P17">UC_44_edycja_map</text:p>
          </table:table-cell>
        </table:table-row>
        <table:table-row>
          <table:table-cell table:style-name="Tabela49.A2" office:value-type="string">
            <text:p text:style-name="Table_20_Contents">Nazwa</text:p>
          </table:table-cell>
          <table:table-cell table:style-name="Tabela49.B2" office:value-type="string">
            <text:p text:style-name="P17">Edycja map</text:p>
          </table:table-cell>
        </table:table-row>
        <table:table-row>
          <table:table-cell table:style-name="Tabela49.A2" office:value-type="string">
            <text:p text:style-name="Table_20_Contents">Opis</text:p>
          </table:table-cell>
          <table:table-cell table:style-name="Tabela49.B2" office:value-type="string">
            <text:p text:style-name="P14">Edycja mapy, zmiana współrzędnych i przybliżenia.</text:p>
          </table:table-cell>
        </table:table-row>
        <table:table-row>
          <table:table-cell table:style-name="Tabela49.A2" office:value-type="string">
            <text:p text:style-name="Table_20_Contents">Scenariusz</text:p>
          </table:table-cell>
          <table:table-cell table:style-name="Tabela49.B2" office:value-type="string">
            <text:p text:style-name="P25">1. Wybrano „Edytuj” z UC_41.</text:p>
            <text:p text:style-name="P25">2. Wyświetlenie fielda na zmiane nazwy, zmiane współrzędnych oraz przybliżenia, oraz przycisków „Zapisz” i „Anuluj”.</text:p>
            <text:p text:style-name="P25">3a. Wybrano „Zapisz” zapisanie ustawień mapy.</text:p>
            <text:p text:style-name="P25">3b. Wybrano „Anuluj” wyjście bez zapisywa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5_zarządzanie_znacznikami_na_mapach</text:span></text:span></text:p>
      <text:p text:style-name="Standard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Contents">Identyfikator</text:p>
          </table:table-cell>
          <table:table-cell table:style-name="Tabela50.B1" office:value-type="string">
            <text:p text:style-name="P14">UC_45_zarządzanie_znacznikami_na_mapach</text:p>
          </table:table-cell>
        </table:table-row>
        <table:table-row>
          <table:table-cell table:style-name="Tabela50.A2" office:value-type="string">
            <text:p text:style-name="Table_20_Contents">Nazwa</text:p>
          </table:table-cell>
          <table:table-cell table:style-name="Tabela50.B2" office:value-type="string">
            <text:p text:style-name="P17">Zarządzanie znacznikami na mapach</text:p>
          </table:table-cell>
        </table:table-row>
        <table:table-row>
          <table:table-cell table:style-name="Tabela50.A2" office:value-type="string">
            <text:p text:style-name="Table_20_Contents">Opis</text:p>
          </table:table-cell>
          <table:table-cell table:style-name="Tabela50.B2" office:value-type="string">
            <text:p text:style-name="P14">Moderator oraz Autor zarządzają znacznikami na <text:s/>mapach <text:soft-page-break/>umieszczonych w systemie.</text:p>
          </table:table-cell>
        </table:table-row>
        <table:table-row>
          <table:table-cell table:style-name="Tabela50.A2" office:value-type="string">
            <text:p text:style-name="Table_20_Contents">Scenariusz</text:p>
          </table:table-cell>
          <table:table-cell table:style-name="Tabela50.B2" office:value-type="string">
            <text:p text:style-name="P25">1. Po wybraniu opcji „Zarządzaj mapami” przechodzimy do panelu zarządzania mapami gdzie zostają wyświetlone mapy. Po najechaniu na daną mapę można w dowolnym miejscu dodać znacznik, lub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6_usuwanie_znaczników</text:span></text:span></text:p>
      <text:p text:style-name="Standard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Table_20_Contents">Identyfikator</text:p>
          </table:table-cell>
          <table:table-cell table:style-name="Tabela51.B1" office:value-type="string">
            <text:p text:style-name="P17">UC_46_usuwanie_znaczników</text:p>
          </table:table-cell>
        </table:table-row>
        <table:table-row>
          <table:table-cell table:style-name="Tabela51.A2" office:value-type="string">
            <text:p text:style-name="Table_20_Contents">Nazwa</text:p>
          </table:table-cell>
          <table:table-cell table:style-name="Tabela51.B2" office:value-type="string">
            <text:p text:style-name="P17">Usuwanie znaczników</text:p>
          </table:table-cell>
        </table:table-row>
        <table:table-row>
          <table:table-cell table:style-name="Tabela51.A2" office:value-type="string">
            <text:p text:style-name="Table_20_Contents">Opis</text:p>
          </table:table-cell>
          <table:table-cell table:style-name="Tabela51.B2" office:value-type="string">
            <text:p text:style-name="P17">Usuwają znaczniki z map.</text:p>
          </table:table-cell>
        </table:table-row>
        <table:table-row>
          <table:table-cell table:style-name="Tabela51.A2" office:value-type="string">
            <text:p text:style-name="Table_20_Contents">Scenariusz</text:p>
          </table:table-cell>
          <table:table-cell table:style-name="Tabela51.B2" office:value-type="string">
            <text:p text:style-name="P25">1. Po wybraniu opcji „Zarządzaj mapami” przechodzimy do panelu zarządzania mapami gdzie zostają wyświetlone mapy. Po najechaniu na daną mapę można w dowolnym miejscu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7_dodawanie_znaczników</text:span></text:span></text:p>
      <text:p text:style-name="P16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Contents">Identyfikator</text:p>
          </table:table-cell>
          <table:table-cell table:style-name="Tabela52.B1" office:value-type="string">
            <text:p text:style-name="P17">UC_47_dodawanie_znaczników</text:p>
          </table:table-cell>
        </table:table-row>
        <table:table-row>
          <table:table-cell table:style-name="Tabela52.A2" office:value-type="string">
            <text:p text:style-name="Table_20_Contents">Nazwa</text:p>
          </table:table-cell>
          <table:table-cell table:style-name="Tabela52.B2" office:value-type="string">
            <text:p text:style-name="P17">Dodawanie znaczników</text:p>
          </table:table-cell>
        </table:table-row>
        <table:table-row>
          <table:table-cell table:style-name="Tabela52.A2" office:value-type="string">
            <text:p text:style-name="Table_20_Contents">Opis</text:p>
          </table:table-cell>
          <table:table-cell table:style-name="Tabela52.B2" office:value-type="string">
            <text:p text:style-name="P17">Dodają znacznik do map.</text:p>
          </table:table-cell>
        </table:table-row>
        <table:table-row>
          <table:table-cell table:style-name="Tabela52.A2" office:value-type="string">
            <text:p text:style-name="Table_20_Contents">Scenariusz</text:p>
          </table:table-cell>
          <table:table-cell table:style-name="Tabela52.B2" office:value-type="string">
            <text:p text:style-name="P25">1. Po wybraniu opcji „Zarządzaj mapami” przechodzimy do panelu zarządzania mapami gdzie zostają wyświetlone mapy. Po najechaniu na daną mapę można w dowolnym miejscu dodać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8_edycja_znaczników</text:span></text:span></text:p>
      <text:p text:style-name="Standard"/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Table_20_Contents">Identyfikator</text:p>
          </table:table-cell>
          <table:table-cell table:style-name="Tabela53.B1" office:value-type="string">
            <text:p text:style-name="P17">UC_48_edycja_znaczników</text:p>
          </table:table-cell>
        </table:table-row>
        <table:table-row>
          <table:table-cell table:style-name="Tabela53.A2" office:value-type="string">
            <text:p text:style-name="Table_20_Contents">Nazwa</text:p>
          </table:table-cell>
          <table:table-cell table:style-name="Tabela53.B2" office:value-type="string">
            <text:p text:style-name="P17">Edycja znaczników</text:p>
          </table:table-cell>
        </table:table-row>
        <table:table-row>
          <table:table-cell table:style-name="Tabela53.A2" office:value-type="string">
            <text:p text:style-name="Table_20_Contents">Opis</text:p>
          </table:table-cell>
          <table:table-cell table:style-name="Tabela53.B2" office:value-type="string">
            <text:p text:style-name="P14">Edytują znaczniki na mapach, zmieniają nazwy, położenie.</text:p>
          </table:table-cell>
        </table:table-row>
        <table:table-row>
          <table:table-cell table:style-name="Tabela53.A2" office:value-type="string">
            <text:p text:style-name="Table_20_Contents">Scenariusz</text:p>
          </table:table-cell>
          <table:table-cell table:style-name="Tabela53.B2" office:value-type="string">
            <text:p text:style-name="P26"><text:span text:style-name="Domyślna_20_czcionka_20_akapitu"><text:span text:style-name="T3">1. Po wybraniu opcji „Zarządzaj mapami” przechodzimy do panelu zarządzania mapami gdzie zostają wyświetlone mapy. 2. Po najechaniu na </text:span></text:span><text:span text:style-name="Domyślna_20_czcionka_20_akapitu"><text:span text:style-name="T3">daną mapę można w dowolnym miejscu tam gdzie znacznik już istnieje, usunąć go – </text:span></text:span><text:span text:style-name="Domyślna_20_czcionka_20_akapitu"><text:span text:style-name="T4">UC_46_usuwanie_znaczników, a później w innym miejscu dodać nowy znacznik – UC_47_dodawanie_znaczników.</text:span></text:span>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9_zarządzanie_mediami_społecznościowymi</text:span></text:span></text:p>
      <text:p text:style-name="Standard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Identyfikator</text:p>
          </table:table-cell>
          <table:table-cell table:style-name="Tabela54.B1" office:value-type="string">
            <text:p text:style-name="P17">UC_49_zarządzanie_mediami_społecznościowymi</text:p>
          </table:table-cell>
        </table:table-row>
        <table:table-row>
          <table:table-cell table:style-name="Tabela54.A2" office:value-type="string">
            <text:p text:style-name="Table_20_Contents">Nazwa</text:p>
          </table:table-cell>
          <table:table-cell table:style-name="Tabela54.B2" office:value-type="string">
            <text:p text:style-name="P17">Zarządzanie mediami społecznościowymi</text:p>
          </table:table-cell>
        </table:table-row>
        <table:table-row>
          <table:table-cell table:style-name="Tabela54.A2" office:value-type="string">
            <text:p text:style-name="Table_20_Contents">Opis</text:p>
          </table:table-cell>
          <table:table-cell table:style-name="Tabela54.B2" office:value-type="string">
            <text:p text:style-name="P17">Autor zarządza mediami społecznościowymi.</text:p>
          </table:table-cell>
        </table:table-row>
        <table:table-row>
          <table:table-cell table:style-name="Tabela54.A2" office:value-type="string">
            <text:p text:style-name="Table_20_Contents">Scenariusz</text:p>
          </table:table-cell>
          <table:table-cell table:style-name="Tabela54.B2" office:value-type="string">
            <text:p text:style-name="Table_20_Contents">1. Po wybraniu opcji „zarządzanie mediami społecznościowymi” przechodzimy do panelu zarządzania <text:soft-page-break/>mediami społecznościowymi gdzie zostają wyświetlone opcje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0_obsługa_mediów_społecznościowych</text:span></text:span></text:p>
      <text:p text:style-name="Standard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Contents">Identyfikator</text:p>
          </table:table-cell>
          <table:table-cell table:style-name="Tabela55.B1" office:value-type="string">
            <text:p text:style-name="P17">UC_50_obsługa_mediów_społecznościowych</text:p>
          </table:table-cell>
        </table:table-row>
        <table:table-row>
          <table:table-cell table:style-name="Tabela55.A2" office:value-type="string">
            <text:p text:style-name="Table_20_Contents">Nazwa</text:p>
          </table:table-cell>
          <table:table-cell table:style-name="Tabela55.B2" office:value-type="string">
            <text:p text:style-name="P17">Obsługa mediów społecznościowych</text:p>
          </table:table-cell>
        </table:table-row>
        <table:table-row>
          <table:table-cell table:style-name="Tabela55.A2" office:value-type="string">
            <text:p text:style-name="Table_20_Contents">Opis</text:p>
          </table:table-cell>
          <table:table-cell table:style-name="Tabela55.B2" office:value-type="string">
            <text:p text:style-name="P14">Pozwala na dodanie informacji bezpośrednio na strony w serwisach społecznościowych.</text:p>
          </table:table-cell>
        </table:table-row>
        <table:table-row>
          <table:table-cell table:style-name="Tabela55.A2" office:value-type="string">
            <text:p text:style-name="Table_20_Contents">Scenariusz</text:p>
          </table:table-cell>
          <table:table-cell table:style-name="Tabela55.B2" office:value-type="string">
            <text:p text:style-name="Table_20_Contents"><text:span text:style-name="Domyślna_20_czcionka_20_akapitu"><text:span text:style-name="T1">1. Obsługa mediów społecznościowych polega na </text:span></text:span>napisaniu posta, który będzie przekierowany do social med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1_dodawanie_mediów_społecznościowych</text:span></text:span></text:p>
      <text:p text:style-name="Standard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Table_20_Contents">Identyfikator</text:p>
          </table:table-cell>
          <table:table-cell table:style-name="Tabela56.B1" office:value-type="string">
            <text:p text:style-name="P17">UC_51_dodawanie_mediów_społecznościowych</text:p>
          </table:table-cell>
        </table:table-row>
        <table:table-row>
          <table:table-cell table:style-name="Tabela56.A2" office:value-type="string">
            <text:p text:style-name="Table_20_Contents">Nazwa</text:p>
          </table:table-cell>
          <table:table-cell table:style-name="Tabela56.B2" office:value-type="string">
            <text:p text:style-name="P17">Dodawanie mediów społecznościowych</text:p>
          </table:table-cell>
        </table:table-row>
        <table:table-row>
          <table:table-cell table:style-name="Tabela56.A2" office:value-type="string">
            <text:p text:style-name="Table_20_Contents">Opis</text:p>
          </table:table-cell>
          <table:table-cell table:style-name="Tabela56.B2" office:value-type="string">
            <text:p text:style-name="P14">Dodaje odnośniki do stron właściciela <text:s/>umieszczonych w serwisach społecznościowych.</text:p>
          </table:table-cell>
        </table:table-row>
        <table:table-row>
          <table:table-cell table:style-name="Tabela56.A2" office:value-type="string">
            <text:p text:style-name="Table_20_Contents">Scenariusz</text:p>
          </table:table-cell>
          <table:table-cell table:style-name="Tabela56.B2" office:value-type="string">
            <text:p text:style-name="Table_20_Contents">2. Po wybraniu opcji „zarządzanie mediami społecznościowymi” przechodzimy do panelu zarządzania mediami społecznościowymi gdzie możemy kliknąć w przycisk „Dodaj” i wpisać lin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2_ograniczone_zarządzanie_galeriami</text:span></text:span></text:p>
      <text:p text:style-name="Standard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Contents">Identyfikator</text:p>
          </table:table-cell>
          <table:table-cell table:style-name="Tabela57.B1" office:value-type="string">
            <text:p text:style-name="P17">UC_52_ograniczone_zarządzanie_galeriami</text:p>
          </table:table-cell>
        </table:table-row>
        <table:table-row>
          <table:table-cell table:style-name="Tabela57.A2" office:value-type="string">
            <text:p text:style-name="Table_20_Contents">Nazwa</text:p>
          </table:table-cell>
          <table:table-cell table:style-name="Tabela57.B2" office:value-type="string">
            <text:p text:style-name="P17">Ograniczone zarządzanie galeriami</text:p>
          </table:table-cell>
        </table:table-row>
        <table:table-row>
          <table:table-cell table:style-name="Tabela57.A2" office:value-type="string">
            <text:p text:style-name="Table_20_Contents">Opis</text:p>
          </table:table-cell>
          <table:table-cell table:style-name="Tabela57.B2" office:value-type="string">
            <text:p text:style-name="P14">Autor posiada ograniczony dostęp do galerii, brak funkcji usuwania.</text:p>
          </table:table-cell>
        </table:table-row>
        <table:table-row>
          <table:table-cell table:style-name="Tabela57.A2" office:value-type="string">
            <text:p text:style-name="Table_20_Contents">Scenariusz</text:p>
          </table:table-cell>
          <table:table-cell table:style-name="Tabela57.B2" office:value-type="string">
            <text:p text:style-name="Table_20_Contents">1. Po wybraniu opcji „Zarządzaj galeriami” przechodzimy do panelu zarządzania galeriami gdzie zostają wyświetlone galerie, przy każdym z nich przyciski <text:s/>i „Edytuj”. Przycisk „Dodaj galerie” przed listą galerii. Brak przycisku „Usuń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3_przeglądanie_treści_strony</text:span></text:span></text:p>
      <text:p text:style-name="Standard"/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Table_20_Contents">Identyfikator</text:p>
          </table:table-cell>
          <table:table-cell table:style-name="Tabela58.B1" office:value-type="string">
            <text:p text:style-name="P17">UC_53_przeglądanie_treści_strony</text:p>
          </table:table-cell>
        </table:table-row>
        <table:table-row>
          <table:table-cell table:style-name="Tabela58.A2" office:value-type="string">
            <text:p text:style-name="Table_20_Contents">Nazwa</text:p>
          </table:table-cell>
          <table:table-cell table:style-name="Tabela58.B2" office:value-type="string">
            <text:p text:style-name="P17">Przeglądanie treści strony</text:p>
          </table:table-cell>
        </table:table-row>
        <table:table-row>
          <table:table-cell table:style-name="Tabela58.A2" office:value-type="string">
            <text:p text:style-name="Table_20_Contents">Opis</text:p>
          </table:table-cell>
          <table:table-cell table:style-name="Tabela58.B2" office:value-type="string">
            <text:p text:style-name="P14">Czytelnik ma możliwość przeglądania widocznych elementów strony.</text:p>
          </table:table-cell>
        </table:table-row>
        <table:table-row>
          <table:table-cell table:style-name="Tabela58.A2" office:value-type="string">
            <text:p text:style-name="Table_20_Contents">Scenariusz</text:p>
          </table:table-cell>
          <table:table-cell table:style-name="Tabela58.B2" office:value-type="string">
            <text:p text:style-name="Table_20_Contents">1. Przez system linków, odnośników, zakładek przemieszcza się po widocznej części stro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7_zarządzanie_kalendarzami</text:span></text:span></text:p>
      <text:p text:style-name="Standard"/>
      <table:table table:name="Tabela59" table:style-name="Tabela59">
        <table:table-column table:style-name="Tabela59.A"/>
        <table:table-column table:style-name="Tabela59.B"/>
        <text:soft-page-break/>
        <table:table-row>
          <table:table-cell table:style-name="Tabela59.A1" office:value-type="string">
            <text:p text:style-name="Table_20_Contents">Identyfikator</text:p>
          </table:table-cell>
          <table:table-cell table:style-name="Tabela59.B1" office:value-type="string">
            <text:p text:style-name="P17">UC_57_zarządzanie_kalendarzami</text:p>
          </table:table-cell>
        </table:table-row>
        <table:table-row>
          <table:table-cell table:style-name="Tabela59.A2" office:value-type="string">
            <text:p text:style-name="Table_20_Contents">Nazwa</text:p>
          </table:table-cell>
          <table:table-cell table:style-name="Tabela59.B2" office:value-type="string">
            <text:p text:style-name="P17">Zarządzanie kalendarzami</text:p>
          </table:table-cell>
        </table:table-row>
        <table:table-row>
          <table:table-cell table:style-name="Tabela59.A2" office:value-type="string">
            <text:p text:style-name="Table_20_Contents">Opis</text:p>
          </table:table-cell>
          <table:table-cell table:style-name="Tabela59.B2" office:value-type="string">
            <text:p text:style-name="P14">Moderator zarządza <text:s/>kalendarzami dostępnymi w systemie.</text:p>
          </table:table-cell>
        </table:table-row>
        <table:table-row>
          <table:table-cell table:style-name="Tabela59.A2" office:value-type="string">
            <text:p text:style-name="Table_20_Contents">Scenariusz</text:p>
          </table:table-cell>
          <table:table-cell table:style-name="Tabela59.B2" office:value-type="string">
            <text:p text:style-name="Table_20_Contents">1. Po wybraniu opcji „Zarządzaj kalendarzami” przechodzimy do panelu zarządzania kalendarzami gdzie zostają wyświetlone kalendarze, przy każdym z nich przyciski „Usuń”. Przycisk „Dodaj kalendarz” przed listą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8_dodawanie_kalendarzy</text:span></text:span></text:p>
      <text:p text:style-name="Standard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Table_20_Contents">Identyfikator</text:p>
          </table:table-cell>
          <table:table-cell table:style-name="Tabela60.B1" office:value-type="string">
            <text:p text:style-name="P17">UC_58_dodawanie_kalendarzy</text:p>
          </table:table-cell>
        </table:table-row>
        <table:table-row>
          <table:table-cell table:style-name="Tabela60.A2" office:value-type="string">
            <text:p text:style-name="Table_20_Contents">Nazwa</text:p>
          </table:table-cell>
          <table:table-cell table:style-name="Tabela60.B2" office:value-type="string">
            <text:p text:style-name="P17">Dodawanie kalendarzy</text:p>
          </table:table-cell>
        </table:table-row>
        <table:table-row>
          <table:table-cell table:style-name="Tabela60.A2" office:value-type="string">
            <text:p text:style-name="Table_20_Contents">Opis</text:p>
          </table:table-cell>
          <table:table-cell table:style-name="Tabela60.B2" office:value-type="string">
            <text:p text:style-name="P14">Tworzy kalendarz i dodaje go do systemu.</text:p>
          </table:table-cell>
        </table:table-row>
        <table:table-row>
          <table:table-cell table:style-name="Tabela60.A2" office:value-type="string">
            <text:p text:style-name="Table_20_Contents">Scenariusz</text:p>
          </table:table-cell>
          <table:table-cell table:style-name="Tabela60.B2" office:value-type="string">
            <text:p text:style-name="Table_20_Contents">1. Wybrano „Dodaj <text:s/>kalendarz” z UC_57.</text:p>
            <text:p text:style-name="Table_20_Contents">2. Wyświetlenie formularza z fieldem na nazwę kalendarza, <text:s/>oraz przyciski „Anuluj” i „Dodaj”.</text:p>
            <text:p text:style-name="Table_20_Contents">3a. Wybrano „Dodaj”, utworzenie nowego kalendarza o podanej nazwie oraz powrót do panelu zarządzania kalendarzami.</text:p>
            <text:p text:style-name="Table_20_Contents">3b. Wybrano „Anuluj” powrót do panelu zarządzania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9_usuwanie_kalendarzy</text:span></text:span></text:p>
      <text:p text:style-name="Standard"/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Table_20_Contents">Identyfikator</text:p>
          </table:table-cell>
          <table:table-cell table:style-name="Tabela61.B1" office:value-type="string">
            <text:p text:style-name="P17">UC_59_usuwanie_kalendarzy</text:p>
          </table:table-cell>
        </table:table-row>
        <table:table-row>
          <table:table-cell table:style-name="Tabela61.A2" office:value-type="string">
            <text:p text:style-name="Table_20_Contents">Nazwa</text:p>
          </table:table-cell>
          <table:table-cell table:style-name="Tabela61.B2" office:value-type="string">
            <text:p text:style-name="P17">Modyfikacja kalendarzy</text:p>
          </table:table-cell>
        </table:table-row>
        <table:table-row>
          <table:table-cell table:style-name="Tabela61.A2" office:value-type="string">
            <text:p text:style-name="Table_20_Contents">Opis</text:p>
          </table:table-cell>
          <table:table-cell table:style-name="Tabela61.B2" office:value-type="string">
            <text:p text:style-name="P17">Modyfikuje znaczniki w kalendarzach.</text:p>
          </table:table-cell>
        </table:table-row>
        <table:table-row>
          <table:table-cell table:style-name="Tabela61.A2" office:value-type="string">
            <text:p text:style-name="Table_20_Contents">Scenariusz</text:p>
          </table:table-cell>
          <table:table-cell table:style-name="Tabela61.B2" office:value-type="string">
            <text:p text:style-name="Table_20_Contents">1. Wybrano „Usuń” z UC_57.</text:p>
            <text:p text:style-name="Table_20_Contents">2. Wyświetlenie komunikatu potwierdzającego usunięcie z dwoma przyciskami „Tak” i „Nie”</text:p>
            <text:p text:style-name="Table_20_Contents">3a. Wybrano „Tak” następuje usunięcie kalend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0_dodawanie_znaczników_</text:span></text:span><text:span text:style-name="Domyślna_20_czcionka_20_akapitu"><text:span text:style-name="T1">do_kalendarza</text:span></text:span></text:p>
      <text:p text:style-name="P13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Table_20_Contents">Identyfikator</text:p>
          </table:table-cell>
          <table:table-cell table:style-name="Tabela62.B1" office:value-type="string">
            <text:p text:style-name="P14">UC_60_dodawanie_znaczników_do_kalendarza</text:p>
          </table:table-cell>
        </table:table-row>
        <table:table-row>
          <table:table-cell table:style-name="Tabela62.A2" office:value-type="string">
            <text:p text:style-name="Table_20_Contents">Nazwa</text:p>
          </table:table-cell>
          <table:table-cell table:style-name="Tabela62.B2" office:value-type="string">
            <text:p text:style-name="P17">Dodawanie znaczników do kalendarza</text:p>
          </table:table-cell>
        </table:table-row>
        <table:table-row>
          <table:table-cell table:style-name="Tabela62.A2" office:value-type="string">
            <text:p text:style-name="Table_20_Contents">Opis</text:p>
          </table:table-cell>
          <table:table-cell table:style-name="Tabela62.B2" office:value-type="string">
            <text:p text:style-name="P14">Dodaje znaczniki do wskazanego kalendarza.</text:p>
          </table:table-cell>
        </table:table-row>
        <table:table-row>
          <table:table-cell table:style-name="Tabela62.A2" office:value-type="string">
            <text:p text:style-name="Table_20_Contents">Scenariusz</text:p>
          </table:table-cell>
          <table:table-cell table:style-name="Tabela62.B2" office:value-type="string">
            <text:p text:style-name="Table_20_Contents">1. Naciśnięcie na kalendarz, dokładniej dany dzień, skutkuje wyświetleniem formularza z fieldem na nazwę znacznika, godzinę rozpoczęcia i zakończe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1_usuwanie_znaczników_z_kalendarzy</text:span></text:span></text:p>
      <text:p text:style-name="Standard"/>
      <table:table table:name="Tabela63" table:style-name="Tabela63">
        <table:table-column table:style-name="Tabela63.A"/>
        <table:table-column table:style-name="Tabela63.B"/>
        <text:soft-page-break/>
        <table:table-row>
          <table:table-cell table:style-name="Tabela63.A1" office:value-type="string">
            <text:p text:style-name="Table_20_Contents">Identyfikator</text:p>
          </table:table-cell>
          <table:table-cell table:style-name="Tabela63.B1" office:value-type="string">
            <text:p text:style-name="P14">UC_61_usuwanie_znaczników_z_kalendarzy</text:p>
          </table:table-cell>
        </table:table-row>
        <table:table-row>
          <table:table-cell table:style-name="Tabela63.A2" office:value-type="string">
            <text:p text:style-name="Table_20_Contents">Nazwa</text:p>
          </table:table-cell>
          <table:table-cell table:style-name="Tabela63.B2" office:value-type="string">
            <text:p text:style-name="P17">Usuwanie znaczników z kalendarzy</text:p>
          </table:table-cell>
        </table:table-row>
        <table:table-row>
          <table:table-cell table:style-name="Tabela63.A2" office:value-type="string">
            <text:p text:style-name="Table_20_Contents">Opis</text:p>
          </table:table-cell>
          <table:table-cell table:style-name="Tabela63.B2" office:value-type="string">
            <text:p text:style-name="P14">Usuwa wskazany znacznik z kalendarza.</text:p>
          </table:table-cell>
        </table:table-row>
        <table:table-row>
          <table:table-cell table:style-name="Tabela63.A2" office:value-type="string">
            <text:p text:style-name="Table_20_Contents">Scenariusz</text:p>
          </table:table-cell>
          <table:table-cell table:style-name="Tabela63.B2" office:value-type="string">
            <text:p text:style-name="Table_20_Contents">1. Naciśnięcie na kalendarz, dokładniej na znacznik w danym dniu, skutkuje wyświetleniem komunikatu o usunięciu.</text:p>
            <text:p text:style-name="Table_20_Contents">2a. Wybrano „Tak” następuje usunięcie znacznika i zamknięcie komunikatu.</text:p>
            <text:p text:style-name="Table_20_Contents">2b. Wybrano „Nie” następuje zamknięcie komunikatu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KLASY</text:p>
      <text:p text:style-name="P13"/>
      <text:p text:style-name="P13"/>
      <text:p text:style-name="P13"/>
      <text:p text:style-name="P13">Container</text:p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27">Identyfikator:</text:p>
          </table:table-cell>
          <table:table-cell table:style-name="Tabela64.B1" office:value-type="string">
            <text:p text:style-name="P13">Container</text:p>
          </table:table-cell>
        </table:table-row>
        <table:table-row>
          <table:table-cell table:style-name="Tabela64.A2" office:value-type="string">
            <text:p text:style-name="P27">Nazwa:</text:p>
          </table:table-cell>
          <table:table-cell table:style-name="Tabela64.B2" office:value-type="string">
            <text:p text:style-name="P13">Container</text:p>
          </table:table-cell>
        </table:table-row>
        <table:table-row>
          <table:table-cell table:style-name="Tabela64.A2" office:value-type="string">
            <text:p text:style-name="P27">Opis:</text:p>
          </table:table-cell>
          <table:table-cell table:style-name="Tabela64.B2" office:value-type="string">
            <text:p text:style-name="P27"/>
          </table:table-cell>
        </table:table-row>
        <table:table-row>
          <table:table-cell table:style-name="Tabela64.A2" office:value-type="string">
            <text:p text:style-name="P27">Pola:</text:p>
          </table:table-cell>
          <table:table-cell table:style-name="Tabela64.B2" office:value-type="string">
            <text:p text:style-name="P27">#list: List&lt;T&gt;</text:p>
          </table:table-cell>
        </table:table-row>
        <table:table-row>
          <table:table-cell table:style-name="Tabela64.A2" office:value-type="string">
            <text:p text:style-name="P27">Metody:</text:p>
          </table:table-cell>
          <table:table-cell table:style-name="Tabela64.B2" office:value-type="string">
            <text:p text:style-name="P27"/>
          </table:table-cell>
        </table:table-row>
      </table:table>
      <text:p text:style-name="P13"/>
      <text:p text:style-name="P13">Controller</text:p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27">Identyfikator:</text:p>
          </table:table-cell>
          <table:table-cell table:style-name="Tabela65.B1" office:value-type="string">
            <text:p text:style-name="P13">Controller</text:p>
          </table:table-cell>
        </table:table-row>
        <table:table-row>
          <table:table-cell table:style-name="Tabela65.A2" office:value-type="string">
            <text:p text:style-name="P27">Nazwa:</text:p>
          </table:table-cell>
          <table:table-cell table:style-name="Tabela65.B2" office:value-type="string">
            <text:p text:style-name="P13">Controller</text:p>
          </table:table-cell>
        </table:table-row>
        <table:table-row>
          <table:table-cell table:style-name="Tabela65.A2" office:value-type="string">
            <text:p text:style-name="P27">Opis:</text:p>
          </table:table-cell>
          <table:table-cell table:style-name="Tabela65.B2" office:value-type="string">
            <text:p text:style-name="P27"/>
          </table:table-cell>
        </table:table-row>
        <table:table-row>
          <table:table-cell table:style-name="Tabela65.A2" office:value-type="string">
            <text:p text:style-name="P27">Pola:</text:p>
          </table:table-cell>
          <table:table-cell table:style-name="Tabela65.B2" office:value-type="string">
            <text:p text:style-name="P27"/>
          </table:table-cell>
        </table:table-row>
        <table:table-row>
          <table:table-cell table:style-name="Tabela65.A2" office:value-type="string">
            <text:p text:style-name="P27">Metody:</text:p>
          </table:table-cell>
          <table:table-cell table:style-name="Tabela65.B2" office:value-type="string">
            <text:p text:style-name="P28">+get(): List&lt;T&gt;</text:p>
            <text:p text:style-name="P28"/>
            <text:p text:style-name="P28"/>
            <text:p text:style-name="P28">+set(list:List&lt;T&gt;): void</text:p>
            <text:p text:style-name="P28"/>
            <text:p text:style-name="P28"/>
            <text:p text:style-name="P28">+add(element:T): void</text:p>
            <text:p text:style-name="P28"><text:soft-page-break/></text:p>
            <text:p text:style-name="P28"/>
            <text:p text:style-name="P28">+delete(index:int): void</text:p>
          </table:table-cell>
        </table:table-row>
      </table:table>
      <text:p text:style-name="P15"/>
      <text:p text:style-name="Standard">User</text:p>
      <table:table table:name="Tabela66" table:style-name="Tabela66">
        <table:table-column table:style-name="Tabela66.A"/>
        <table:table-column table:style-name="Tabela66.B"/>
        <table:table-row>
          <table:table-cell table:style-name="Tabela66.A1" office:value-type="string">
            <text:p text:style-name="P27">Identyfikator:</text:p>
          </table:table-cell>
          <table:table-cell table:style-name="Tabela66.B1" office:value-type="string">
            <text:p text:style-name="P13">User</text:p>
          </table:table-cell>
        </table:table-row>
        <table:table-row>
          <table:table-cell table:style-name="Tabela66.A2" office:value-type="string">
            <text:p text:style-name="P27">Nazwa:</text:p>
          </table:table-cell>
          <table:table-cell table:style-name="Tabela66.B2" office:value-type="string">
            <text:p text:style-name="P13">User</text:p>
          </table:table-cell>
        </table:table-row>
        <table:table-row>
          <table:table-cell table:style-name="Tabela66.A2" office:value-type="string">
            <text:p text:style-name="P27">Opis:</text:p>
          </table:table-cell>
          <table:table-cell table:style-name="Tabela66.B2" office:value-type="string">
            <text:p text:style-name="P30">Klasa abstrakcyjna definiuje podstawowe metody i pola funkcjonalności systemu dotyczące Usera</text:p>
            <text:p text:style-name="Text_20_body"><text:span text:style-name="Domyślna_20_czcionka_20_akapitu"><text:span text:style-name="T5">Z poziomu tej klasy istnieje możliwość zarządzania </text:span></text:span><text:span text:style-name="Domyślna_20_czcionka_20_akapitu"><text:span text:style-name="T5">kontami użytkowników, w tym również dodawania nowych.</text:span></text:span></text:p>
          </table:table-cell>
        </table:table-row>
        <table:table-row>
          <table:table-cell table:style-name="Tabela66.A2" office:value-type="string">
            <text:p text:style-name="P27">Pola:</text:p>
          </table:table-cell>
          <table:table-cell table:style-name="Tabela66.B2" office:value-type="string">
            <text:p text:style-name="P28">-login: string</text:p>
            <text:p text:style-name="Table_20_Contents"><text:span text:style-name="Domyślna_20_czcionka_20_akapitu"><text:span text:style-name="T2">-</text:span></text:span><text:span text:style-name="Domyślna_20_czcionka_20_akapitu"><text:span text:style-name="T7">password</text:span></text:span><text:span text:style-name="Domyślna_20_czcionka_20_akapitu"><text:span text:style-name="T2">: string</text:span></text:span></text:p>
            <text:p text:style-name="Table_20_Contents"><text:span text:style-name="Domyślna_20_czcionka_20_akapitu"><text:span text:style-name="T2">-</text:span></text:span><text:span text:style-name="Domyślna_20_czcionka_20_akapitu"><text:span text:style-name="T7">email</text:span></text:span><text:span text:style-name="Domyślna_20_czcionka_20_akapitu"><text:span text:style-name="T2">: string</text:span></text:span></text:p>
            <text:p text:style-name="Table_20_Contents"><text:span text:style-name="Domyślna_20_czcionka_20_akapitu"><text:span text:style-name="T2">-</text:span></text:span><text:span text:style-name="Domyślna_20_czcionka_20_akapitu"><text:span text:style-name="T8">displayName</text:span></text:span><text:span text:style-name="Domyślna_20_czcionka_20_akapitu"><text:span text:style-name="T2">: string</text:span></text:span></text:p>
            <text:p text:style-name="P28">registeryDate: Date</text:p>
            <text:p text:style-name="P28">-lastlogDate: Date</text:p>
          </table:table-cell>
        </table:table-row>
        <table:table-row>
          <table:table-cell table:style-name="Tabela66.A2" office:value-type="string">
            <text:p text:style-name="P27">Metody:</text:p>
          </table:table-cell>
          <table:table-cell table:style-name="Tabela66.B2" office:value-type="string">
            <text:p text:style-name="P27"/>
          </table:table-cell>
        </table:table-row>
      </table:table>
      <text:p text:style-name="Standard"/>
      <text:p text:style-name="Standard">Element</text:p>
      <table:table table:name="Tabela67" table:style-name="Tabela67">
        <table:table-column table:style-name="Tabela67.A"/>
        <table:table-column table:style-name="Tabela67.B"/>
        <table:table-row>
          <table:table-cell table:style-name="Tabela67.A1" office:value-type="string">
            <text:p text:style-name="P27">Identyfikator:</text:p>
          </table:table-cell>
          <table:table-cell table:style-name="Tabela67.B1" office:value-type="string">
            <text:p text:style-name="P13">Element</text:p>
          </table:table-cell>
        </table:table-row>
        <table:table-row>
          <table:table-cell table:style-name="Tabela67.A2" office:value-type="string">
            <text:p text:style-name="P27">Nazwa:</text:p>
          </table:table-cell>
          <table:table-cell table:style-name="Tabela67.B2" office:value-type="string">
            <text:p text:style-name="P13">Element</text:p>
          </table:table-cell>
        </table:table-row>
        <table:table-row>
          <table:table-cell table:style-name="Tabela67.A2" office:value-type="string">
            <text:p text:style-name="P27">Opis:</text:p>
          </table:table-cell>
          <table:table-cell table:style-name="Tabela67.B2" office:value-type="string">
            <text:p text:style-name="P27"/>
          </table:table-cell>
        </table:table-row>
        <table:table-row>
          <table:table-cell table:style-name="Tabela67.A2" office:value-type="string">
            <text:p text:style-name="P27">Pola:</text:p>
          </table:table-cell>
          <table:table-cell table:style-name="Tabela67.B2" office:value-type="string">
            <text:p text:style-name="P27"/>
          </table:table-cell>
        </table:table-row>
        <table:table-row>
          <table:table-cell table:style-name="Tabela67.A2" office:value-type="string">
            <text:p text:style-name="P27">Metody:</text:p>
          </table:table-cell>
          <table:table-cell table:style-name="Tabela67.B2" office:value-type="string">
            <text:p text:style-name="P28">edit(editElement:Element: void)</text:p>
            <text:p text:style-name="P28"/>
            <text:p text:style-name="P28"/>
            <text:p text:style-name="P28">+display(): string</text:p>
          </table:table-cell>
        </table:table-row>
      </table:table>
      <text:p text:style-name="P15"/>
      <text:p text:style-name="Standard">Template</text:p>
      <table:table table:name="Tabela68" table:style-name="Tabela68">
        <table:table-column table:style-name="Tabela68.A"/>
        <table:table-column table:style-name="Tabela68.B"/>
        <table:table-row>
          <table:table-cell table:style-name="Tabela68.A1" office:value-type="string">
            <text:p text:style-name="P27">Identyfikator:</text:p>
          </table:table-cell>
          <table:table-cell table:style-name="Tabela68.B1" office:value-type="string">
            <text:p text:style-name="P13">Template</text:p>
          </table:table-cell>
        </table:table-row>
        <table:table-row>
          <table:table-cell table:style-name="Tabela68.A2" office:value-type="string">
            <text:p text:style-name="P27">Nazwa:</text:p>
          </table:table-cell>
          <table:table-cell table:style-name="Tabela68.B2" office:value-type="string">
            <text:p text:style-name="P13">Template</text:p>
          </table:table-cell>
        </table:table-row>
        <table:table-row>
          <table:table-cell table:style-name="Tabela68.A2" office:value-type="string">
            <text:p text:style-name="P27">Opis:</text:p>
          </table:table-cell>
          <table:table-cell table:style-name="Tabela68.B2" office:value-type="string">
            <text:p text:style-name="P27"/>
          </table:table-cell>
        </table:table-row>
        <table:table-row>
          <table:table-cell table:style-name="Tabela68.A2" office:value-type="string">
            <text:p text:style-name="P27">Pola:</text:p>
          </table:table-cell>
          <table:table-cell table:style-name="Tabela68.B2" office:value-type="string">
            <text:p text:style-name="P28">-list :List&lt;PredefiniedArea&gt;</text:p>
            <text:p text:style-name="P28">-name: string</text:p>
            <text:p text:style-name="P28">-addDate : Date</text:p>
          </table:table-cell>
        </table:table-row>
        <table:table-row>
          <table:table-cell table:style-name="Tabela68.A2" office:value-type="string">
            <text:p text:style-name="P27">Metody:</text:p>
          </table:table-cell>
          <table:table-cell table:style-name="Tabela68.B2" office:value-type="string">
            <text:p text:style-name="P28">+Template(list :List&lt;PredefiniedArea&gt;,name: string,addDate : Date): Template</text:p>
            <text:p text:style-name="P28"/>
            <text:p text:style-name="P28"/>
            <text:p text:style-name="P27">+display(): string</text:p>
          </table:table-cell>
        </table:table-row>
      </table:table>
      <text:p text:style-name="Standard"/>
      <text:p text:style-name="Standard">PredefiniedArea</text:p>
      <table:table table:name="Tabela69" table:style-name="Tabela69">
        <table:table-column table:style-name="Tabela69.A"/>
        <table:table-column table:style-name="Tabela69.B"/>
        <table:table-row>
          <table:table-cell table:style-name="Tabela69.A1" office:value-type="string">
            <text:p text:style-name="P27">Identyfikator:</text:p>
          </table:table-cell>
          <table:table-cell table:style-name="Tabela69.B1" office:value-type="string">
            <text:p text:style-name="P13">PredefiniedArea</text:p>
          </table:table-cell>
        </table:table-row>
        <table:table-row>
          <table:table-cell table:style-name="Tabela69.A2" office:value-type="string">
            <text:p text:style-name="P27">Nazwa:</text:p>
          </table:table-cell>
          <table:table-cell table:style-name="Tabela69.B2" office:value-type="string">
            <text:p text:style-name="P13">PredefiniedArea</text:p>
          </table:table-cell>
        </table:table-row>
        <text:soft-page-break/>
        <table:table-row>
          <table:table-cell table:style-name="Tabela69.A2" office:value-type="string">
            <text:p text:style-name="P27">Opis:</text:p>
          </table:table-cell>
          <table:table-cell table:style-name="Tabela69.B2" office:value-type="string">
            <text:p text:style-name="P27"/>
          </table:table-cell>
        </table:table-row>
        <table:table-row>
          <table:table-cell table:style-name="Tabela69.A2" office:value-type="string">
            <text:p text:style-name="P27">Pola:</text:p>
          </table:table-cell>
          <table:table-cell table:style-name="Tabela69.B2" office:value-type="string">
            <text:p text:style-name="P27">-areaName: string</text:p>
            <text:p text:style-name="P27">-areaInput: string</text:p>
          </table:table-cell>
        </table:table-row>
        <table:table-row>
          <table:table-cell table:style-name="Tabela69.A2" office:value-type="string">
            <text:p text:style-name="P27">Metody:</text:p>
          </table:table-cell>
          <table:table-cell table:style-name="Tabela69.B2" office:value-type="string">
            <text:p text:style-name="P28">+PredefiniedArea(areaName: string,areaInput: string): PredefiniedArea</text:p>
            <text:p text:style-name="P28"/>
          </table:table-cell>
        </table:table-row>
      </table:table>
      <text:p text:style-name="P15"/>
      <text:p text:style-name="P15"/>
      <text:p text:style-name="P15"/>
      <text:p text:style-name="Standard">Gallery</text:p>
      <table:table table:name="Tabela70" table:style-name="Tabela70">
        <table:table-column table:style-name="Tabela70.A"/>
        <table:table-column table:style-name="Tabela70.B"/>
        <table:table-row>
          <table:table-cell table:style-name="Tabela70.A1" office:value-type="string">
            <text:p text:style-name="P27">Identyfikator:</text:p>
          </table:table-cell>
          <table:table-cell table:style-name="Tabela70.B1" office:value-type="string">
            <text:p text:style-name="P13">Gallery</text:p>
          </table:table-cell>
        </table:table-row>
        <table:table-row>
          <table:table-cell table:style-name="Tabela70.A2" office:value-type="string">
            <text:p text:style-name="P27">Nazwa:</text:p>
          </table:table-cell>
          <table:table-cell table:style-name="Tabela70.B2" office:value-type="string">
            <text:p text:style-name="P13">Gallery</text:p>
          </table:table-cell>
        </table:table-row>
        <table:table-row>
          <table:table-cell table:style-name="Tabela70.A2" office:value-type="string">
            <text:p text:style-name="P27">Opis:</text:p>
          </table:table-cell>
          <table:table-cell table:style-name="Tabela70.B2" office:value-type="string">
            <text:p text:style-name="Text_20_body"><text:span text:style-name="Domyślna_20_czcionka_20_akapitu"><text:span text:style-name="T6">Klasa definiuje podstawowe metody i zmienne dotyczące galerii. Data dodania zrobienia zdjęcia, tytuł zdjęcia, oraz lista zdjęć.</text:span></text:span></text:p>
          </table:table-cell>
        </table:table-row>
        <table:table-row>
          <table:table-cell table:style-name="Tabela70.A2" office:value-type="string">
            <text:p text:style-name="P27">Pola:</text:p>
          </table:table-cell>
          <table:table-cell table:style-name="Tabela70.B2" office:value-type="string">
            <text:p text:style-name="P28">- list: List&lt;Photo&gt;</text:p>
            <text:p text:style-name="P28">-title: string</text:p>
            <text:p text:style-name="P28">-createDate: Date</text:p>
          </table:table-cell>
        </table:table-row>
        <table:table-row>
          <table:table-cell table:style-name="Tabela70.A2" office:value-type="string">
            <text:p text:style-name="P27">Metody:</text:p>
          </table:table-cell>
          <table:table-cell table:style-name="Tabela70.B2" office:value-type="string">
            <text:p text:style-name="P28">+Gallery(list:List&lt;Photo&gt;,title:string,createDate:Date): Gallery</text:p>
            <text:p text:style-name="P29">Konstruktor sparametryzowany, który przyjmuje za argumenty listę Photo tytuł i datę.</text:p>
            <text:p text:style-name="P27">+display(): string</text:p>
          </table:table-cell>
        </table:table-row>
      </table:table>
      <text:p text:style-name="Standard"/>
      <text:p text:style-name="Standard">Photo</text:p>
      <table:table table:name="Tabela71" table:style-name="Tabela71">
        <table:table-column table:style-name="Tabela71.A"/>
        <table:table-column table:style-name="Tabela71.B"/>
        <table:table-row>
          <table:table-cell table:style-name="Tabela71.A1" office:value-type="string">
            <text:p text:style-name="P27">Identyfikator:</text:p>
          </table:table-cell>
          <table:table-cell table:style-name="Tabela71.B1" office:value-type="string">
            <text:p text:style-name="P13">Photo</text:p>
          </table:table-cell>
        </table:table-row>
        <table:table-row>
          <table:table-cell table:style-name="Tabela71.A2" office:value-type="string">
            <text:p text:style-name="P27">Nazwa:</text:p>
          </table:table-cell>
          <table:table-cell table:style-name="Tabela71.B2" office:value-type="string">
            <text:p text:style-name="P13">Photo</text:p>
          </table:table-cell>
        </table:table-row>
        <table:table-row>
          <table:table-cell table:style-name="Tabela71.A2" office:value-type="string">
            <text:p text:style-name="P27">Opis:</text:p>
          </table:table-cell>
          <table:table-cell table:style-name="Tabela71.B2" office:value-type="string">
            <text:p text:style-name="P31"/>
          </table:table-cell>
        </table:table-row>
        <table:table-row>
          <table:table-cell table:style-name="Tabela71.A2" office:value-type="string">
            <text:p text:style-name="P27">Pola:</text:p>
          </table:table-cell>
          <table:table-cell table:style-name="Tabela71.B2" office:value-type="string">
            <text:p text:style-name="P27">-storageDate: Date</text:p>
            <text:p text:style-name="P27">-path: string</text:p>
          </table:table-cell>
        </table:table-row>
        <table:table-row>
          <table:table-cell table:style-name="Tabela71.A2" office:value-type="string">
            <text:p text:style-name="P27">Metody:</text:p>
          </table:table-cell>
          <table:table-cell table:style-name="Tabela71.B2" office:value-type="string">
            <text:p text:style-name="P28">+Photo(storageDate: Date,path: string): Photo</text:p>
            <text:p text:style-name="Table_20_Contents"><text:span text:style-name="Domyślna_20_czcionka_20_akapitu"><text:span text:style-name="T10">Konstruktor sparametryzowany, który przyjmuje za argumenty datę, oraz</text:span></text:span></text:p>
          </table:table-cell>
        </table:table-row>
      </table:table>
      <text:p text:style-name="Standard"/>
      <text:p text:style-name="Standard">Form</text:p>
      <table:table table:name="Tabela72" table:style-name="Tabela72">
        <table:table-column table:style-name="Tabela72.A"/>
        <table:table-column table:style-name="Tabela72.B"/>
        <table:table-row>
          <table:table-cell table:style-name="Tabela72.A1" office:value-type="string">
            <text:p text:style-name="P27">Identyfikator:</text:p>
          </table:table-cell>
          <table:table-cell table:style-name="Tabela72.B1" office:value-type="string">
            <text:p text:style-name="P13">Form</text:p>
          </table:table-cell>
        </table:table-row>
        <table:table-row>
          <table:table-cell table:style-name="Tabela72.A2" office:value-type="string">
            <text:p text:style-name="P27">Nazwa:</text:p>
          </table:table-cell>
          <table:table-cell table:style-name="Tabela72.B2" office:value-type="string">
            <text:p text:style-name="P13">Form</text:p>
          </table:table-cell>
        </table:table-row>
        <table:table-row>
          <table:table-cell table:style-name="Tabela72.A2" office:value-type="string">
            <text:p text:style-name="P27">Opis:</text:p>
          </table:table-cell>
          <table:table-cell table:style-name="Tabela72.B2" office:value-type="string">
            <text:p text:style-name="P27"/>
          </table:table-cell>
        </table:table-row>
        <table:table-row>
          <table:table-cell table:style-name="Tabela72.A2" office:value-type="string">
            <text:p text:style-name="P27">Pola:</text:p>
          </table:table-cell>
          <table:table-cell table:style-name="Tabela72.B2" office:value-type="string">
            <text:p text:style-name="P28">-title: string</text:p>
            <text:p text:style-name="P28">-list: List&lt;Field&gt;</text:p>
            <text:p text:style-name="P27">-type: string</text:p>
          </table:table-cell>
        </table:table-row>
        <table:table-row>
          <table:table-cell table:style-name="Tabela72.A2" office:value-type="string">
            <text:p text:style-name="P27">Metody:</text:p>
          </table:table-cell>
          <table:table-cell table:style-name="Tabela72.B2" office:value-type="string">
            <text:p text:style-name="P28">+Form(title: string,list: List&lt;Field&gt;,type: string): Form</text:p>
            <text:p text:style-name="P28"/>
            <text:p text:style-name="P28"/>
            <text:p text:style-name="P27">+display(): string</text:p>
            <text:p text:style-name="P27"/>
          </table:table-cell>
        </table:table-row>
      </table:table>
      <text:p text:style-name="Standard"/>
      <text:p text:style-name="Standard">Field</text:p>
      <table:table table:name="Tabela73" table:style-name="Tabela73">
        <table:table-column table:style-name="Tabela73.A"/>
        <table:table-column table:style-name="Tabela73.B"/>
        <text:soft-page-break/>
        <table:table-row>
          <table:table-cell table:style-name="Tabela73.A1" office:value-type="string">
            <text:p text:style-name="P27">Identyfikator:</text:p>
          </table:table-cell>
          <table:table-cell table:style-name="Tabela73.B1" office:value-type="string">
            <text:p text:style-name="P13">Field</text:p>
          </table:table-cell>
        </table:table-row>
        <table:table-row>
          <table:table-cell table:style-name="Tabela73.A2" office:value-type="string">
            <text:p text:style-name="P27">Nazwa:</text:p>
          </table:table-cell>
          <table:table-cell table:style-name="Tabela73.B2" office:value-type="string">
            <text:p text:style-name="P13">Field</text:p>
          </table:table-cell>
        </table:table-row>
        <table:table-row>
          <table:table-cell table:style-name="Tabela73.A2" office:value-type="string">
            <text:p text:style-name="P27">Opis:</text:p>
          </table:table-cell>
          <table:table-cell table:style-name="Tabela73.B2" office:value-type="string">
            <text:p text:style-name="P27"/>
          </table:table-cell>
        </table:table-row>
        <table:table-row>
          <table:table-cell table:style-name="Tabela73.A2" office:value-type="string">
            <text:p text:style-name="P27">Pola:</text:p>
          </table:table-cell>
          <table:table-cell table:style-name="Tabela73.B2" office:value-type="string">
            <text:p text:style-name="P28">-fieldName: string</text:p>
            <text:p text:style-name="P28">-fieldRegExp: string</text:p>
            <text:p text:style-name="P28">-fieldType: string</text:p>
          </table:table-cell>
        </table:table-row>
        <table:table-row>
          <table:table-cell table:style-name="Tabela73.A2" office:value-type="string">
            <text:p text:style-name="P27">Metody:</text:p>
          </table:table-cell>
          <table:table-cell table:style-name="Tabela73.B2" office:value-type="string">
            <text:p text:style-name="P28">+Field(fieldName:string,fieldRegExp:string,fieldType:string): Form</text:p>
            <text:p text:style-name="P29">Konstruktor sparametryzowany, który przyjmuje za argumenty nazwę,</text:p>
            <text:p text:style-name="P27"/>
            <text:p text:style-name="P27">+display(): string</text:p>
            <text:p text:style-name="P27"/>
          </table:table-cell>
        </table:table-row>
      </table:table>
      <text:p text:style-name="Standard"/>
      <text:p text:style-name="Standard">Map</text:p>
      <table:table table:name="Tabela74" table:style-name="Tabela74">
        <table:table-column table:style-name="Tabela74.A"/>
        <table:table-column table:style-name="Tabela74.B"/>
        <table:table-row>
          <table:table-cell table:style-name="Tabela74.A1" office:value-type="string">
            <text:p text:style-name="P27">Identyfikator:</text:p>
          </table:table-cell>
          <table:table-cell table:style-name="Tabela74.B1" office:value-type="string">
            <text:p text:style-name="P27">Map</text:p>
          </table:table-cell>
        </table:table-row>
        <table:table-row>
          <table:table-cell table:style-name="Tabela74.A2" office:value-type="string">
            <text:p text:style-name="P27">Nazwa:</text:p>
          </table:table-cell>
          <table:table-cell table:style-name="Tabela74.B2" office:value-type="string">
            <text:p text:style-name="P27">Map</text:p>
          </table:table-cell>
        </table:table-row>
        <table:table-row>
          <table:table-cell table:style-name="Tabela74.A2" office:value-type="string">
            <text:p text:style-name="P27">Opis:</text:p>
          </table:table-cell>
          <table:table-cell table:style-name="Tabela74.B2" office:value-type="string">
            <text:p text:style-name="P27"/>
          </table:table-cell>
        </table:table-row>
        <table:table-row>
          <table:table-cell table:style-name="Tabela74.A2" office:value-type="string">
            <text:p text:style-name="P27">Pola:</text:p>
          </table:table-cell>
          <table:table-cell table:style-name="Tabela74.B2" office:value-type="string">
            <text:p text:style-name="P28">-name: string</text:p>
            <text:p text:style-name="P28">-coords: List&lt;Coord&gt;</text:p>
            <text:p text:style-name="P27">-startCoord: Coord</text:p>
            <text:p text:style-name="P27">-server: string</text:p>
          </table:table-cell>
        </table:table-row>
        <table:table-row>
          <table:table-cell table:style-name="Tabela74.A2" office:value-type="string">
            <text:p text:style-name="P27">Metody:</text:p>
          </table:table-cell>
          <table:table-cell table:style-name="Tabela74.B2" office:value-type="string">
            <text:p text:style-name="P28">Map(name: string,coords: List&lt;Coord&gt;,startCoord: Coord,server: string): Map</text:p>
            <text:p text:style-name="P29">Konstruktor sparametryzowany, który przyjmuje za argumenty nazwę, listę, punkt początkowy, oraz serwer.</text:p>
            <text:p text:style-name="P27"/>
            <text:p text:style-name="P27">+display(): string</text:p>
            <text:p text:style-name="P27"/>
          </table:table-cell>
        </table:table-row>
      </table:table>
      <text:p text:style-name="Standard"/>
      <text:p text:style-name="Standard">Calendary</text:p>
      <table:table table:name="Tabela75" table:style-name="Tabela75">
        <table:table-column table:style-name="Tabela75.A"/>
        <table:table-column table:style-name="Tabela75.B"/>
        <table:table-row>
          <table:table-cell table:style-name="Tabela75.A1" office:value-type="string">
            <text:p text:style-name="P27">Identyfikator:</text:p>
          </table:table-cell>
          <table:table-cell table:style-name="Tabela75.B1" office:value-type="string">
            <text:p text:style-name="P27">Calendary</text:p>
          </table:table-cell>
        </table:table-row>
        <table:table-row>
          <table:table-cell table:style-name="Tabela75.A2" office:value-type="string">
            <text:p text:style-name="P27">Nazwa:</text:p>
          </table:table-cell>
          <table:table-cell table:style-name="Tabela75.B2" office:value-type="string">
            <text:p text:style-name="P27">Calendary</text:p>
          </table:table-cell>
        </table:table-row>
        <table:table-row>
          <table:table-cell table:style-name="Tabela75.A2" office:value-type="string">
            <text:p text:style-name="P27">Opis:</text:p>
          </table:table-cell>
          <table:table-cell table:style-name="Tabela75.B2" office:value-type="string">
            <text:p text:style-name="Text_20_body"><text:span text:style-name="Domyślna_20_czcionka_20_akapitu"><text:span text:style-name="T6">Klasa definiuje </text:span></text:span><text:span text:style-name="Domyślna_20_czcionka_20_akapitu"><text:span text:style-name="T6">podstawowe metody i zmienne dotyczące kalendarzy.</text:span></text:span></text:p>
          </table:table-cell>
        </table:table-row>
        <table:table-row>
          <table:table-cell table:style-name="Tabela75.A2" office:value-type="string">
            <text:p text:style-name="P27">Pola:</text:p>
          </table:table-cell>
          <table:table-cell table:style-name="Tabela75.B2" office:value-type="string">
            <text:p text:style-name="P28">-title: string</text:p>
            <text:p text:style-name="P28">-list: List&lt;Event&gt;</text:p>
          </table:table-cell>
        </table:table-row>
        <table:table-row>
          <table:table-cell table:style-name="Tabela75.A2" office:value-type="string">
            <text:p text:style-name="P27">Metody:</text:p>
          </table:table-cell>
          <table:table-cell table:style-name="Tabela75.B2" office:value-type="string">
            <text:p text:style-name="P28">+Calendary(title:string,list:List&lt;Event&gt;): Calendary</text:p>
            <text:p text:style-name="P29">Konstruktor sparametryzowany, który przyjmuje za argumenty tyluł, oraz listę wydarzeń.</text:p>
            <text:p text:style-name="P27"/>
            <text:p text:style-name="P27">+display(): string</text:p>
            <text:p text:style-name="P27"/>
          </table:table-cell>
        </table:table-row>
      </table:table>
      <text:p text:style-name="Standard"/>
      <text:p text:style-name="Standard">Post</text:p>
      <table:table table:name="Tabela76" table:style-name="Tabela76">
        <table:table-column table:style-name="Tabela76.A"/>
        <table:table-column table:style-name="Tabela76.B"/>
        <table:table-row>
          <table:table-cell table:style-name="Tabela76.A1" office:value-type="string">
            <text:p text:style-name="P27">Identyfikator:</text:p>
          </table:table-cell>
          <table:table-cell table:style-name="Tabela76.B1" office:value-type="string">
            <text:p text:style-name="P27">Post</text:p>
          </table:table-cell>
        </table:table-row>
        <table:table-row>
          <table:table-cell table:style-name="Tabela76.A2" office:value-type="string">
            <text:p text:style-name="P27">Nazwa:</text:p>
          </table:table-cell>
          <table:table-cell table:style-name="Tabela76.B2" office:value-type="string">
            <text:p text:style-name="P27">Post</text:p>
          </table:table-cell>
        </table:table-row>
        <table:table-row>
          <table:table-cell table:style-name="Tabela76.A2" office:value-type="string">
            <text:p text:style-name="P27">Opis:</text:p>
          </table:table-cell>
          <table:table-cell table:style-name="Tabela76.B2" office:value-type="string">
            <text:p text:style-name="Text_20_body"><text:span text:style-name="Domyślna_20_czcionka_20_akapitu"><text:span text:style-name="T6">Klasa definiuje podstawowe metody i zmienne dotyczące postów.</text:span></text:span></text:p>
          </table:table-cell>
        </table:table-row>
        <text:soft-page-break/>
        <table:table-row>
          <table:table-cell table:style-name="Tabela76.A2" office:value-type="string">
            <text:p text:style-name="P27">Pola:</text:p>
          </table:table-cell>
          <table:table-cell table:style-name="Tabela76.B2" office:value-type="string">
            <text:p text:style-name="P28">-list: List&lt;Comment&gt;</text:p>
            <text:p text:style-name="P28">-title: sting</text:p>
            <text:p text:style-name="P28">-createDate: Date</text:p>
            <text:p text:style-name="P28">-publicationDate: Date</text:p>
            <text:p text:style-name="P28">-text: string</text:p>
            <text:p text:style-name="P28">-public: boolen</text:p>
          </table:table-cell>
        </table:table-row>
        <table:table-row>
          <table:table-cell table:style-name="Tabela76.A2" office:value-type="string">
            <text:p text:style-name="P27">Metody:</text:p>
          </table:table-cell>
          <table:table-cell table:style-name="Tabela76.B2" office:value-type="string">
            <text:p text:style-name="P28">+Post(title:sting,createDate:Date,publicationDate:Date,text:string,public:boolen,list: List&lt;Comment&gt;)</text:p>
            <text:p text:style-name="P29">Konstruktor sparametryzowany, który przyjmuje za argumenty tytuł datę dodania, datę publikacji, tekst postu, oraz listę <text:s/>komentarzy.</text:p>
            <text:p text:style-name="P27"/>
            <text:p text:style-name="P27">+display(): string</text:p>
          </table:table-cell>
        </table:table-row>
      </table:table>
      <text:p text:style-name="Standard"/>
      <text:p text:style-name="Standard">Privilage</text:p>
      <table:table table:name="Tabela77" table:style-name="Tabela77">
        <table:table-column table:style-name="Tabela77.A"/>
        <table:table-column table:style-name="Tabela77.B"/>
        <table:table-row>
          <table:table-cell table:style-name="Tabela77.A1" office:value-type="string">
            <text:p text:style-name="P27">Identyfikator:</text:p>
          </table:table-cell>
          <table:table-cell table:style-name="Tabela77.B1" office:value-type="string">
            <text:p text:style-name="P13">Privilage</text:p>
          </table:table-cell>
        </table:table-row>
        <table:table-row>
          <table:table-cell table:style-name="Tabela77.A2" office:value-type="string">
            <text:p text:style-name="P27">Nazwa:</text:p>
          </table:table-cell>
          <table:table-cell table:style-name="Tabela77.B2" office:value-type="string">
            <text:p text:style-name="P13">Privilage</text:p>
          </table:table-cell>
        </table:table-row>
        <table:table-row>
          <table:table-cell table:style-name="Tabela77.A2" office:value-type="string">
            <text:p text:style-name="P27">Opis:</text:p>
          </table:table-cell>
          <table:table-cell table:style-name="Tabela77.B2" office:value-type="string">
            <text:p text:style-name="P27"/>
          </table:table-cell>
        </table:table-row>
        <table:table-row>
          <table:table-cell table:style-name="Tabela77.A2" office:value-type="string">
            <text:p text:style-name="P27">Pola:</text:p>
          </table:table-cell>
          <table:table-cell table:style-name="Tabela77.B2" office:value-type="string">
            <text:p text:style-name="P13">-privilageName: string</text:p>
          </table:table-cell>
        </table:table-row>
        <table:table-row>
          <table:table-cell table:style-name="Tabela77.A2" office:value-type="string">
            <text:p text:style-name="P27">Metody:</text:p>
          </table:table-cell>
          <table:table-cell table:style-name="Tabela77.B2" office:value-type="string">
            <text:p text:style-name="P27">+display(): string</text:p>
            <text:p text:style-name="P2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lan implementacji, architektura i wybór technologii:</text:p>
      <text:p text:style-name="Standard"/>
      <text:p text:style-name="Standard"><text:tab/><text:span text:style-name="Domyślna_20_czcionka_20_akapitu"><text:span text:style-name="T9">Technologia wybrana dla projektu:</text:span></text:span></text:p>
      <text:p text:style-name="P4"><text:tab/></text:p>
      <text:p text:style-name="Standard"><text:span text:style-name="Domyślna_20_czcionka_20_akapitu"><text:span text:style-name="T9"><text:tab/>- </text:span></text:span>Język PHP</text:p>
      <text:p text:style-name="Standard"><text:tab/>- Baza danych MySQL</text:p>
      <text:p text:style-name="Standard"/>
      <text:p text:style-name="Standard"><text:tab/>Język PHP jest językiem wysokiego poziomu. Ze względu na swą popularność wiele rozwiązań stosuje go jako technologię natywną dla siebie – dzięki temu istnieje możliwość czerpania z gotowych wzorców co powinno ułatwić implementację projektu i pozwoli uniknąć błędów, które mogłyby wystąpić przy stosowaniu mniej popularnych języków.</text:p>
      <text:p text:style-name="Standard"><text:tab/>Wybieramy technologię MySQL ze względu na jej otwartość i przystępność. Ze względu na konkretne przeznaczenie naszego systemu możemy przewidzieć jaki ruch między bazą danych, a systemem będziemy musieli obsłużyć dzięki czemu możemy być prawie pewni, że nie będziemy potrzebowali bardziej rozbudowanego, płatnego rozwiązania.</text:p>
      <text:p text:style-name="Standard"/>
      <text:p text:style-name="Standard"><text:tab/><text:span text:style-name="Domyślna_20_czcionka_20_akapitu"><text:span text:style-name="T9">Zasoby ludzkie:</text:span></text:span></text:p>
      <text:p text:style-name="P4"><text:tab/></text:p>
      <text:p text:style-name="Standard"><text:span text:style-name="Domyślna_20_czcionka_20_akapitu"><text:span text:style-name="T9"><text:tab/></text:span></text:span>- programiści odpowiadający wymaganiom stawianym w projekcie</text:p>
      <text:p text:style-name="Standard"><text:tab/>- grafik specjalizujący się w budowie przyjaznych, prostych interfejsów użytkowników</text:p>
      <text:p text:style-name="Standard"/>
      <text:p text:style-name="Standard"><text:tab/><text:span text:style-name="Domyślna_20_czcionka_20_akapitu"><text:span text:style-name="T9">Plan implementacji:</text:span></text:span></text:p>
      <text:p text:style-name="P4"><text:soft-page-break/></text:p>
      <text:p text:style-name="Standard"><text:span text:style-name="Domyślna_20_czcionka_20_akapitu"><text:span text:style-name="T9"><text:tab/></text:span></text:span>Tworzenie projektu dzielimy na dwa główne etapy z czego pierwszy etap jest kluczowy dla rozpoczęcia drugiego:</text:p>
      <text:p text:style-name="Standard"><text:tab/>- budowa szkieletu dla projektu (baza danych + model klas)</text:p>
      <text:p text:style-name="Standard"><text:tab/>- przeniesienie projektu do projektowania zwinn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NewRomanPSMT" svg:font-family="TimesNewRomanPSMT" style:font-family-generic="roman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fo:font-weight="bold" style:font-size-asian="26pt" style:font-weight-asian="bold" style:font-size-complex="26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omyślna_20_czcionka_20_akapitu" style:display-name="Domyślna czcionka akapitu" style:family="text"/>
    <style:style style:name="Tytuł_20_Znak" style:display-name="Tytuł Znak" style:family="text" style:parent-style-name="Domyślna_20_czcionka_20_akapitu">
      <style:text-properties fo:color="#17365d" style:font-name="Calibri" fo:font-size="26pt" fo:letter-spacing="0.009cm" fo:language="pl" fo:country="PL" style:letter-kerning="true" style:font-size-asian="26pt" style:font-size-complex="2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Krzysiek Paradowski</meta:initial-creator>
    <dc:creator>Dominik </dc:creator>
    <meta:creation-date>2014-12-16T09:39:00Z</meta:creation-date>
    <dc:date>2014-12-16T12:12:01.94</dc:date>
    <meta:print-date>2014-11-04T16:53:00Z</meta:print-date>
    <meta:editing-cycles>5</meta:editing-cycles>
    <meta:editing-duration>PT27M6S</meta:editing-duration>
    <meta:document-statistic meta:table-count="77" meta:image-count="0" meta:object-count="0" meta:page-count="32" meta:paragraph-count="1210" meta:word-count="4631" meta:character-count="40095"/>
    <meta:user-defined meta:name="AppVersion">15.0000</meta:user-defined>
    <meta:user-defined meta:name="Company">Macbook (Cysiek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